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2.91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0.753cm"/>
    </style:style>
    <style:style style:name="co7" style:family="table-column">
      <style:table-column-properties fo:break-before="auto" style:column-width="1.898cm"/>
    </style:style>
    <style:style style:name="co8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size="9pt"/>
    </style:style>
  </office:automatic-styles>
  <office:body>
    <office:spreadsheet>
      <table:table table:name="DVS SIGNALS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5" table:default-cell-style-name="Default"/>
        <table:table-row table:style-name="ro1">
          <table:table-cell table:style-name="ce1" office:value-type="string">
            <text:p>Row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table:formula="of:=CONCATENATE(&quot;RR&quot;;[.B$1];&quot;_ON&lt;&quot;;[.$A2];&quot;&gt;&quot;)" office:value-type="string" office:string-value="RR0_ON&lt;0&gt;">
            <text:p>RR0_ON&lt;0&gt;</text:p>
          </table:table-cell>
          <table:table-cell table:style-name="ce1" table:formula="of:=CONCATENATE(&quot;RR&quot;;[.C$1];&quot;_ON&lt;&quot;;[.$A2];&quot;&gt;&quot;)" office:value-type="string" office:string-value="RR1_ON&lt;0&gt;">
            <text:p>RR1_ON&lt;0&gt;</text:p>
          </table:table-cell>
          <table:table-cell table:style-name="ce1" table:formula="of:=CONCATENATE(&quot;RR&quot;;[.D$1];&quot;_ON&lt;&quot;;[.$A2];&quot;&gt;&quot;)" office:value-type="string" office:string-value="RR2_ON&lt;0&gt;">
            <text:p>RR2_ON&lt;0&gt;</text:p>
          </table:table-cell>
          <table:table-cell table:style-name="ce1" table:formula="of:=CONCATENATE(&quot;RR&quot;;[.E$1];&quot;_ON&lt;&quot;;[.$A2];&quot;&gt;&quot;)" office:value-type="string" office:string-value="RR3_ON&lt;0&gt;">
            <text:p>RR3_ON&lt;0&gt;</text:p>
          </table:table-cell>
          <table:table-cell table:style-name="ce1" table:formula="of:=CONCATENATE(&quot;RR&quot;;[.F$1];&quot;_ON&lt;&quot;;[.$A2];&quot;&gt;&quot;)" office:value-type="string" office:string-value="RR4_ON&lt;0&gt;">
            <text:p>RR4_ON&lt;0&gt;</text:p>
          </table:table-cell>
          <table:table-cell table:style-name="ce1" table:formula="of:=CONCATENATE(&quot;RR&quot;;[.G$1];&quot;_ON&lt;&quot;;[.$A2];&quot;&gt;&quot;)" office:value-type="string" office:string-value="RR5_ON&lt;0&gt;">
            <text:p>RR5_ON&lt;0&gt;</text:p>
          </table:table-cell>
          <table:table-cell table:style-name="ce1" table:formula="of:=CONCATENATE(&quot;RR&quot;;[.H$1];&quot;_ON&lt;&quot;;[.$A2];&quot;&gt;&quot;)" office:value-type="string" office:string-value="RR6_ON&lt;0&gt;">
            <text:p>RR6_ON&lt;0&gt;</text:p>
          </table:table-cell>
          <table:table-cell table:style-name="ce1" table:formula="of:=CONCATENATE(&quot;RR&quot;;[.I$1];&quot;_ON&lt;&quot;;[.$A2];&quot;&gt;&quot;)" office:value-type="string" office:string-value="RR7_ON&lt;0&gt;">
            <text:p>RR7_ON&lt;0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CONCATENATE(&quot;RR&quot;;[.B$1];&quot;_ON&lt;&quot;;[.$A3];&quot;&gt;&quot;)" office:value-type="string" office:string-value="RR0_ON&lt;1&gt;">
            <text:p>RR0_ON&lt;1&gt;</text:p>
          </table:table-cell>
          <table:table-cell table:style-name="ce1" table:formula="of:=CONCATENATE(&quot;RR&quot;;[.C$1];&quot;_ON&lt;&quot;;[.$A3];&quot;&gt;&quot;)" office:value-type="string" office:string-value="RR1_ON&lt;1&gt;">
            <text:p>RR1_ON&lt;1&gt;</text:p>
          </table:table-cell>
          <table:table-cell table:style-name="ce1" table:formula="of:=CONCATENATE(&quot;RR&quot;;[.D$1];&quot;_ON&lt;&quot;;[.$A3];&quot;&gt;&quot;)" office:value-type="string" office:string-value="RR2_ON&lt;1&gt;">
            <text:p>RR2_ON&lt;1&gt;</text:p>
          </table:table-cell>
          <table:table-cell table:style-name="ce1" table:formula="of:=CONCATENATE(&quot;RR&quot;;[.E$1];&quot;_ON&lt;&quot;;[.$A3];&quot;&gt;&quot;)" office:value-type="string" office:string-value="RR3_ON&lt;1&gt;">
            <text:p>RR3_ON&lt;1&gt;</text:p>
          </table:table-cell>
          <table:table-cell table:style-name="ce1" table:formula="of:=CONCATENATE(&quot;RR&quot;;[.F$1];&quot;_ON&lt;&quot;;[.$A3];&quot;&gt;&quot;)" office:value-type="string" office:string-value="RR4_ON&lt;1&gt;">
            <text:p>RR4_ON&lt;1&gt;</text:p>
          </table:table-cell>
          <table:table-cell table:style-name="ce1" table:formula="of:=CONCATENATE(&quot;RR&quot;;[.G$1];&quot;_ON&lt;&quot;;[.$A3];&quot;&gt;&quot;)" office:value-type="string" office:string-value="RR5_ON&lt;1&gt;">
            <text:p>RR5_ON&lt;1&gt;</text:p>
          </table:table-cell>
          <table:table-cell table:style-name="ce1" table:formula="of:=CONCATENATE(&quot;RR&quot;;[.H$1];&quot;_ON&lt;&quot;;[.$A3];&quot;&gt;&quot;)" office:value-type="string" office:string-value="RR6_ON&lt;1&gt;">
            <text:p>RR6_ON&lt;1&gt;</text:p>
          </table:table-cell>
          <table:table-cell table:style-name="ce1" table:formula="of:=CONCATENATE(&quot;RR&quot;;[.I$1];&quot;_ON&lt;&quot;;[.$A3];&quot;&gt;&quot;)" office:value-type="string" office:string-value="RR7_ON&lt;1&gt;">
            <text:p>RR7_ON&lt;1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CONCATENATE(&quot;RR&quot;;[.B$1];&quot;_ON&lt;&quot;;[.$A4];&quot;&gt;&quot;)" office:value-type="string" office:string-value="RR0_ON&lt;2&gt;">
            <text:p>RR0_ON&lt;2&gt;</text:p>
          </table:table-cell>
          <table:table-cell table:style-name="ce1" table:formula="of:=CONCATENATE(&quot;RR&quot;;[.C$1];&quot;_ON&lt;&quot;;[.$A4];&quot;&gt;&quot;)" office:value-type="string" office:string-value="RR1_ON&lt;2&gt;">
            <text:p>RR1_ON&lt;2&gt;</text:p>
          </table:table-cell>
          <table:table-cell table:style-name="ce1" table:formula="of:=CONCATENATE(&quot;RR&quot;;[.D$1];&quot;_ON&lt;&quot;;[.$A4];&quot;&gt;&quot;)" office:value-type="string" office:string-value="RR2_ON&lt;2&gt;">
            <text:p>RR2_ON&lt;2&gt;</text:p>
          </table:table-cell>
          <table:table-cell table:style-name="ce1" table:formula="of:=CONCATENATE(&quot;RR&quot;;[.E$1];&quot;_ON&lt;&quot;;[.$A4];&quot;&gt;&quot;)" office:value-type="string" office:string-value="RR3_ON&lt;2&gt;">
            <text:p>RR3_ON&lt;2&gt;</text:p>
          </table:table-cell>
          <table:table-cell table:style-name="ce1" table:formula="of:=CONCATENATE(&quot;RR&quot;;[.F$1];&quot;_ON&lt;&quot;;[.$A4];&quot;&gt;&quot;)" office:value-type="string" office:string-value="RR4_ON&lt;2&gt;">
            <text:p>RR4_ON&lt;2&gt;</text:p>
          </table:table-cell>
          <table:table-cell table:style-name="ce1" table:formula="of:=CONCATENATE(&quot;RR&quot;;[.G$1];&quot;_ON&lt;&quot;;[.$A4];&quot;&gt;&quot;)" office:value-type="string" office:string-value="RR5_ON&lt;2&gt;">
            <text:p>RR5_ON&lt;2&gt;</text:p>
          </table:table-cell>
          <table:table-cell table:style-name="ce1" table:formula="of:=CONCATENATE(&quot;RR&quot;;[.H$1];&quot;_ON&lt;&quot;;[.$A4];&quot;&gt;&quot;)" office:value-type="string" office:string-value="RR6_ON&lt;2&gt;">
            <text:p>RR6_ON&lt;2&gt;</text:p>
          </table:table-cell>
          <table:table-cell table:style-name="ce1" table:formula="of:=CONCATENATE(&quot;RR&quot;;[.I$1];&quot;_ON&lt;&quot;;[.$A4];&quot;&gt;&quot;)" office:value-type="string" office:string-value="RR7_ON&lt;2&gt;">
            <text:p>RR7_ON&lt;2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CONCATENATE(&quot;RR&quot;;[.B$1];&quot;_ON&lt;&quot;;[.$A5];&quot;&gt;&quot;)" office:value-type="string" office:string-value="RR0_ON&lt;3&gt;">
            <text:p>RR0_ON&lt;3&gt;</text:p>
          </table:table-cell>
          <table:table-cell table:style-name="ce1" table:formula="of:=CONCATENATE(&quot;RR&quot;;[.C$1];&quot;_ON&lt;&quot;;[.$A5];&quot;&gt;&quot;)" office:value-type="string" office:string-value="RR1_ON&lt;3&gt;">
            <text:p>RR1_ON&lt;3&gt;</text:p>
          </table:table-cell>
          <table:table-cell table:style-name="ce1" table:formula="of:=CONCATENATE(&quot;RR&quot;;[.D$1];&quot;_ON&lt;&quot;;[.$A5];&quot;&gt;&quot;)" office:value-type="string" office:string-value="RR2_ON&lt;3&gt;">
            <text:p>RR2_ON&lt;3&gt;</text:p>
          </table:table-cell>
          <table:table-cell table:style-name="ce1" table:formula="of:=CONCATENATE(&quot;RR&quot;;[.E$1];&quot;_ON&lt;&quot;;[.$A5];&quot;&gt;&quot;)" office:value-type="string" office:string-value="RR3_ON&lt;3&gt;">
            <text:p>RR3_ON&lt;3&gt;</text:p>
          </table:table-cell>
          <table:table-cell table:style-name="ce1" table:formula="of:=CONCATENATE(&quot;RR&quot;;[.F$1];&quot;_ON&lt;&quot;;[.$A5];&quot;&gt;&quot;)" office:value-type="string" office:string-value="RR4_ON&lt;3&gt;">
            <text:p>RR4_ON&lt;3&gt;</text:p>
          </table:table-cell>
          <table:table-cell table:style-name="ce1" table:formula="of:=CONCATENATE(&quot;RR&quot;;[.G$1];&quot;_ON&lt;&quot;;[.$A5];&quot;&gt;&quot;)" office:value-type="string" office:string-value="RR5_ON&lt;3&gt;">
            <text:p>RR5_ON&lt;3&gt;</text:p>
          </table:table-cell>
          <table:table-cell table:style-name="ce1" table:formula="of:=CONCATENATE(&quot;RR&quot;;[.H$1];&quot;_ON&lt;&quot;;[.$A5];&quot;&gt;&quot;)" office:value-type="string" office:string-value="RR6_ON&lt;3&gt;">
            <text:p>RR6_ON&lt;3&gt;</text:p>
          </table:table-cell>
          <table:table-cell table:style-name="ce1" table:formula="of:=CONCATENATE(&quot;RR&quot;;[.I$1];&quot;_ON&lt;&quot;;[.$A5];&quot;&gt;&quot;)" office:value-type="string" office:string-value="RR7_ON&lt;3&gt;">
            <text:p>RR7_ON&lt;3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CONCATENATE(&quot;RR&quot;;[.B$1];&quot;_ON&lt;&quot;;[.$A6];&quot;&gt;&quot;)" office:value-type="string" office:string-value="RR0_ON&lt;4&gt;">
            <text:p>RR0_ON&lt;4&gt;</text:p>
          </table:table-cell>
          <table:table-cell table:style-name="ce1" table:formula="of:=CONCATENATE(&quot;RR&quot;;[.C$1];&quot;_ON&lt;&quot;;[.$A6];&quot;&gt;&quot;)" office:value-type="string" office:string-value="RR1_ON&lt;4&gt;">
            <text:p>RR1_ON&lt;4&gt;</text:p>
          </table:table-cell>
          <table:table-cell table:style-name="ce1" table:formula="of:=CONCATENATE(&quot;RR&quot;;[.D$1];&quot;_ON&lt;&quot;;[.$A6];&quot;&gt;&quot;)" office:value-type="string" office:string-value="RR2_ON&lt;4&gt;">
            <text:p>RR2_ON&lt;4&gt;</text:p>
          </table:table-cell>
          <table:table-cell table:style-name="ce1" table:formula="of:=CONCATENATE(&quot;RR&quot;;[.E$1];&quot;_ON&lt;&quot;;[.$A6];&quot;&gt;&quot;)" office:value-type="string" office:string-value="RR3_ON&lt;4&gt;">
            <text:p>RR3_ON&lt;4&gt;</text:p>
          </table:table-cell>
          <table:table-cell table:style-name="ce1" table:formula="of:=CONCATENATE(&quot;RR&quot;;[.F$1];&quot;_ON&lt;&quot;;[.$A6];&quot;&gt;&quot;)" office:value-type="string" office:string-value="RR4_ON&lt;4&gt;">
            <text:p>RR4_ON&lt;4&gt;</text:p>
          </table:table-cell>
          <table:table-cell table:style-name="ce1" table:formula="of:=CONCATENATE(&quot;RR&quot;;[.G$1];&quot;_ON&lt;&quot;;[.$A6];&quot;&gt;&quot;)" office:value-type="string" office:string-value="RR5_ON&lt;4&gt;">
            <text:p>RR5_ON&lt;4&gt;</text:p>
          </table:table-cell>
          <table:table-cell table:style-name="ce1" table:formula="of:=CONCATENATE(&quot;RR&quot;;[.H$1];&quot;_ON&lt;&quot;;[.$A6];&quot;&gt;&quot;)" office:value-type="string" office:string-value="RR6_ON&lt;4&gt;">
            <text:p>RR6_ON&lt;4&gt;</text:p>
          </table:table-cell>
          <table:table-cell table:style-name="ce1" table:formula="of:=CONCATENATE(&quot;RR&quot;;[.I$1];&quot;_ON&lt;&quot;;[.$A6];&quot;&gt;&quot;)" office:value-type="string" office:string-value="RR7_ON&lt;4&gt;">
            <text:p>RR7_ON&lt;4&gt;</text:p>
          </table:table-cell>
          <table:table-cell table:style-name="ce1" table:number-columns-repeated="2"/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style-name="ce1" table:formula="of:=&quot;nACKRREQ&lt;0&gt;&quot;" office:value-type="string" office:string-value="nACKRREQ&lt;0&gt;">
            <text:p>nACKRREQ&lt;0&gt;</text:p>
          </table:table-cell>
          <table:table-cell table:style-name="ce1" table:formula="of:=&quot;nACKRREQ&lt;0&gt;&quot;" office:value-type="string" office:string-value="nACKRREQ&lt;0&gt;">
            <text:p>nACKRREQ&lt;0&gt;</text:p>
          </table:table-cell>
          <table:table-cell table:style-name="ce1" table:formula="of:=&quot;nACKRREQ&lt;0&gt;&quot;" office:value-type="string" office:string-value="nACKRREQ&lt;0&gt;">
            <text:p>nACKRREQ&lt;0&gt;</text:p>
          </table:table-cell>
          <table:table-cell table:style-name="ce1" table:formula="of:=&quot;nACKRREQ&lt;0&gt;&quot;" office:value-type="string" office:string-value="nACKRREQ&lt;0&gt;">
            <text:p>nACKRREQ&lt;0&gt;</text:p>
          </table:table-cell>
          <table:table-cell table:style-name="ce1" table:formula="of:=&quot;nACKRREQ&lt;0&gt;&quot;" office:value-type="string" office:string-value="nACKRREQ&lt;0&gt;">
            <text:p>nACKRREQ&lt;0&gt;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CONCATENATE(&quot;RR&quot;;[.B$1];&quot;_ON&lt;&quot;;[.$A7];&quot;&gt;&quot;)" office:value-type="string" office:string-value="RR0_ON&lt;5&gt;">
            <text:p>RR0_ON&lt;5&gt;</text:p>
          </table:table-cell>
          <table:table-cell table:style-name="ce1" table:formula="of:=CONCATENATE(&quot;RR&quot;;[.C$1];&quot;_ON&lt;&quot;;[.$A7];&quot;&gt;&quot;)" office:value-type="string" office:string-value="RR1_ON&lt;5&gt;">
            <text:p>RR1_ON&lt;5&gt;</text:p>
          </table:table-cell>
          <table:table-cell table:style-name="ce1" table:formula="of:=CONCATENATE(&quot;RR&quot;;[.D$1];&quot;_ON&lt;&quot;;[.$A7];&quot;&gt;&quot;)" office:value-type="string" office:string-value="RR2_ON&lt;5&gt;">
            <text:p>RR2_ON&lt;5&gt;</text:p>
          </table:table-cell>
          <table:table-cell table:style-name="ce1" table:formula="of:=CONCATENATE(&quot;RR&quot;;[.E$1];&quot;_ON&lt;&quot;;[.$A7];&quot;&gt;&quot;)" office:value-type="string" office:string-value="RR3_ON&lt;5&gt;">
            <text:p>RR3_ON&lt;5&gt;</text:p>
          </table:table-cell>
          <table:table-cell table:style-name="ce1" table:formula="of:=CONCATENATE(&quot;RR&quot;;[.F$1];&quot;_ON&lt;&quot;;[.$A7];&quot;&gt;&quot;)" office:value-type="string" office:string-value="RR4_ON&lt;5&gt;">
            <text:p>RR4_ON&lt;5&gt;</text:p>
          </table:table-cell>
          <table:table-cell table:style-name="ce1" table:formula="of:=CONCATENATE(&quot;RR&quot;;[.G$1];&quot;_ON&lt;&quot;;[.$A7];&quot;&gt;&quot;)" office:value-type="string" office:string-value="RR5_ON&lt;5&gt;">
            <text:p>RR5_ON&lt;5&gt;</text:p>
          </table:table-cell>
          <table:table-cell table:style-name="ce1" table:formula="of:=CONCATENATE(&quot;RR&quot;;[.H$1];&quot;_ON&lt;&quot;;[.$A7];&quot;&gt;&quot;)" office:value-type="string" office:string-value="RR6_ON&lt;5&gt;">
            <text:p>RR6_ON&lt;5&gt;</text:p>
          </table:table-cell>
          <table:table-cell table:style-name="ce1" table:formula="of:=CONCATENATE(&quot;RR&quot;;[.I$1];&quot;_ON&lt;&quot;;[.$A7];&quot;&gt;&quot;)" office:value-type="string" office:string-value="RR7_ON&lt;5&gt;">
            <text:p>RR7_ON&lt;5&gt;</text:p>
          </table:table-cell>
          <table:table-cell table:style-name="ce1" table:number-columns-repeated="2"/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style-name="ce1" table:formula="of:=&quot;nACKRREQ&lt;1&gt;&quot;" office:value-type="string" office:string-value="nACKRREQ&lt;1&gt;">
            <text:p>nACKRREQ&lt;1&gt;</text:p>
          </table:table-cell>
          <table:table-cell table:style-name="ce1" table:formula="of:=&quot;nACKRREQ&lt;1&gt;&quot;" office:value-type="string" office:string-value="nACKRREQ&lt;1&gt;">
            <text:p>nACKRREQ&lt;1&gt;</text:p>
          </table:table-cell>
          <table:table-cell table:style-name="ce1" table:formula="of:=&quot;nACKRREQ&lt;1&gt;&quot;" office:value-type="string" office:string-value="nACKRREQ&lt;1&gt;">
            <text:p>nACKRREQ&lt;1&gt;</text:p>
          </table:table-cell>
          <table:table-cell table:style-name="ce1" table:formula="of:=&quot;nACKRREQ&lt;1&gt;&quot;" office:value-type="string" office:string-value="nACKRREQ&lt;1&gt;">
            <text:p>nACKRREQ&lt;1&gt;</text:p>
          </table:table-cell>
          <table:table-cell table:style-name="ce1" table:formula="of:=&quot;nACKRREQ&lt;1&gt;&quot;" office:value-type="string" office:string-value="nACKRREQ&lt;1&gt;">
            <text:p>nACKRREQ&lt;1&gt;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CONCATENATE(&quot;RR&quot;;[.B$1];&quot;_ON&lt;&quot;;[.$A8];&quot;&gt;&quot;)" office:value-type="string" office:string-value="RR0_ON&lt;6&gt;">
            <text:p>RR0_ON&lt;6&gt;</text:p>
          </table:table-cell>
          <table:table-cell table:style-name="ce1" table:formula="of:=CONCATENATE(&quot;RR&quot;;[.C$1];&quot;_ON&lt;&quot;;[.$A8];&quot;&gt;&quot;)" office:value-type="string" office:string-value="RR1_ON&lt;6&gt;">
            <text:p>RR1_ON&lt;6&gt;</text:p>
          </table:table-cell>
          <table:table-cell table:style-name="ce1" table:formula="of:=CONCATENATE(&quot;RR&quot;;[.D$1];&quot;_ON&lt;&quot;;[.$A8];&quot;&gt;&quot;)" office:value-type="string" office:string-value="RR2_ON&lt;6&gt;">
            <text:p>RR2_ON&lt;6&gt;</text:p>
          </table:table-cell>
          <table:table-cell table:style-name="ce1" table:formula="of:=CONCATENATE(&quot;RR&quot;;[.E$1];&quot;_ON&lt;&quot;;[.$A8];&quot;&gt;&quot;)" office:value-type="string" office:string-value="RR3_ON&lt;6&gt;">
            <text:p>RR3_ON&lt;6&gt;</text:p>
          </table:table-cell>
          <table:table-cell table:style-name="ce1" table:formula="of:=CONCATENATE(&quot;RR&quot;;[.F$1];&quot;_ON&lt;&quot;;[.$A8];&quot;&gt;&quot;)" office:value-type="string" office:string-value="RR4_ON&lt;6&gt;">
            <text:p>RR4_ON&lt;6&gt;</text:p>
          </table:table-cell>
          <table:table-cell table:style-name="ce1" table:formula="of:=CONCATENATE(&quot;RR&quot;;[.G$1];&quot;_ON&lt;&quot;;[.$A8];&quot;&gt;&quot;)" office:value-type="string" office:string-value="RR5_ON&lt;6&gt;">
            <text:p>RR5_ON&lt;6&gt;</text:p>
          </table:table-cell>
          <table:table-cell table:style-name="ce1" table:formula="of:=CONCATENATE(&quot;RR&quot;;[.H$1];&quot;_ON&lt;&quot;;[.$A8];&quot;&gt;&quot;)" office:value-type="string" office:string-value="RR6_ON&lt;6&gt;">
            <text:p>RR6_ON&lt;6&gt;</text:p>
          </table:table-cell>
          <table:table-cell table:style-name="ce1" table:formula="of:=CONCATENATE(&quot;RR&quot;;[.I$1];&quot;_ON&lt;&quot;;[.$A8];&quot;&gt;&quot;)" office:value-type="string" office:string-value="RR7_ON&lt;6&gt;">
            <text:p>RR7_ON&lt;6&gt;</text:p>
          </table:table-cell>
          <table:table-cell table:style-name="ce1" table:number-columns-repeated="2"/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style-name="ce1" table:formula="of:=&quot;nACKRREQ&lt;2&gt;&quot;" office:value-type="string" office:string-value="nACKRREQ&lt;2&gt;">
            <text:p>nACKRREQ&lt;2&gt;</text:p>
          </table:table-cell>
          <table:table-cell table:style-name="ce1" table:formula="of:=&quot;nACKRREQ&lt;2&gt;&quot;" office:value-type="string" office:string-value="nACKRREQ&lt;2&gt;">
            <text:p>nACKRREQ&lt;2&gt;</text:p>
          </table:table-cell>
          <table:table-cell table:style-name="ce1" table:formula="of:=&quot;nACKRREQ&lt;2&gt;&quot;" office:value-type="string" office:string-value="nACKRREQ&lt;2&gt;">
            <text:p>nACKRREQ&lt;2&gt;</text:p>
          </table:table-cell>
          <table:table-cell table:style-name="ce1" table:formula="of:=&quot;nACKRREQ&lt;2&gt;&quot;" office:value-type="string" office:string-value="nACKRREQ&lt;2&gt;">
            <text:p>nACKRREQ&lt;2&gt;</text:p>
          </table:table-cell>
          <table:table-cell table:style-name="ce1" table:formula="of:=&quot;nACKRREQ&lt;2&gt;&quot;" office:value-type="string" office:string-value="nACKRREQ&lt;2&gt;">
            <text:p>nACKRREQ&lt;2&gt;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CONCATENATE(&quot;RR&quot;;[.B$1];&quot;_ON&lt;&quot;;[.$A9];&quot;&gt;&quot;)" office:value-type="string" office:string-value="RR0_ON&lt;7&gt;">
            <text:p>RR0_ON&lt;7&gt;</text:p>
          </table:table-cell>
          <table:table-cell table:style-name="ce1" table:formula="of:=CONCATENATE(&quot;RR&quot;;[.C$1];&quot;_ON&lt;&quot;;[.$A9];&quot;&gt;&quot;)" office:value-type="string" office:string-value="RR1_ON&lt;7&gt;">
            <text:p>RR1_ON&lt;7&gt;</text:p>
          </table:table-cell>
          <table:table-cell table:style-name="ce1" table:formula="of:=CONCATENATE(&quot;RR&quot;;[.D$1];&quot;_ON&lt;&quot;;[.$A9];&quot;&gt;&quot;)" office:value-type="string" office:string-value="RR2_ON&lt;7&gt;">
            <text:p>RR2_ON&lt;7&gt;</text:p>
          </table:table-cell>
          <table:table-cell table:style-name="ce1" table:formula="of:=CONCATENATE(&quot;RR&quot;;[.E$1];&quot;_ON&lt;&quot;;[.$A9];&quot;&gt;&quot;)" office:value-type="string" office:string-value="RR3_ON&lt;7&gt;">
            <text:p>RR3_ON&lt;7&gt;</text:p>
          </table:table-cell>
          <table:table-cell table:style-name="ce1" table:formula="of:=CONCATENATE(&quot;RR&quot;;[.F$1];&quot;_ON&lt;&quot;;[.$A9];&quot;&gt;&quot;)" office:value-type="string" office:string-value="RR4_ON&lt;7&gt;">
            <text:p>RR4_ON&lt;7&gt;</text:p>
          </table:table-cell>
          <table:table-cell table:style-name="ce1" table:formula="of:=CONCATENATE(&quot;RR&quot;;[.G$1];&quot;_ON&lt;&quot;;[.$A9];&quot;&gt;&quot;)" office:value-type="string" office:string-value="RR5_ON&lt;7&gt;">
            <text:p>RR5_ON&lt;7&gt;</text:p>
          </table:table-cell>
          <table:table-cell table:style-name="ce1" table:formula="of:=CONCATENATE(&quot;RR&quot;;[.H$1];&quot;_ON&lt;&quot;;[.$A9];&quot;&gt;&quot;)" office:value-type="string" office:string-value="RR6_ON&lt;7&gt;">
            <text:p>RR6_ON&lt;7&gt;</text:p>
          </table:table-cell>
          <table:table-cell table:style-name="ce1" table:formula="of:=CONCATENATE(&quot;RR&quot;;[.I$1];&quot;_ON&lt;&quot;;[.$A9];&quot;&gt;&quot;)" office:value-type="string" office:string-value="RR7_ON&lt;7&gt;">
            <text:p>RR7_ON&lt;7&gt;</text:p>
          </table:table-cell>
          <table:table-cell table:style-name="ce1" table:number-columns-repeated="2"/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style-name="ce1" table:formula="of:=&quot;nACKRREQ&lt;3&gt;&quot;" office:value-type="string" office:string-value="nACKRREQ&lt;3&gt;">
            <text:p>nACKRREQ&lt;3&gt;</text:p>
          </table:table-cell>
          <table:table-cell table:style-name="ce1" table:formula="of:=&quot;nACKRREQ&lt;3&gt;&quot;" office:value-type="string" office:string-value="nACKRREQ&lt;3&gt;">
            <text:p>nACKRREQ&lt;3&gt;</text:p>
          </table:table-cell>
          <table:table-cell table:style-name="ce1" table:formula="of:=&quot;nACKRREQ&lt;3&gt;&quot;" office:value-type="string" office:string-value="nACKRREQ&lt;3&gt;">
            <text:p>nACKRREQ&lt;3&gt;</text:p>
          </table:table-cell>
          <table:table-cell table:style-name="ce1" table:formula="of:=&quot;nACKRREQ&lt;3&gt;&quot;" office:value-type="string" office:string-value="nACKRREQ&lt;3&gt;">
            <text:p>nACKRREQ&lt;3&gt;</text:p>
          </table:table-cell>
          <table:table-cell table:style-name="ce1" table:formula="of:=&quot;nACKRREQ&lt;3&gt;&quot;" office:value-type="string" office:string-value="nACKRREQ&lt;3&gt;">
            <text:p>nACKRREQ&lt;3&gt;</text:p>
          </table:table-cell>
        </table:table-row>
        <table:table-row table:style-name="ro1">
          <table:table-cell table:style-name="ce1" table:number-columns-repeated="11"/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style-name="ce1" table:formula="of:=&quot;nACKRREQ&lt;4&gt;&quot;" office:value-type="string" office:string-value="nACKRREQ&lt;4&gt;">
            <text:p>nACKRREQ&lt;4&gt;</text:p>
          </table:table-cell>
          <table:table-cell table:style-name="ce1" table:formula="of:=&quot;nACKRREQ&lt;4&gt;&quot;" office:value-type="string" office:string-value="nACKRREQ&lt;4&gt;">
            <text:p>nACKRREQ&lt;4&gt;</text:p>
          </table:table-cell>
          <table:table-cell table:style-name="ce1" table:formula="of:=&quot;nACKRREQ&lt;4&gt;&quot;" office:value-type="string" office:string-value="nACKRREQ&lt;4&gt;">
            <text:p>nACKRREQ&lt;4&gt;</text:p>
          </table:table-cell>
          <table:table-cell table:style-name="ce1" table:formula="of:=&quot;nACKRREQ&lt;4&gt;&quot;" office:value-type="string" office:string-value="nACKRREQ&lt;4&gt;">
            <text:p>nACKRREQ&lt;4&gt;</text:p>
          </table:table-cell>
          <table:table-cell table:style-name="ce1" table:formula="of:=&quot;nACKRREQ&lt;4&gt;&quot;" office:value-type="string" office:string-value="nACKRREQ&lt;4&gt;">
            <text:p>nACKRREQ&lt;4&gt;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table:formula="of:=CONCATENATE(&quot;RR&quot;;[.B$1];&quot;_OFF&lt;&quot;;[.$A11];&quot;&gt;&quot;)" office:value-type="string" office:string-value="RR0_OFF&lt;0&gt;">
            <text:p>RR0_OFF&lt;0&gt;</text:p>
          </table:table-cell>
          <table:table-cell table:style-name="ce1" table:formula="of:=CONCATENATE(&quot;RR&quot;;[.C$1];&quot;_OFF&lt;&quot;;[.$A11];&quot;&gt;&quot;)" office:value-type="string" office:string-value="RR1_OFF&lt;0&gt;">
            <text:p>RR1_OFF&lt;0&gt;</text:p>
          </table:table-cell>
          <table:table-cell table:style-name="ce1" table:formula="of:=CONCATENATE(&quot;RR&quot;;[.D$1];&quot;_OFF&lt;&quot;;[.$A11];&quot;&gt;&quot;)" office:value-type="string" office:string-value="RR2_OFF&lt;0&gt;">
            <text:p>RR2_OFF&lt;0&gt;</text:p>
          </table:table-cell>
          <table:table-cell table:style-name="ce1" table:formula="of:=CONCATENATE(&quot;RR&quot;;[.E$1];&quot;_OFF&lt;&quot;;[.$A11];&quot;&gt;&quot;)" office:value-type="string" office:string-value="RR3_OFF&lt;0&gt;">
            <text:p>RR3_OFF&lt;0&gt;</text:p>
          </table:table-cell>
          <table:table-cell table:style-name="ce1" table:formula="of:=CONCATENATE(&quot;RR&quot;;[.F$1];&quot;_OFF&lt;&quot;;[.$A11];&quot;&gt;&quot;)" office:value-type="string" office:string-value="RR4_OFF&lt;0&gt;">
            <text:p>RR4_OFF&lt;0&gt;</text:p>
          </table:table-cell>
          <table:table-cell table:style-name="ce1" table:formula="of:=CONCATENATE(&quot;RR&quot;;[.G$1];&quot;_OFF&lt;&quot;;[.$A11];&quot;&gt;&quot;)" office:value-type="string" office:string-value="RR5_OFF&lt;0&gt;">
            <text:p>RR5_OFF&lt;0&gt;</text:p>
          </table:table-cell>
          <table:table-cell table:style-name="ce1" table:formula="of:=CONCATENATE(&quot;RR&quot;;[.H$1];&quot;_OFF&lt;&quot;;[.$A11];&quot;&gt;&quot;)" office:value-type="string" office:string-value="RR6_OFF&lt;0&gt;">
            <text:p>RR6_OFF&lt;0&gt;</text:p>
          </table:table-cell>
          <table:table-cell table:style-name="ce1" table:formula="of:=CONCATENATE(&quot;RR&quot;;[.I$1];&quot;_OFF&lt;&quot;;[.$A11];&quot;&gt;&quot;)" office:value-type="string" office:string-value="RR7_OFF&lt;0&gt;">
            <text:p>RR7_OFF&lt;0&gt;</text:p>
          </table:table-cell>
          <table:table-cell table:style-name="ce1" table:number-columns-repeated="2"/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style-name="ce1" table:formula="of:=&quot;nACKRREQ&lt;5&gt;&quot;" office:value-type="string" office:string-value="nACKRREQ&lt;5&gt;">
            <text:p>nACKRREQ&lt;5&gt;</text:p>
          </table:table-cell>
          <table:table-cell table:style-name="ce1" table:formula="of:=&quot;nACKRREQ&lt;5&gt;&quot;" office:value-type="string" office:string-value="nACKRREQ&lt;5&gt;">
            <text:p>nACKRREQ&lt;5&gt;</text:p>
          </table:table-cell>
          <table:table-cell table:style-name="ce1" table:formula="of:=&quot;nACKRREQ&lt;5&gt;&quot;" office:value-type="string" office:string-value="nACKRREQ&lt;5&gt;">
            <text:p>nACKRREQ&lt;5&gt;</text:p>
          </table:table-cell>
          <table:table-cell table:style-name="ce1" table:formula="of:=&quot;nACKRREQ&lt;5&gt;&quot;" office:value-type="string" office:string-value="nACKRREQ&lt;5&gt;">
            <text:p>nACKRREQ&lt;5&gt;</text:p>
          </table:table-cell>
          <table:table-cell table:style-name="ce1" table:formula="of:=&quot;nACKRREQ&lt;5&gt;&quot;" office:value-type="string" office:string-value="nACKRREQ&lt;5&gt;">
            <text:p>nACKRREQ&lt;5&gt;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CONCATENATE(&quot;RR&quot;;[.B$1];&quot;_OFF&lt;&quot;;[.$A12];&quot;&gt;&quot;)" office:value-type="string" office:string-value="RR0_OFF&lt;1&gt;">
            <text:p>RR0_OFF&lt;1&gt;</text:p>
          </table:table-cell>
          <table:table-cell table:style-name="ce1" table:formula="of:=CONCATENATE(&quot;RR&quot;;[.C$1];&quot;_OFF&lt;&quot;;[.$A12];&quot;&gt;&quot;)" office:value-type="string" office:string-value="RR1_OFF&lt;1&gt;">
            <text:p>RR1_OFF&lt;1&gt;</text:p>
          </table:table-cell>
          <table:table-cell table:style-name="ce1" table:formula="of:=CONCATENATE(&quot;RR&quot;;[.D$1];&quot;_OFF&lt;&quot;;[.$A12];&quot;&gt;&quot;)" office:value-type="string" office:string-value="RR2_OFF&lt;1&gt;">
            <text:p>RR2_OFF&lt;1&gt;</text:p>
          </table:table-cell>
          <table:table-cell table:style-name="ce1" table:formula="of:=CONCATENATE(&quot;RR&quot;;[.E$1];&quot;_OFF&lt;&quot;;[.$A12];&quot;&gt;&quot;)" office:value-type="string" office:string-value="RR3_OFF&lt;1&gt;">
            <text:p>RR3_OFF&lt;1&gt;</text:p>
          </table:table-cell>
          <table:table-cell table:style-name="ce1" table:formula="of:=CONCATENATE(&quot;RR&quot;;[.F$1];&quot;_OFF&lt;&quot;;[.$A12];&quot;&gt;&quot;)" office:value-type="string" office:string-value="RR4_OFF&lt;1&gt;">
            <text:p>RR4_OFF&lt;1&gt;</text:p>
          </table:table-cell>
          <table:table-cell table:style-name="ce1" table:formula="of:=CONCATENATE(&quot;RR&quot;;[.G$1];&quot;_OFF&lt;&quot;;[.$A12];&quot;&gt;&quot;)" office:value-type="string" office:string-value="RR5_OFF&lt;1&gt;">
            <text:p>RR5_OFF&lt;1&gt;</text:p>
          </table:table-cell>
          <table:table-cell table:style-name="ce1" table:formula="of:=CONCATENATE(&quot;RR&quot;;[.H$1];&quot;_OFF&lt;&quot;;[.$A12];&quot;&gt;&quot;)" office:value-type="string" office:string-value="RR6_OFF&lt;1&gt;">
            <text:p>RR6_OFF&lt;1&gt;</text:p>
          </table:table-cell>
          <table:table-cell table:style-name="ce1" table:formula="of:=CONCATENATE(&quot;RR&quot;;[.I$1];&quot;_OFF&lt;&quot;;[.$A12];&quot;&gt;&quot;)" office:value-type="string" office:string-value="RR7_OFF&lt;1&gt;">
            <text:p>RR7_OFF&lt;1&gt;</text:p>
          </table:table-cell>
          <table:table-cell table:style-name="ce1" table:number-columns-repeated="2"/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style-name="ce1" table:formula="of:=&quot;nACKRREQ&lt;6&gt;&quot;" office:value-type="string" office:string-value="nACKRREQ&lt;6&gt;">
            <text:p>nACKRREQ&lt;6&gt;</text:p>
          </table:table-cell>
          <table:table-cell table:style-name="ce1" table:formula="of:=&quot;nACKRREQ&lt;6&gt;&quot;" office:value-type="string" office:string-value="nACKRREQ&lt;6&gt;">
            <text:p>nACKRREQ&lt;6&gt;</text:p>
          </table:table-cell>
          <table:table-cell table:style-name="ce1" table:formula="of:=&quot;nACKRREQ&lt;6&gt;&quot;" office:value-type="string" office:string-value="nACKRREQ&lt;6&gt;">
            <text:p>nACKRREQ&lt;6&gt;</text:p>
          </table:table-cell>
          <table:table-cell table:style-name="ce1" table:formula="of:=&quot;nACKRREQ&lt;6&gt;&quot;" office:value-type="string" office:string-value="nACKRREQ&lt;6&gt;">
            <text:p>nACKRREQ&lt;6&gt;</text:p>
          </table:table-cell>
          <table:table-cell table:style-name="ce1" table:formula="of:=&quot;nACKRREQ&lt;6&gt;&quot;" office:value-type="string" office:string-value="nACKRREQ&lt;6&gt;">
            <text:p>nACKRREQ&lt;6&gt;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CONCATENATE(&quot;RR&quot;;[.B$1];&quot;_OFF&lt;&quot;;[.$A13];&quot;&gt;&quot;)" office:value-type="string" office:string-value="RR0_OFF&lt;2&gt;">
            <text:p>RR0_OFF&lt;2&gt;</text:p>
          </table:table-cell>
          <table:table-cell table:style-name="ce1" table:formula="of:=CONCATENATE(&quot;RR&quot;;[.C$1];&quot;_OFF&lt;&quot;;[.$A13];&quot;&gt;&quot;)" office:value-type="string" office:string-value="RR1_OFF&lt;2&gt;">
            <text:p>RR1_OFF&lt;2&gt;</text:p>
          </table:table-cell>
          <table:table-cell table:style-name="ce1" table:formula="of:=CONCATENATE(&quot;RR&quot;;[.D$1];&quot;_OFF&lt;&quot;;[.$A13];&quot;&gt;&quot;)" office:value-type="string" office:string-value="RR2_OFF&lt;2&gt;">
            <text:p>RR2_OFF&lt;2&gt;</text:p>
          </table:table-cell>
          <table:table-cell table:style-name="ce1" table:formula="of:=CONCATENATE(&quot;RR&quot;;[.E$1];&quot;_OFF&lt;&quot;;[.$A13];&quot;&gt;&quot;)" office:value-type="string" office:string-value="RR3_OFF&lt;2&gt;">
            <text:p>RR3_OFF&lt;2&gt;</text:p>
          </table:table-cell>
          <table:table-cell table:style-name="ce1" table:formula="of:=CONCATENATE(&quot;RR&quot;;[.F$1];&quot;_OFF&lt;&quot;;[.$A13];&quot;&gt;&quot;)" office:value-type="string" office:string-value="RR4_OFF&lt;2&gt;">
            <text:p>RR4_OFF&lt;2&gt;</text:p>
          </table:table-cell>
          <table:table-cell table:style-name="ce1" table:formula="of:=CONCATENATE(&quot;RR&quot;;[.G$1];&quot;_OFF&lt;&quot;;[.$A13];&quot;&gt;&quot;)" office:value-type="string" office:string-value="RR5_OFF&lt;2&gt;">
            <text:p>RR5_OFF&lt;2&gt;</text:p>
          </table:table-cell>
          <table:table-cell table:style-name="ce1" table:formula="of:=CONCATENATE(&quot;RR&quot;;[.H$1];&quot;_OFF&lt;&quot;;[.$A13];&quot;&gt;&quot;)" office:value-type="string" office:string-value="RR6_OFF&lt;2&gt;">
            <text:p>RR6_OFF&lt;2&gt;</text:p>
          </table:table-cell>
          <table:table-cell table:style-name="ce1" table:formula="of:=CONCATENATE(&quot;RR&quot;;[.I$1];&quot;_OFF&lt;&quot;;[.$A13];&quot;&gt;&quot;)" office:value-type="string" office:string-value="RR7_OFF&lt;2&gt;">
            <text:p>RR7_OFF&lt;2&gt;</text:p>
          </table:table-cell>
          <table:table-cell table:style-name="ce1" table:number-columns-repeated="2"/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style-name="ce1" table:formula="of:=&quot;nACKRREQ&lt;7&gt;&quot;" office:value-type="string" office:string-value="nACKRREQ&lt;7&gt;">
            <text:p>nACKRREQ&lt;7&gt;</text:p>
          </table:table-cell>
          <table:table-cell table:style-name="ce1" table:formula="of:=&quot;nACKRREQ&lt;7&gt;&quot;" office:value-type="string" office:string-value="nACKRREQ&lt;7&gt;">
            <text:p>nACKRREQ&lt;7&gt;</text:p>
          </table:table-cell>
          <table:table-cell table:style-name="ce1" table:formula="of:=&quot;nACKRREQ&lt;7&gt;&quot;" office:value-type="string" office:string-value="nACKRREQ&lt;7&gt;">
            <text:p>nACKRREQ&lt;7&gt;</text:p>
          </table:table-cell>
          <table:table-cell table:style-name="ce1" table:formula="of:=&quot;nACKRREQ&lt;7&gt;&quot;" office:value-type="string" office:string-value="nACKRREQ&lt;7&gt;">
            <text:p>nACKRREQ&lt;7&gt;</text:p>
          </table:table-cell>
          <table:table-cell table:style-name="ce1" table:formula="of:=&quot;nACKRREQ&lt;7&gt;&quot;" office:value-type="string" office:string-value="nACKRREQ&lt;7&gt;">
            <text:p>nACKRREQ&lt;7&gt;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CONCATENATE(&quot;RR&quot;;[.B$1];&quot;_OFF&lt;&quot;;[.$A14];&quot;&gt;&quot;)" office:value-type="string" office:string-value="RR0_OFF&lt;3&gt;">
            <text:p>RR0_OFF&lt;3&gt;</text:p>
          </table:table-cell>
          <table:table-cell table:style-name="ce1" table:formula="of:=CONCATENATE(&quot;RR&quot;;[.C$1];&quot;_OFF&lt;&quot;;[.$A14];&quot;&gt;&quot;)" office:value-type="string" office:string-value="RR1_OFF&lt;3&gt;">
            <text:p>RR1_OFF&lt;3&gt;</text:p>
          </table:table-cell>
          <table:table-cell table:style-name="ce1" table:formula="of:=CONCATENATE(&quot;RR&quot;;[.D$1];&quot;_OFF&lt;&quot;;[.$A14];&quot;&gt;&quot;)" office:value-type="string" office:string-value="RR2_OFF&lt;3&gt;">
            <text:p>RR2_OFF&lt;3&gt;</text:p>
          </table:table-cell>
          <table:table-cell table:style-name="ce1" table:formula="of:=CONCATENATE(&quot;RR&quot;;[.E$1];&quot;_OFF&lt;&quot;;[.$A14];&quot;&gt;&quot;)" office:value-type="string" office:string-value="RR3_OFF&lt;3&gt;">
            <text:p>RR3_OFF&lt;3&gt;</text:p>
          </table:table-cell>
          <table:table-cell table:style-name="ce1" table:formula="of:=CONCATENATE(&quot;RR&quot;;[.F$1];&quot;_OFF&lt;&quot;;[.$A14];&quot;&gt;&quot;)" office:value-type="string" office:string-value="RR4_OFF&lt;3&gt;">
            <text:p>RR4_OFF&lt;3&gt;</text:p>
          </table:table-cell>
          <table:table-cell table:style-name="ce1" table:formula="of:=CONCATENATE(&quot;RR&quot;;[.G$1];&quot;_OFF&lt;&quot;;[.$A14];&quot;&gt;&quot;)" office:value-type="string" office:string-value="RR5_OFF&lt;3&gt;">
            <text:p>RR5_OFF&lt;3&gt;</text:p>
          </table:table-cell>
          <table:table-cell table:style-name="ce1" table:formula="of:=CONCATENATE(&quot;RR&quot;;[.H$1];&quot;_OFF&lt;&quot;;[.$A14];&quot;&gt;&quot;)" office:value-type="string" office:string-value="RR6_OFF&lt;3&gt;">
            <text:p>RR6_OFF&lt;3&gt;</text:p>
          </table:table-cell>
          <table:table-cell table:style-name="ce1" table:formula="of:=CONCATENATE(&quot;RR&quot;;[.I$1];&quot;_OFF&lt;&quot;;[.$A14];&quot;&gt;&quot;)" office:value-type="string" office:string-value="RR7_OFF&lt;3&gt;">
            <text:p>RR7_OFF&lt;3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CONCATENATE(&quot;RR&quot;;[.B$1];&quot;_OFF&lt;&quot;;[.$A15];&quot;&gt;&quot;)" office:value-type="string" office:string-value="RR0_OFF&lt;4&gt;">
            <text:p>RR0_OFF&lt;4&gt;</text:p>
          </table:table-cell>
          <table:table-cell table:style-name="ce1" table:formula="of:=CONCATENATE(&quot;RR&quot;;[.C$1];&quot;_OFF&lt;&quot;;[.$A15];&quot;&gt;&quot;)" office:value-type="string" office:string-value="RR1_OFF&lt;4&gt;">
            <text:p>RR1_OFF&lt;4&gt;</text:p>
          </table:table-cell>
          <table:table-cell table:style-name="ce1" table:formula="of:=CONCATENATE(&quot;RR&quot;;[.D$1];&quot;_OFF&lt;&quot;;[.$A15];&quot;&gt;&quot;)" office:value-type="string" office:string-value="RR2_OFF&lt;4&gt;">
            <text:p>RR2_OFF&lt;4&gt;</text:p>
          </table:table-cell>
          <table:table-cell table:style-name="ce1" table:formula="of:=CONCATENATE(&quot;RR&quot;;[.E$1];&quot;_OFF&lt;&quot;;[.$A15];&quot;&gt;&quot;)" office:value-type="string" office:string-value="RR3_OFF&lt;4&gt;">
            <text:p>RR3_OFF&lt;4&gt;</text:p>
          </table:table-cell>
          <table:table-cell table:style-name="ce1" table:formula="of:=CONCATENATE(&quot;RR&quot;;[.F$1];&quot;_OFF&lt;&quot;;[.$A15];&quot;&gt;&quot;)" office:value-type="string" office:string-value="RR4_OFF&lt;4&gt;">
            <text:p>RR4_OFF&lt;4&gt;</text:p>
          </table:table-cell>
          <table:table-cell table:style-name="ce1" table:formula="of:=CONCATENATE(&quot;RR&quot;;[.G$1];&quot;_OFF&lt;&quot;;[.$A15];&quot;&gt;&quot;)" office:value-type="string" office:string-value="RR5_OFF&lt;4&gt;">
            <text:p>RR5_OFF&lt;4&gt;</text:p>
          </table:table-cell>
          <table:table-cell table:style-name="ce1" table:formula="of:=CONCATENATE(&quot;RR&quot;;[.H$1];&quot;_OFF&lt;&quot;;[.$A15];&quot;&gt;&quot;)" office:value-type="string" office:string-value="RR6_OFF&lt;4&gt;">
            <text:p>RR6_OFF&lt;4&gt;</text:p>
          </table:table-cell>
          <table:table-cell table:style-name="ce1" table:formula="of:=CONCATENATE(&quot;RR&quot;;[.I$1];&quot;_OFF&lt;&quot;;[.$A15];&quot;&gt;&quot;)" office:value-type="string" office:string-value="RR7_OFF&lt;4&gt;">
            <text:p>RR7_OFF&lt;4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CONCATENATE(&quot;RR&quot;;[.B$1];&quot;_OFF&lt;&quot;;[.$A16];&quot;&gt;&quot;)" office:value-type="string" office:string-value="RR0_OFF&lt;5&gt;">
            <text:p>RR0_OFF&lt;5&gt;</text:p>
          </table:table-cell>
          <table:table-cell table:style-name="ce1" table:formula="of:=CONCATENATE(&quot;RR&quot;;[.C$1];&quot;_OFF&lt;&quot;;[.$A16];&quot;&gt;&quot;)" office:value-type="string" office:string-value="RR1_OFF&lt;5&gt;">
            <text:p>RR1_OFF&lt;5&gt;</text:p>
          </table:table-cell>
          <table:table-cell table:style-name="ce1" table:formula="of:=CONCATENATE(&quot;RR&quot;;[.D$1];&quot;_OFF&lt;&quot;;[.$A16];&quot;&gt;&quot;)" office:value-type="string" office:string-value="RR2_OFF&lt;5&gt;">
            <text:p>RR2_OFF&lt;5&gt;</text:p>
          </table:table-cell>
          <table:table-cell table:style-name="ce1" table:formula="of:=CONCATENATE(&quot;RR&quot;;[.E$1];&quot;_OFF&lt;&quot;;[.$A16];&quot;&gt;&quot;)" office:value-type="string" office:string-value="RR3_OFF&lt;5&gt;">
            <text:p>RR3_OFF&lt;5&gt;</text:p>
          </table:table-cell>
          <table:table-cell table:style-name="ce1" table:formula="of:=CONCATENATE(&quot;RR&quot;;[.F$1];&quot;_OFF&lt;&quot;;[.$A16];&quot;&gt;&quot;)" office:value-type="string" office:string-value="RR4_OFF&lt;5&gt;">
            <text:p>RR4_OFF&lt;5&gt;</text:p>
          </table:table-cell>
          <table:table-cell table:style-name="ce1" table:formula="of:=CONCATENATE(&quot;RR&quot;;[.G$1];&quot;_OFF&lt;&quot;;[.$A16];&quot;&gt;&quot;)" office:value-type="string" office:string-value="RR5_OFF&lt;5&gt;">
            <text:p>RR5_OFF&lt;5&gt;</text:p>
          </table:table-cell>
          <table:table-cell table:style-name="ce1" table:formula="of:=CONCATENATE(&quot;RR&quot;;[.H$1];&quot;_OFF&lt;&quot;;[.$A16];&quot;&gt;&quot;)" office:value-type="string" office:string-value="RR6_OFF&lt;5&gt;">
            <text:p>RR6_OFF&lt;5&gt;</text:p>
          </table:table-cell>
          <table:table-cell table:style-name="ce1" table:formula="of:=CONCATENATE(&quot;RR&quot;;[.I$1];&quot;_OFF&lt;&quot;;[.$A16];&quot;&gt;&quot;)" office:value-type="string" office:string-value="RR7_OFF&lt;5&gt;">
            <text:p>RR7_OFF&lt;5&gt;</text:p>
          </table:table-cell>
          <table:table-cell table:style-name="ce1" table:number-columns-repeated="2"/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style-name="ce1" table:formula="of:=&quot;nACKCREQ&lt;0&gt;&quot;" office:value-type="string" office:string-value="nACKCREQ&lt;0&gt;">
            <text:p>nACKCREQ&lt;0&gt;</text:p>
          </table:table-cell>
          <table:table-cell table:style-name="ce1" table:formula="of:=&quot;nACKCREQ&lt;0&gt;&quot;" office:value-type="string" office:string-value="nACKCREQ&lt;0&gt;">
            <text:p>nACKCREQ&lt;0&gt;</text:p>
          </table:table-cell>
          <table:table-cell table:style-name="ce1" table:formula="of:=&quot;nACKCREQ&lt;0&gt;&quot;" office:value-type="string" office:string-value="nACKCREQ&lt;0&gt;">
            <text:p>nACKCREQ&lt;0&gt;</text:p>
          </table:table-cell>
          <table:table-cell table:style-name="ce1" table:formula="of:=&quot;nACKCREQ&lt;0&gt;&quot;" office:value-type="string" office:string-value="nACKCREQ&lt;0&gt;">
            <text:p>nACKCREQ&lt;0&gt;</text:p>
          </table:table-cell>
          <table:table-cell table:style-name="ce1" table:formula="of:=&quot;nACKCREQ&lt;0&gt;&quot;" office:value-type="string" office:string-value="nACKCREQ&lt;0&gt;">
            <text:p>nACKCREQ&lt;0&gt;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CONCATENATE(&quot;RR&quot;;[.B$1];&quot;_OFF&lt;&quot;;[.$A17];&quot;&gt;&quot;)" office:value-type="string" office:string-value="RR0_OFF&lt;6&gt;">
            <text:p>RR0_OFF&lt;6&gt;</text:p>
          </table:table-cell>
          <table:table-cell table:style-name="ce1" table:formula="of:=CONCATENATE(&quot;RR&quot;;[.C$1];&quot;_OFF&lt;&quot;;[.$A17];&quot;&gt;&quot;)" office:value-type="string" office:string-value="RR1_OFF&lt;6&gt;">
            <text:p>RR1_OFF&lt;6&gt;</text:p>
          </table:table-cell>
          <table:table-cell table:style-name="ce1" table:formula="of:=CONCATENATE(&quot;RR&quot;;[.D$1];&quot;_OFF&lt;&quot;;[.$A17];&quot;&gt;&quot;)" office:value-type="string" office:string-value="RR2_OFF&lt;6&gt;">
            <text:p>RR2_OFF&lt;6&gt;</text:p>
          </table:table-cell>
          <table:table-cell table:style-name="ce1" table:formula="of:=CONCATENATE(&quot;RR&quot;;[.E$1];&quot;_OFF&lt;&quot;;[.$A17];&quot;&gt;&quot;)" office:value-type="string" office:string-value="RR3_OFF&lt;6&gt;">
            <text:p>RR3_OFF&lt;6&gt;</text:p>
          </table:table-cell>
          <table:table-cell table:style-name="ce1" table:formula="of:=CONCATENATE(&quot;RR&quot;;[.F$1];&quot;_OFF&lt;&quot;;[.$A17];&quot;&gt;&quot;)" office:value-type="string" office:string-value="RR4_OFF&lt;6&gt;">
            <text:p>RR4_OFF&lt;6&gt;</text:p>
          </table:table-cell>
          <table:table-cell table:style-name="ce1" table:formula="of:=CONCATENATE(&quot;RR&quot;;[.G$1];&quot;_OFF&lt;&quot;;[.$A17];&quot;&gt;&quot;)" office:value-type="string" office:string-value="RR5_OFF&lt;6&gt;">
            <text:p>RR5_OFF&lt;6&gt;</text:p>
          </table:table-cell>
          <table:table-cell table:style-name="ce1" table:formula="of:=CONCATENATE(&quot;RR&quot;;[.H$1];&quot;_OFF&lt;&quot;;[.$A17];&quot;&gt;&quot;)" office:value-type="string" office:string-value="RR6_OFF&lt;6&gt;">
            <text:p>RR6_OFF&lt;6&gt;</text:p>
          </table:table-cell>
          <table:table-cell table:style-name="ce1" table:formula="of:=CONCATENATE(&quot;RR&quot;;[.I$1];&quot;_OFF&lt;&quot;;[.$A17];&quot;&gt;&quot;)" office:value-type="string" office:string-value="RR7_OFF&lt;6&gt;">
            <text:p>RR7_OFF&lt;6&gt;</text:p>
          </table:table-cell>
          <table:table-cell table:style-name="ce1" table:number-columns-repeated="2"/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style-name="ce1" table:formula="of:=&quot;nACKCREQ&lt;1&gt;&quot;" office:value-type="string" office:string-value="nACKCREQ&lt;1&gt;">
            <text:p>nACKCREQ&lt;1&gt;</text:p>
          </table:table-cell>
          <table:table-cell table:style-name="ce1" table:formula="of:=&quot;nACKCREQ&lt;1&gt;&quot;" office:value-type="string" office:string-value="nACKCREQ&lt;1&gt;">
            <text:p>nACKCREQ&lt;1&gt;</text:p>
          </table:table-cell>
          <table:table-cell table:style-name="ce1" table:formula="of:=&quot;nACKCREQ&lt;1&gt;&quot;" office:value-type="string" office:string-value="nACKCREQ&lt;1&gt;">
            <text:p>nACKCREQ&lt;1&gt;</text:p>
          </table:table-cell>
          <table:table-cell table:style-name="ce1" table:formula="of:=&quot;nACKCREQ&lt;1&gt;&quot;" office:value-type="string" office:string-value="nACKCREQ&lt;1&gt;">
            <text:p>nACKCREQ&lt;1&gt;</text:p>
          </table:table-cell>
          <table:table-cell table:style-name="ce1" table:formula="of:=&quot;nACKCREQ&lt;1&gt;&quot;" office:value-type="string" office:string-value="nACKCREQ&lt;1&gt;">
            <text:p>nACKCREQ&lt;1&gt;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CONCATENATE(&quot;RR&quot;;[.B$1];&quot;_OFF&lt;&quot;;[.$A18];&quot;&gt;&quot;)" office:value-type="string" office:string-value="RR0_OFF&lt;7&gt;">
            <text:p>RR0_OFF&lt;7&gt;</text:p>
          </table:table-cell>
          <table:table-cell table:style-name="ce1" table:formula="of:=CONCATENATE(&quot;RR&quot;;[.C$1];&quot;_OFF&lt;&quot;;[.$A18];&quot;&gt;&quot;)" office:value-type="string" office:string-value="RR1_OFF&lt;7&gt;">
            <text:p>RR1_OFF&lt;7&gt;</text:p>
          </table:table-cell>
          <table:table-cell table:style-name="ce1" table:formula="of:=CONCATENATE(&quot;RR&quot;;[.D$1];&quot;_OFF&lt;&quot;;[.$A18];&quot;&gt;&quot;)" office:value-type="string" office:string-value="RR2_OFF&lt;7&gt;">
            <text:p>RR2_OFF&lt;7&gt;</text:p>
          </table:table-cell>
          <table:table-cell table:style-name="ce1" table:formula="of:=CONCATENATE(&quot;RR&quot;;[.E$1];&quot;_OFF&lt;&quot;;[.$A18];&quot;&gt;&quot;)" office:value-type="string" office:string-value="RR3_OFF&lt;7&gt;">
            <text:p>RR3_OFF&lt;7&gt;</text:p>
          </table:table-cell>
          <table:table-cell table:style-name="ce1" table:formula="of:=CONCATENATE(&quot;RR&quot;;[.F$1];&quot;_OFF&lt;&quot;;[.$A18];&quot;&gt;&quot;)" office:value-type="string" office:string-value="RR4_OFF&lt;7&gt;">
            <text:p>RR4_OFF&lt;7&gt;</text:p>
          </table:table-cell>
          <table:table-cell table:style-name="ce1" table:formula="of:=CONCATENATE(&quot;RR&quot;;[.G$1];&quot;_OFF&lt;&quot;;[.$A18];&quot;&gt;&quot;)" office:value-type="string" office:string-value="RR5_OFF&lt;7&gt;">
            <text:p>RR5_OFF&lt;7&gt;</text:p>
          </table:table-cell>
          <table:table-cell table:style-name="ce1" table:formula="of:=CONCATENATE(&quot;RR&quot;;[.H$1];&quot;_OFF&lt;&quot;;[.$A18];&quot;&gt;&quot;)" office:value-type="string" office:string-value="RR6_OFF&lt;7&gt;">
            <text:p>RR6_OFF&lt;7&gt;</text:p>
          </table:table-cell>
          <table:table-cell table:style-name="ce1" table:formula="of:=CONCATENATE(&quot;RR&quot;;[.I$1];&quot;_OFF&lt;&quot;;[.$A18];&quot;&gt;&quot;)" office:value-type="string" office:string-value="RR7_OFF&lt;7&gt;">
            <text:p>RR7_OFF&lt;7&gt;</text:p>
          </table:table-cell>
          <table:table-cell table:style-name="ce1" table:number-columns-repeated="2"/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style-name="ce1" table:formula="of:=&quot;nACKCREQ&lt;2&gt;&quot;" office:value-type="string" office:string-value="nACKCREQ&lt;2&gt;">
            <text:p>nACKCREQ&lt;2&gt;</text:p>
          </table:table-cell>
          <table:table-cell table:style-name="ce1" table:formula="of:=&quot;nACKCREQ&lt;2&gt;&quot;" office:value-type="string" office:string-value="nACKCREQ&lt;2&gt;">
            <text:p>nACKCREQ&lt;2&gt;</text:p>
          </table:table-cell>
          <table:table-cell table:style-name="ce1" table:formula="of:=&quot;nACKCREQ&lt;2&gt;&quot;" office:value-type="string" office:string-value="nACKCREQ&lt;2&gt;">
            <text:p>nACKCREQ&lt;2&gt;</text:p>
          </table:table-cell>
          <table:table-cell table:style-name="ce1" table:formula="of:=&quot;nACKCREQ&lt;2&gt;&quot;" office:value-type="string" office:string-value="nACKCREQ&lt;2&gt;">
            <text:p>nACKCREQ&lt;2&gt;</text:p>
          </table:table-cell>
          <table:table-cell table:style-name="ce1" table:formula="of:=&quot;nACKCREQ&lt;2&gt;&quot;" office:value-type="string" office:string-value="nACKCREQ&lt;2&gt;">
            <text:p>nACKCREQ&lt;2&gt;</text:p>
          </table:table-cell>
        </table:table-row>
        <table:table-row table:style-name="ro1">
          <table:table-cell table:style-name="ce1"/>
          <table:table-cell table:style-name="ce1" table:formula="of:=CONCATENATE(&quot;RREQ&lt;&quot;;[.B$1];&quot;&gt;&quot;)" office:value-type="string" office:string-value="RREQ&lt;0&gt;">
            <text:p>RREQ&lt;0&gt;</text:p>
          </table:table-cell>
          <table:table-cell table:style-name="ce1" table:formula="of:=CONCATENATE(&quot;RREQ&lt;&quot;;[.C$1];&quot;&gt;&quot;)" office:value-type="string" office:string-value="RREQ&lt;1&gt;">
            <text:p>RREQ&lt;1&gt;</text:p>
          </table:table-cell>
          <table:table-cell table:style-name="ce1" table:formula="of:=CONCATENATE(&quot;RREQ&lt;&quot;;[.D$1];&quot;&gt;&quot;)" office:value-type="string" office:string-value="RREQ&lt;2&gt;">
            <text:p>RREQ&lt;2&gt;</text:p>
          </table:table-cell>
          <table:table-cell table:style-name="ce1" table:formula="of:=CONCATENATE(&quot;RREQ&lt;&quot;;[.E$1];&quot;&gt;&quot;)" office:value-type="string" office:string-value="RREQ&lt;3&gt;">
            <text:p>RREQ&lt;3&gt;</text:p>
          </table:table-cell>
          <table:table-cell table:style-name="ce1" table:formula="of:=CONCATENATE(&quot;RREQ&lt;&quot;;[.F$1];&quot;&gt;&quot;)" office:value-type="string" office:string-value="RREQ&lt;4&gt;">
            <text:p>RREQ&lt;4&gt;</text:p>
          </table:table-cell>
          <table:table-cell table:style-name="ce1" table:formula="of:=CONCATENATE(&quot;RREQ&lt;&quot;;[.G$1];&quot;&gt;&quot;)" office:value-type="string" office:string-value="RREQ&lt;5&gt;">
            <text:p>RREQ&lt;5&gt;</text:p>
          </table:table-cell>
          <table:table-cell table:style-name="ce1" table:formula="of:=CONCATENATE(&quot;RREQ&lt;&quot;;[.H$1];&quot;&gt;&quot;)" office:value-type="string" office:string-value="RREQ&lt;6&gt;">
            <text:p>RREQ&lt;6&gt;</text:p>
          </table:table-cell>
          <table:table-cell table:style-name="ce1" table:formula="of:=CONCATENATE(&quot;RREQ&lt;&quot;;[.I$1];&quot;&gt;&quot;)" office:value-type="string" office:string-value="RREQ&lt;7&gt;">
            <text:p>RREQ&lt;7&gt;</text:p>
          </table:table-cell>
          <table:table-cell table:style-name="ce1" table:number-columns-repeated="2"/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style-name="ce1" table:formula="of:=&quot;nACKCREQ&lt;3&gt;&quot;" office:value-type="string" office:string-value="nACKCREQ&lt;3&gt;">
            <text:p>nACKCREQ&lt;3&gt;</text:p>
          </table:table-cell>
          <table:table-cell table:style-name="ce1" table:formula="of:=&quot;nACKCREQ&lt;3&gt;&quot;" office:value-type="string" office:string-value="nACKCREQ&lt;3&gt;">
            <text:p>nACKCREQ&lt;3&gt;</text:p>
          </table:table-cell>
          <table:table-cell table:style-name="ce1" table:formula="of:=&quot;nACKCREQ&lt;3&gt;&quot;" office:value-type="string" office:string-value="nACKCREQ&lt;3&gt;">
            <text:p>nACKCREQ&lt;3&gt;</text:p>
          </table:table-cell>
          <table:table-cell table:style-name="ce1" table:formula="of:=&quot;nACKCREQ&lt;3&gt;&quot;" office:value-type="string" office:string-value="nACKCREQ&lt;3&gt;">
            <text:p>nACKCREQ&lt;3&gt;</text:p>
          </table:table-cell>
          <table:table-cell table:style-name="ce1" table:formula="of:=&quot;nACKCREQ&lt;3&gt;&quot;" office:value-type="string" office:string-value="nACKCREQ&lt;3&gt;">
            <text:p>nACKCREQ&lt;3&gt;</text:p>
          </table:table-cell>
        </table:table-row>
        <table:table-row table:style-name="ro1">
          <table:table-cell table:style-name="ce1"/>
          <table:table-cell table:style-name="ce1" table:formula="of:=CONCATENATE(&quot;nACKRREQ&lt;&quot;;[.B$1];&quot;&gt;&quot;)" office:value-type="string" office:string-value="nACKRREQ&lt;0&gt;">
            <text:p>nACKRREQ&lt;0&gt;</text:p>
          </table:table-cell>
          <table:table-cell table:style-name="ce1" table:formula="of:=CONCATENATE(&quot;nACKRREQ&lt;&quot;;[.C$1];&quot;&gt;&quot;)" office:value-type="string" office:string-value="nACKRREQ&lt;1&gt;">
            <text:p>nACKRREQ&lt;1&gt;</text:p>
          </table:table-cell>
          <table:table-cell table:style-name="ce1" table:formula="of:=CONCATENATE(&quot;nACKRREQ&lt;&quot;;[.D$1];&quot;&gt;&quot;)" office:value-type="string" office:string-value="nACKRREQ&lt;2&gt;">
            <text:p>nACKRREQ&lt;2&gt;</text:p>
          </table:table-cell>
          <table:table-cell table:style-name="ce1" table:formula="of:=CONCATENATE(&quot;nACKRREQ&lt;&quot;;[.E$1];&quot;&gt;&quot;)" office:value-type="string" office:string-value="nACKRREQ&lt;3&gt;">
            <text:p>nACKRREQ&lt;3&gt;</text:p>
          </table:table-cell>
          <table:table-cell table:style-name="ce1" table:formula="of:=CONCATENATE(&quot;nACKRREQ&lt;&quot;;[.F$1];&quot;&gt;&quot;)" office:value-type="string" office:string-value="nACKRREQ&lt;4&gt;">
            <text:p>nACKRREQ&lt;4&gt;</text:p>
          </table:table-cell>
          <table:table-cell table:style-name="ce1" table:formula="of:=CONCATENATE(&quot;nACKRREQ&lt;&quot;;[.G$1];&quot;&gt;&quot;)" office:value-type="string" office:string-value="nACKRREQ&lt;5&gt;">
            <text:p>nACKRREQ&lt;5&gt;</text:p>
          </table:table-cell>
          <table:table-cell table:style-name="ce1" table:formula="of:=CONCATENATE(&quot;nACKRREQ&lt;&quot;;[.H$1];&quot;&gt;&quot;)" office:value-type="string" office:string-value="nACKRREQ&lt;6&gt;">
            <text:p>nACKRREQ&lt;6&gt;</text:p>
          </table:table-cell>
          <table:table-cell table:style-name="ce1" table:formula="of:=CONCATENATE(&quot;nACKRREQ&lt;&quot;;[.I$1];&quot;&gt;&quot;)" office:value-type="string" office:string-value="nACKRREQ&lt;7&gt;">
            <text:p>nACKRREQ&lt;7&gt;</text:p>
          </table:table-cell>
          <table:table-cell table:style-name="ce1" table:number-columns-repeated="2"/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style-name="ce1" table:formula="of:=&quot;nACKCREQ&lt;4&gt;&quot;" office:value-type="string" office:string-value="nACKCREQ&lt;4&gt;">
            <text:p>nACKCREQ&lt;4&gt;</text:p>
          </table:table-cell>
          <table:table-cell table:style-name="ce1" table:formula="of:=&quot;nACKCREQ&lt;4&gt;&quot;" office:value-type="string" office:string-value="nACKCREQ&lt;4&gt;">
            <text:p>nACKCREQ&lt;4&gt;</text:p>
          </table:table-cell>
          <table:table-cell table:style-name="ce1" table:formula="of:=&quot;nACKCREQ&lt;4&gt;&quot;" office:value-type="string" office:string-value="nACKCREQ&lt;4&gt;">
            <text:p>nACKCREQ&lt;4&gt;</text:p>
          </table:table-cell>
          <table:table-cell table:style-name="ce1" table:formula="of:=&quot;nACKCREQ&lt;4&gt;&quot;" office:value-type="string" office:string-value="nACKCREQ&lt;4&gt;">
            <text:p>nACKCREQ&lt;4&gt;</text:p>
          </table:table-cell>
          <table:table-cell table:style-name="ce1" table:formula="of:=&quot;nACKCREQ&lt;4&gt;&quot;" office:value-type="string" office:string-value="nACKCREQ&lt;4&gt;">
            <text:p>nACKCREQ&lt;4&gt;</text:p>
          </table:table-cell>
        </table:table-row>
        <table:table-row table:style-name="ro1">
          <table:table-cell table:style-name="ce1" office:value-type="string">
            <text:p>Col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table:number-columns-repeated="2"/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style-name="ce1" table:formula="of:=&quot;nACKCREQ&lt;5&gt;&quot;" office:value-type="string" office:string-value="nACKCREQ&lt;5&gt;">
            <text:p>nACKCREQ&lt;5&gt;</text:p>
          </table:table-cell>
          <table:table-cell table:style-name="ce1" table:formula="of:=&quot;nACKCREQ&lt;5&gt;&quot;" office:value-type="string" office:string-value="nACKCREQ&lt;5&gt;">
            <text:p>nACKCREQ&lt;5&gt;</text:p>
          </table:table-cell>
          <table:table-cell table:style-name="ce1" table:formula="of:=&quot;nACKCREQ&lt;5&gt;&quot;" office:value-type="string" office:string-value="nACKCREQ&lt;5&gt;">
            <text:p>nACKCREQ&lt;5&gt;</text:p>
          </table:table-cell>
          <table:table-cell table:style-name="ce1" table:formula="of:=&quot;nACKCREQ&lt;5&gt;&quot;" office:value-type="string" office:string-value="nACKCREQ&lt;5&gt;">
            <text:p>nACKCREQ&lt;5&gt;</text:p>
          </table:table-cell>
          <table:table-cell table:style-name="ce1" table:formula="of:=&quot;nACKCREQ&lt;5&gt;&quot;" office:value-type="string" office:string-value="nACKCREQ&lt;5&gt;">
            <text:p>nACKCREQ&lt;5&gt;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table:formula="of:=CONCATENATE(&quot;CR&quot;;[.B$21];&quot;_ON&lt;&quot;;[.$A22];&quot;&gt;&quot;)" office:value-type="string" office:string-value="CR0_ON&lt;0&gt;">
            <text:p>CR0_ON&lt;0&gt;</text:p>
          </table:table-cell>
          <table:table-cell table:style-name="ce1" table:formula="of:=CONCATENATE(&quot;CR&quot;;[.C$21];&quot;_ON&lt;&quot;;[.$A22];&quot;&gt;&quot;)" office:value-type="string" office:string-value="CR1_ON&lt;0&gt;">
            <text:p>CR1_ON&lt;0&gt;</text:p>
          </table:table-cell>
          <table:table-cell table:style-name="ce1" table:formula="of:=CONCATENATE(&quot;CR&quot;;[.D$21];&quot;_ON&lt;&quot;;[.$A22];&quot;&gt;&quot;)" office:value-type="string" office:string-value="CR2_ON&lt;0&gt;">
            <text:p>CR2_ON&lt;0&gt;</text:p>
          </table:table-cell>
          <table:table-cell table:style-name="ce1" table:formula="of:=CONCATENATE(&quot;CR&quot;;[.E$21];&quot;_ON&lt;&quot;;[.$A22];&quot;&gt;&quot;)" office:value-type="string" office:string-value="CR3_ON&lt;0&gt;">
            <text:p>CR3_ON&lt;0&gt;</text:p>
          </table:table-cell>
          <table:table-cell table:style-name="ce1" table:formula="of:=CONCATENATE(&quot;CR&quot;;[.F$21];&quot;_ON&lt;&quot;;[.$A22];&quot;&gt;&quot;)" office:value-type="string" office:string-value="CR4_ON&lt;0&gt;">
            <text:p>CR4_ON&lt;0&gt;</text:p>
          </table:table-cell>
          <table:table-cell table:style-name="ce1" table:formula="of:=CONCATENATE(&quot;CR&quot;;[.G$21];&quot;_ON&lt;&quot;;[.$A22];&quot;&gt;&quot;)" office:value-type="string" office:string-value="CR5_ON&lt;0&gt;">
            <text:p>CR5_ON&lt;0&gt;</text:p>
          </table:table-cell>
          <table:table-cell table:style-name="ce1" table:formula="of:=CONCATENATE(&quot;CR&quot;;[.H$21];&quot;_ON&lt;&quot;;[.$A22];&quot;&gt;&quot;)" office:value-type="string" office:string-value="CR6_ON&lt;0&gt;">
            <text:p>CR6_ON&lt;0&gt;</text:p>
          </table:table-cell>
          <table:table-cell table:style-name="ce1" table:formula="of:=CONCATENATE(&quot;CR&quot;;[.I$21];&quot;_ON&lt;&quot;;[.$A22];&quot;&gt;&quot;)" office:value-type="string" office:string-value="CR7_ON&lt;0&gt;">
            <text:p>CR7_ON&lt;0&gt;</text:p>
          </table:table-cell>
          <table:table-cell table:style-name="ce1" table:number-columns-repeated="2"/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style-name="ce1" table:formula="of:=&quot;nACKCREQ&lt;6&gt;&quot;" office:value-type="string" office:string-value="nACKCREQ&lt;6&gt;">
            <text:p>nACKCREQ&lt;6&gt;</text:p>
          </table:table-cell>
          <table:table-cell table:style-name="ce1" table:formula="of:=&quot;nACKCREQ&lt;6&gt;&quot;" office:value-type="string" office:string-value="nACKCREQ&lt;6&gt;">
            <text:p>nACKCREQ&lt;6&gt;</text:p>
          </table:table-cell>
          <table:table-cell table:style-name="ce1" table:formula="of:=&quot;nACKCREQ&lt;6&gt;&quot;" office:value-type="string" office:string-value="nACKCREQ&lt;6&gt;">
            <text:p>nACKCREQ&lt;6&gt;</text:p>
          </table:table-cell>
          <table:table-cell table:style-name="ce1" table:formula="of:=&quot;nACKCREQ&lt;6&gt;&quot;" office:value-type="string" office:string-value="nACKCREQ&lt;6&gt;">
            <text:p>nACKCREQ&lt;6&gt;</text:p>
          </table:table-cell>
          <table:table-cell table:style-name="ce1" table:formula="of:=&quot;nACKCREQ&lt;6&gt;&quot;" office:value-type="string" office:string-value="nACKCREQ&lt;6&gt;">
            <text:p>nACKCREQ&lt;6&gt;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CONCATENATE(&quot;CR&quot;;[.B$21];&quot;_ON&lt;&quot;;[.$A23];&quot;&gt;&quot;)" office:value-type="string" office:string-value="CR0_ON&lt;1&gt;">
            <text:p>CR0_ON&lt;1&gt;</text:p>
          </table:table-cell>
          <table:table-cell table:style-name="ce1" table:formula="of:=CONCATENATE(&quot;CR&quot;;[.C$21];&quot;_ON&lt;&quot;;[.$A23];&quot;&gt;&quot;)" office:value-type="string" office:string-value="CR1_ON&lt;1&gt;">
            <text:p>CR1_ON&lt;1&gt;</text:p>
          </table:table-cell>
          <table:table-cell table:style-name="ce1" table:formula="of:=CONCATENATE(&quot;CR&quot;;[.D$21];&quot;_ON&lt;&quot;;[.$A23];&quot;&gt;&quot;)" office:value-type="string" office:string-value="CR2_ON&lt;1&gt;">
            <text:p>CR2_ON&lt;1&gt;</text:p>
          </table:table-cell>
          <table:table-cell table:style-name="ce1" table:formula="of:=CONCATENATE(&quot;CR&quot;;[.E$21];&quot;_ON&lt;&quot;;[.$A23];&quot;&gt;&quot;)" office:value-type="string" office:string-value="CR3_ON&lt;1&gt;">
            <text:p>CR3_ON&lt;1&gt;</text:p>
          </table:table-cell>
          <table:table-cell table:style-name="ce1" table:formula="of:=CONCATENATE(&quot;CR&quot;;[.F$21];&quot;_ON&lt;&quot;;[.$A23];&quot;&gt;&quot;)" office:value-type="string" office:string-value="CR4_ON&lt;1&gt;">
            <text:p>CR4_ON&lt;1&gt;</text:p>
          </table:table-cell>
          <table:table-cell table:style-name="ce1" table:formula="of:=CONCATENATE(&quot;CR&quot;;[.G$21];&quot;_ON&lt;&quot;;[.$A23];&quot;&gt;&quot;)" office:value-type="string" office:string-value="CR5_ON&lt;1&gt;">
            <text:p>CR5_ON&lt;1&gt;</text:p>
          </table:table-cell>
          <table:table-cell table:style-name="ce1" table:formula="of:=CONCATENATE(&quot;CR&quot;;[.H$21];&quot;_ON&lt;&quot;;[.$A23];&quot;&gt;&quot;)" office:value-type="string" office:string-value="CR6_ON&lt;1&gt;">
            <text:p>CR6_ON&lt;1&gt;</text:p>
          </table:table-cell>
          <table:table-cell table:style-name="ce1" table:formula="of:=CONCATENATE(&quot;CR&quot;;[.I$21];&quot;_ON&lt;&quot;;[.$A23];&quot;&gt;&quot;)" office:value-type="string" office:string-value="CR7_ON&lt;1&gt;">
            <text:p>CR7_ON&lt;1&gt;</text:p>
          </table:table-cell>
          <table:table-cell table:style-name="ce1" table:number-columns-repeated="2"/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style-name="ce1" table:formula="of:=&quot;nACKCREQ&lt;7&gt;&quot;" office:value-type="string" office:string-value="nACKCREQ&lt;7&gt;">
            <text:p>nACKCREQ&lt;7&gt;</text:p>
          </table:table-cell>
          <table:table-cell table:style-name="ce1" table:formula="of:=&quot;nACKCREQ&lt;7&gt;&quot;" office:value-type="string" office:string-value="nACKCREQ&lt;7&gt;">
            <text:p>nACKCREQ&lt;7&gt;</text:p>
          </table:table-cell>
          <table:table-cell table:style-name="ce1" table:formula="of:=&quot;nACKCREQ&lt;7&gt;&quot;" office:value-type="string" office:string-value="nACKCREQ&lt;7&gt;">
            <text:p>nACKCREQ&lt;7&gt;</text:p>
          </table:table-cell>
          <table:table-cell table:style-name="ce1" table:formula="of:=&quot;nACKCREQ&lt;7&gt;&quot;" office:value-type="string" office:string-value="nACKCREQ&lt;7&gt;">
            <text:p>nACKCREQ&lt;7&gt;</text:p>
          </table:table-cell>
          <table:table-cell table:style-name="ce1" table:formula="of:=&quot;nACKCREQ&lt;7&gt;&quot;" office:value-type="string" office:string-value="nACKCREQ&lt;7&gt;">
            <text:p>nACKCREQ&lt;7&gt;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CONCATENATE(&quot;CR&quot;;[.B$21];&quot;_ON&lt;&quot;;[.$A24];&quot;&gt;&quot;)" office:value-type="string" office:string-value="CR0_ON&lt;2&gt;">
            <text:p>CR0_ON&lt;2&gt;</text:p>
          </table:table-cell>
          <table:table-cell table:style-name="ce1" table:formula="of:=CONCATENATE(&quot;CR&quot;;[.C$21];&quot;_ON&lt;&quot;;[.$A24];&quot;&gt;&quot;)" office:value-type="string" office:string-value="CR1_ON&lt;2&gt;">
            <text:p>CR1_ON&lt;2&gt;</text:p>
          </table:table-cell>
          <table:table-cell table:style-name="ce1" table:formula="of:=CONCATENATE(&quot;CR&quot;;[.D$21];&quot;_ON&lt;&quot;;[.$A24];&quot;&gt;&quot;)" office:value-type="string" office:string-value="CR2_ON&lt;2&gt;">
            <text:p>CR2_ON&lt;2&gt;</text:p>
          </table:table-cell>
          <table:table-cell table:style-name="ce1" table:formula="of:=CONCATENATE(&quot;CR&quot;;[.E$21];&quot;_ON&lt;&quot;;[.$A24];&quot;&gt;&quot;)" office:value-type="string" office:string-value="CR3_ON&lt;2&gt;">
            <text:p>CR3_ON&lt;2&gt;</text:p>
          </table:table-cell>
          <table:table-cell table:style-name="ce1" table:formula="of:=CONCATENATE(&quot;CR&quot;;[.F$21];&quot;_ON&lt;&quot;;[.$A24];&quot;&gt;&quot;)" office:value-type="string" office:string-value="CR4_ON&lt;2&gt;">
            <text:p>CR4_ON&lt;2&gt;</text:p>
          </table:table-cell>
          <table:table-cell table:style-name="ce1" table:formula="of:=CONCATENATE(&quot;CR&quot;;[.G$21];&quot;_ON&lt;&quot;;[.$A24];&quot;&gt;&quot;)" office:value-type="string" office:string-value="CR5_ON&lt;2&gt;">
            <text:p>CR5_ON&lt;2&gt;</text:p>
          </table:table-cell>
          <table:table-cell table:style-name="ce1" table:formula="of:=CONCATENATE(&quot;CR&quot;;[.H$21];&quot;_ON&lt;&quot;;[.$A24];&quot;&gt;&quot;)" office:value-type="string" office:string-value="CR6_ON&lt;2&gt;">
            <text:p>CR6_ON&lt;2&gt;</text:p>
          </table:table-cell>
          <table:table-cell table:style-name="ce1" table:formula="of:=CONCATENATE(&quot;CR&quot;;[.I$21];&quot;_ON&lt;&quot;;[.$A24];&quot;&gt;&quot;)" office:value-type="string" office:string-value="CR7_ON&lt;2&gt;">
            <text:p>CR7_ON&lt;2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CONCATENATE(&quot;CR&quot;;[.B$21];&quot;_ON&lt;&quot;;[.$A25];&quot;&gt;&quot;)" office:value-type="string" office:string-value="CR0_ON&lt;3&gt;">
            <text:p>CR0_ON&lt;3&gt;</text:p>
          </table:table-cell>
          <table:table-cell table:style-name="ce1" table:formula="of:=CONCATENATE(&quot;CR&quot;;[.C$21];&quot;_ON&lt;&quot;;[.$A25];&quot;&gt;&quot;)" office:value-type="string" office:string-value="CR1_ON&lt;3&gt;">
            <text:p>CR1_ON&lt;3&gt;</text:p>
          </table:table-cell>
          <table:table-cell table:style-name="ce1" table:formula="of:=CONCATENATE(&quot;CR&quot;;[.D$21];&quot;_ON&lt;&quot;;[.$A25];&quot;&gt;&quot;)" office:value-type="string" office:string-value="CR2_ON&lt;3&gt;">
            <text:p>CR2_ON&lt;3&gt;</text:p>
          </table:table-cell>
          <table:table-cell table:style-name="ce1" table:formula="of:=CONCATENATE(&quot;CR&quot;;[.E$21];&quot;_ON&lt;&quot;;[.$A25];&quot;&gt;&quot;)" office:value-type="string" office:string-value="CR3_ON&lt;3&gt;">
            <text:p>CR3_ON&lt;3&gt;</text:p>
          </table:table-cell>
          <table:table-cell table:style-name="ce1" table:formula="of:=CONCATENATE(&quot;CR&quot;;[.F$21];&quot;_ON&lt;&quot;;[.$A25];&quot;&gt;&quot;)" office:value-type="string" office:string-value="CR4_ON&lt;3&gt;">
            <text:p>CR4_ON&lt;3&gt;</text:p>
          </table:table-cell>
          <table:table-cell table:style-name="ce1" table:formula="of:=CONCATENATE(&quot;CR&quot;;[.G$21];&quot;_ON&lt;&quot;;[.$A25];&quot;&gt;&quot;)" office:value-type="string" office:string-value="CR5_ON&lt;3&gt;">
            <text:p>CR5_ON&lt;3&gt;</text:p>
          </table:table-cell>
          <table:table-cell table:style-name="ce1" table:formula="of:=CONCATENATE(&quot;CR&quot;;[.H$21];&quot;_ON&lt;&quot;;[.$A25];&quot;&gt;&quot;)" office:value-type="string" office:string-value="CR6_ON&lt;3&gt;">
            <text:p>CR6_ON&lt;3&gt;</text:p>
          </table:table-cell>
          <table:table-cell table:style-name="ce1" table:formula="of:=CONCATENATE(&quot;CR&quot;;[.I$21];&quot;_ON&lt;&quot;;[.$A25];&quot;&gt;&quot;)" office:value-type="string" office:string-value="CR7_ON&lt;3&gt;">
            <text:p>CR7_ON&lt;3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CONCATENATE(&quot;CR&quot;;[.B$21];&quot;_ON&lt;&quot;;[.$A26];&quot;&gt;&quot;)" office:value-type="string" office:string-value="CR0_ON&lt;4&gt;">
            <text:p>CR0_ON&lt;4&gt;</text:p>
          </table:table-cell>
          <table:table-cell table:style-name="ce1" table:formula="of:=CONCATENATE(&quot;CR&quot;;[.C$21];&quot;_ON&lt;&quot;;[.$A26];&quot;&gt;&quot;)" office:value-type="string" office:string-value="CR1_ON&lt;4&gt;">
            <text:p>CR1_ON&lt;4&gt;</text:p>
          </table:table-cell>
          <table:table-cell table:style-name="ce1" table:formula="of:=CONCATENATE(&quot;CR&quot;;[.D$21];&quot;_ON&lt;&quot;;[.$A26];&quot;&gt;&quot;)" office:value-type="string" office:string-value="CR2_ON&lt;4&gt;">
            <text:p>CR2_ON&lt;4&gt;</text:p>
          </table:table-cell>
          <table:table-cell table:style-name="ce1" table:formula="of:=CONCATENATE(&quot;CR&quot;;[.E$21];&quot;_ON&lt;&quot;;[.$A26];&quot;&gt;&quot;)" office:value-type="string" office:string-value="CR3_ON&lt;4&gt;">
            <text:p>CR3_ON&lt;4&gt;</text:p>
          </table:table-cell>
          <table:table-cell table:style-name="ce1" table:formula="of:=CONCATENATE(&quot;CR&quot;;[.F$21];&quot;_ON&lt;&quot;;[.$A26];&quot;&gt;&quot;)" office:value-type="string" office:string-value="CR4_ON&lt;4&gt;">
            <text:p>CR4_ON&lt;4&gt;</text:p>
          </table:table-cell>
          <table:table-cell table:style-name="ce1" table:formula="of:=CONCATENATE(&quot;CR&quot;;[.G$21];&quot;_ON&lt;&quot;;[.$A26];&quot;&gt;&quot;)" office:value-type="string" office:string-value="CR5_ON&lt;4&gt;">
            <text:p>CR5_ON&lt;4&gt;</text:p>
          </table:table-cell>
          <table:table-cell table:style-name="ce1" table:formula="of:=CONCATENATE(&quot;CR&quot;;[.H$21];&quot;_ON&lt;&quot;;[.$A26];&quot;&gt;&quot;)" office:value-type="string" office:string-value="CR6_ON&lt;4&gt;">
            <text:p>CR6_ON&lt;4&gt;</text:p>
          </table:table-cell>
          <table:table-cell table:style-name="ce1" table:formula="of:=CONCATENATE(&quot;CR&quot;;[.I$21];&quot;_ON&lt;&quot;;[.$A26];&quot;&gt;&quot;)" office:value-type="string" office:string-value="CR7_ON&lt;4&gt;">
            <text:p>CR7_ON&lt;4&gt;</text:p>
          </table:table-cell>
          <table:table-cell table:style-name="ce1" table:number-columns-repeated="2"/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  <table:table-cell table:style-name="ce2" table:formula="of:=&quot;nACKCREQ&lt;0&gt;&quot;" office:value-type="string" office:string-value="nACKCREQ&lt;0&gt;">
            <text:p>nACKCREQ&lt;0&gt;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CONCATENATE(&quot;CR&quot;;[.B$21];&quot;_ON&lt;&quot;;[.$A27];&quot;&gt;&quot;)" office:value-type="string" office:string-value="CR0_ON&lt;5&gt;">
            <text:p>CR0_ON&lt;5&gt;</text:p>
          </table:table-cell>
          <table:table-cell table:style-name="ce1" table:formula="of:=CONCATENATE(&quot;CR&quot;;[.C$21];&quot;_ON&lt;&quot;;[.$A27];&quot;&gt;&quot;)" office:value-type="string" office:string-value="CR1_ON&lt;5&gt;">
            <text:p>CR1_ON&lt;5&gt;</text:p>
          </table:table-cell>
          <table:table-cell table:style-name="ce1" table:formula="of:=CONCATENATE(&quot;CR&quot;;[.D$21];&quot;_ON&lt;&quot;;[.$A27];&quot;&gt;&quot;)" office:value-type="string" office:string-value="CR2_ON&lt;5&gt;">
            <text:p>CR2_ON&lt;5&gt;</text:p>
          </table:table-cell>
          <table:table-cell table:style-name="ce1" table:formula="of:=CONCATENATE(&quot;CR&quot;;[.E$21];&quot;_ON&lt;&quot;;[.$A27];&quot;&gt;&quot;)" office:value-type="string" office:string-value="CR3_ON&lt;5&gt;">
            <text:p>CR3_ON&lt;5&gt;</text:p>
          </table:table-cell>
          <table:table-cell table:style-name="ce1" table:formula="of:=CONCATENATE(&quot;CR&quot;;[.F$21];&quot;_ON&lt;&quot;;[.$A27];&quot;&gt;&quot;)" office:value-type="string" office:string-value="CR4_ON&lt;5&gt;">
            <text:p>CR4_ON&lt;5&gt;</text:p>
          </table:table-cell>
          <table:table-cell table:style-name="ce1" table:formula="of:=CONCATENATE(&quot;CR&quot;;[.G$21];&quot;_ON&lt;&quot;;[.$A27];&quot;&gt;&quot;)" office:value-type="string" office:string-value="CR5_ON&lt;5&gt;">
            <text:p>CR5_ON&lt;5&gt;</text:p>
          </table:table-cell>
          <table:table-cell table:style-name="ce1" table:formula="of:=CONCATENATE(&quot;CR&quot;;[.H$21];&quot;_ON&lt;&quot;;[.$A27];&quot;&gt;&quot;)" office:value-type="string" office:string-value="CR6_ON&lt;5&gt;">
            <text:p>CR6_ON&lt;5&gt;</text:p>
          </table:table-cell>
          <table:table-cell table:style-name="ce1" table:formula="of:=CONCATENATE(&quot;CR&quot;;[.I$21];&quot;_ON&lt;&quot;;[.$A27];&quot;&gt;&quot;)" office:value-type="string" office:string-value="CR7_ON&lt;5&gt;">
            <text:p>CR7_ON&lt;5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CONCATENATE(&quot;CR&quot;;[.B$21];&quot;_ON&lt;&quot;;[.$A28];&quot;&gt;&quot;)" office:value-type="string" office:string-value="CR0_ON&lt;6&gt;">
            <text:p>CR0_ON&lt;6&gt;</text:p>
          </table:table-cell>
          <table:table-cell table:style-name="ce1" table:formula="of:=CONCATENATE(&quot;CR&quot;;[.C$21];&quot;_ON&lt;&quot;;[.$A28];&quot;&gt;&quot;)" office:value-type="string" office:string-value="CR1_ON&lt;6&gt;">
            <text:p>CR1_ON&lt;6&gt;</text:p>
          </table:table-cell>
          <table:table-cell table:style-name="ce1" table:formula="of:=CONCATENATE(&quot;CR&quot;;[.D$21];&quot;_ON&lt;&quot;;[.$A28];&quot;&gt;&quot;)" office:value-type="string" office:string-value="CR2_ON&lt;6&gt;">
            <text:p>CR2_ON&lt;6&gt;</text:p>
          </table:table-cell>
          <table:table-cell table:style-name="ce1" table:formula="of:=CONCATENATE(&quot;CR&quot;;[.E$21];&quot;_ON&lt;&quot;;[.$A28];&quot;&gt;&quot;)" office:value-type="string" office:string-value="CR3_ON&lt;6&gt;">
            <text:p>CR3_ON&lt;6&gt;</text:p>
          </table:table-cell>
          <table:table-cell table:style-name="ce1" table:formula="of:=CONCATENATE(&quot;CR&quot;;[.F$21];&quot;_ON&lt;&quot;;[.$A28];&quot;&gt;&quot;)" office:value-type="string" office:string-value="CR4_ON&lt;6&gt;">
            <text:p>CR4_ON&lt;6&gt;</text:p>
          </table:table-cell>
          <table:table-cell table:style-name="ce1" table:formula="of:=CONCATENATE(&quot;CR&quot;;[.G$21];&quot;_ON&lt;&quot;;[.$A28];&quot;&gt;&quot;)" office:value-type="string" office:string-value="CR5_ON&lt;6&gt;">
            <text:p>CR5_ON&lt;6&gt;</text:p>
          </table:table-cell>
          <table:table-cell table:style-name="ce1" table:formula="of:=CONCATENATE(&quot;CR&quot;;[.H$21];&quot;_ON&lt;&quot;;[.$A28];&quot;&gt;&quot;)" office:value-type="string" office:string-value="CR6_ON&lt;6&gt;">
            <text:p>CR6_ON&lt;6&gt;</text:p>
          </table:table-cell>
          <table:table-cell table:style-name="ce1" table:formula="of:=CONCATENATE(&quot;CR&quot;;[.I$21];&quot;_ON&lt;&quot;;[.$A28];&quot;&gt;&quot;)" office:value-type="string" office:string-value="CR7_ON&lt;6&gt;">
            <text:p>CR7_ON&lt;6&gt;</text:p>
          </table:table-cell>
          <table:table-cell table:style-name="ce1" table:number-columns-repeated="2"/>
          <table:table-cell table:number-columns-repeated="3"/>
          <table:table-cell table:style-name="ce1" table:number-columns-repeated="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CONCATENATE(&quot;CR&quot;;[.B$21];&quot;_ON&lt;&quot;;[.$A29];&quot;&gt;&quot;)" office:value-type="string" office:string-value="CR0_ON&lt;7&gt;">
            <text:p>CR0_ON&lt;7&gt;</text:p>
          </table:table-cell>
          <table:table-cell table:style-name="ce1" table:formula="of:=CONCATENATE(&quot;CR&quot;;[.C$21];&quot;_ON&lt;&quot;;[.$A29];&quot;&gt;&quot;)" office:value-type="string" office:string-value="CR1_ON&lt;7&gt;">
            <text:p>CR1_ON&lt;7&gt;</text:p>
          </table:table-cell>
          <table:table-cell table:style-name="ce1" table:formula="of:=CONCATENATE(&quot;CR&quot;;[.D$21];&quot;_ON&lt;&quot;;[.$A29];&quot;&gt;&quot;)" office:value-type="string" office:string-value="CR2_ON&lt;7&gt;">
            <text:p>CR2_ON&lt;7&gt;</text:p>
          </table:table-cell>
          <table:table-cell table:style-name="ce1" table:formula="of:=CONCATENATE(&quot;CR&quot;;[.E$21];&quot;_ON&lt;&quot;;[.$A29];&quot;&gt;&quot;)" office:value-type="string" office:string-value="CR3_ON&lt;7&gt;">
            <text:p>CR3_ON&lt;7&gt;</text:p>
          </table:table-cell>
          <table:table-cell table:style-name="ce1" table:formula="of:=CONCATENATE(&quot;CR&quot;;[.F$21];&quot;_ON&lt;&quot;;[.$A29];&quot;&gt;&quot;)" office:value-type="string" office:string-value="CR4_ON&lt;7&gt;">
            <text:p>CR4_ON&lt;7&gt;</text:p>
          </table:table-cell>
          <table:table-cell table:style-name="ce1" table:formula="of:=CONCATENATE(&quot;CR&quot;;[.G$21];&quot;_ON&lt;&quot;;[.$A29];&quot;&gt;&quot;)" office:value-type="string" office:string-value="CR5_ON&lt;7&gt;">
            <text:p>CR5_ON&lt;7&gt;</text:p>
          </table:table-cell>
          <table:table-cell table:style-name="ce1" table:formula="of:=CONCATENATE(&quot;CR&quot;;[.H$21];&quot;_ON&lt;&quot;;[.$A29];&quot;&gt;&quot;)" office:value-type="string" office:string-value="CR6_ON&lt;7&gt;">
            <text:p>CR6_ON&lt;7&gt;</text:p>
          </table:table-cell>
          <table:table-cell table:style-name="ce1" table:formula="of:=CONCATENATE(&quot;CR&quot;;[.I$21];&quot;_ON&lt;&quot;;[.$A29];&quot;&gt;&quot;)" office:value-type="string" office:string-value="CR7_ON&lt;7&gt;">
            <text:p>CR7_ON&lt;7&gt;</text:p>
          </table:table-cell>
          <table:table-cell table:style-name="ce1" table:number-columns-repeated="2"/>
          <table:table-cell office:value-type="float" office:value="0">
            <text:p>0</text:p>
          </table:table-cell>
          <table:table-cell table:formula="of:=CONCATENATE(&quot;V_pdD&quot;;[.L29])" office:value-type="string" office:string-value="V_pdD0">
            <text:p>V_pdD0</text:p>
          </table:table-cell>
          <table:table-cell table:formula="of:=CONCATENATE(&quot;V_pdA&quot;;[.L29])" office:value-type="string" office:string-value="V_pdA0">
            <text:p>V_pdA0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table:formula="of:=CONCATENATE(&quot;CR&quot;;[.B$21];&quot;_ON&lt;&quot;;&quot;7:0&gt;&quot;)" office:value-type="string" office:string-value="CR0_ON&lt;7:0&gt;">
            <text:p>CR0_ON&lt;7:0&gt;</text:p>
          </table:table-cell>
          <table:table-cell table:style-name="ce1" table:formula="of:=CONCATENATE(&quot;CR&quot;;[.C$21];&quot;_ON&lt;&quot;;&quot;7:0&gt;&quot;)" office:value-type="string" office:string-value="CR1_ON&lt;7:0&gt;">
            <text:p>CR1_ON&lt;7:0&gt;</text:p>
          </table:table-cell>
          <table:table-cell table:style-name="ce1" table:formula="of:=CONCATENATE(&quot;CR&quot;;[.D$21];&quot;_ON&lt;&quot;;&quot;7:0&gt;&quot;)" office:value-type="string" office:string-value="CR2_ON&lt;7:0&gt;">
            <text:p>CR2_ON&lt;7:0&gt;</text:p>
          </table:table-cell>
          <table:table-cell table:style-name="ce1" table:formula="of:=CONCATENATE(&quot;CR&quot;;[.E$21];&quot;_ON&lt;&quot;;&quot;7:0&gt;&quot;)" office:value-type="string" office:string-value="CR3_ON&lt;7:0&gt;">
            <text:p>CR3_ON&lt;7:0&gt;</text:p>
          </table:table-cell>
          <table:table-cell table:style-name="ce1" table:formula="of:=CONCATENATE(&quot;CR&quot;;[.F$21];&quot;_ON&lt;&quot;;&quot;7:0&gt;&quot;)" office:value-type="string" office:string-value="CR4_ON&lt;7:0&gt;">
            <text:p>CR4_ON&lt;7:0&gt;</text:p>
          </table:table-cell>
          <table:table-cell table:style-name="ce1" table:formula="of:=CONCATENATE(&quot;CR&quot;;[.G$21];&quot;_ON&lt;&quot;;&quot;7:0&gt;&quot;)" office:value-type="string" office:string-value="CR5_ON&lt;7:0&gt;">
            <text:p>CR5_ON&lt;7:0&gt;</text:p>
          </table:table-cell>
          <table:table-cell table:style-name="ce1" table:formula="of:=CONCATENATE(&quot;CR&quot;;[.H$21];&quot;_ON&lt;&quot;;&quot;7:0&gt;&quot;)" office:value-type="string" office:string-value="CR6_ON&lt;7:0&gt;">
            <text:p>CR6_ON&lt;7:0&gt;</text:p>
          </table:table-cell>
          <table:table-cell table:style-name="ce1" table:formula="of:=CONCATENATE(&quot;CR&quot;;[.I$21];&quot;_ON&lt;&quot;;&quot;7:0&gt;&quot;)" office:value-type="string" office:string-value="CR7_ON&lt;7:0&gt;">
            <text:p>CR7_ON&lt;7:0&gt;</text:p>
          </table:table-cell>
          <table:table-cell table:style-name="ce1" table:number-columns-repeated="2"/>
          <table:table-cell office:value-type="float" office:value="1">
            <text:p>1</text:p>
          </table:table-cell>
          <table:table-cell table:formula="of:=CONCATENATE(&quot;V_pdD&quot;;[.L30])" office:value-type="string" office:string-value="V_pdD1">
            <text:p>V_pdD1</text:p>
          </table:table-cell>
          <table:table-cell table:formula="of:=CONCATENATE(&quot;V_pdA&quot;;[.L30])" office:value-type="string" office:string-value="V_pdA1">
            <text:p>V_pdA1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11"/>
          <table:table-cell office:value-type="float" office:value="2">
            <text:p>2</text:p>
          </table:table-cell>
          <table:table-cell table:formula="of:=CONCATENATE(&quot;V_pdD&quot;;[.L31])" office:value-type="string" office:string-value="V_pdD2">
            <text:p>V_pdD2</text:p>
          </table:table-cell>
          <table:table-cell table:formula="of:=CONCATENATE(&quot;V_pdA&quot;;[.L31])" office:value-type="string" office:string-value="V_pdA2">
            <text:p>V_pdA2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table:formula="of:=CONCATENATE(&quot;CR&quot;;[.B$21];&quot;_OFF&lt;&quot;;[.$A32];&quot;&gt;&quot;)" office:value-type="string" office:string-value="CR0_OFF&lt;0&gt;">
            <text:p>CR0_OFF&lt;0&gt;</text:p>
          </table:table-cell>
          <table:table-cell table:style-name="ce1" table:formula="of:=CONCATENATE(&quot;CR&quot;;[.C$21];&quot;_OFF&lt;&quot;;[.$A32];&quot;&gt;&quot;)" office:value-type="string" office:string-value="CR1_OFF&lt;0&gt;">
            <text:p>CR1_OFF&lt;0&gt;</text:p>
          </table:table-cell>
          <table:table-cell table:style-name="ce1" table:formula="of:=CONCATENATE(&quot;CR&quot;;[.D$21];&quot;_OFF&lt;&quot;;[.$A32];&quot;&gt;&quot;)" office:value-type="string" office:string-value="CR2_OFF&lt;0&gt;">
            <text:p>CR2_OFF&lt;0&gt;</text:p>
          </table:table-cell>
          <table:table-cell table:style-name="ce1" table:formula="of:=CONCATENATE(&quot;CR&quot;;[.E$21];&quot;_OFF&lt;&quot;;[.$A32];&quot;&gt;&quot;)" office:value-type="string" office:string-value="CR3_OFF&lt;0&gt;">
            <text:p>CR3_OFF&lt;0&gt;</text:p>
          </table:table-cell>
          <table:table-cell table:style-name="ce1" table:formula="of:=CONCATENATE(&quot;CR&quot;;[.F$21];&quot;_OFF&lt;&quot;;[.$A32];&quot;&gt;&quot;)" office:value-type="string" office:string-value="CR4_OFF&lt;0&gt;">
            <text:p>CR4_OFF&lt;0&gt;</text:p>
          </table:table-cell>
          <table:table-cell table:style-name="ce1" table:formula="of:=CONCATENATE(&quot;CR&quot;;[.G$21];&quot;_OFF&lt;&quot;;[.$A32];&quot;&gt;&quot;)" office:value-type="string" office:string-value="CR5_OFF&lt;0&gt;">
            <text:p>CR5_OFF&lt;0&gt;</text:p>
          </table:table-cell>
          <table:table-cell table:style-name="ce1" table:formula="of:=CONCATENATE(&quot;CR&quot;;[.H$21];&quot;_OFF&lt;&quot;;[.$A32];&quot;&gt;&quot;)" office:value-type="string" office:string-value="CR6_OFF&lt;0&gt;">
            <text:p>CR6_OFF&lt;0&gt;</text:p>
          </table:table-cell>
          <table:table-cell table:style-name="ce1" table:formula="of:=CONCATENATE(&quot;CR&quot;;[.I$21];&quot;_OFF&lt;&quot;;[.$A32];&quot;&gt;&quot;)" office:value-type="string" office:string-value="CR7_OFF&lt;0&gt;">
            <text:p>CR7_OFF&lt;0&gt;</text:p>
          </table:table-cell>
          <table:table-cell table:style-name="ce1" table:number-columns-repeated="2"/>
          <table:table-cell office:value-type="float" office:value="3">
            <text:p>3</text:p>
          </table:table-cell>
          <table:table-cell table:formula="of:=CONCATENATE(&quot;V_pdD&quot;;[.L32])" office:value-type="string" office:string-value="V_pdD3">
            <text:p>V_pdD3</text:p>
          </table:table-cell>
          <table:table-cell table:formula="of:=CONCATENATE(&quot;V_pdA&quot;;[.L32])" office:value-type="string" office:string-value="V_pdA3">
            <text:p>V_pdA3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CONCATENATE(&quot;CR&quot;;[.B$21];&quot;_OFF&lt;&quot;;[.$A33];&quot;&gt;&quot;)" office:value-type="string" office:string-value="CR0_OFF&lt;1&gt;">
            <text:p>CR0_OFF&lt;1&gt;</text:p>
          </table:table-cell>
          <table:table-cell table:style-name="ce1" table:formula="of:=CONCATENATE(&quot;CR&quot;;[.C$21];&quot;_OFF&lt;&quot;;[.$A33];&quot;&gt;&quot;)" office:value-type="string" office:string-value="CR1_OFF&lt;1&gt;">
            <text:p>CR1_OFF&lt;1&gt;</text:p>
          </table:table-cell>
          <table:table-cell table:style-name="ce1" table:formula="of:=CONCATENATE(&quot;CR&quot;;[.D$21];&quot;_OFF&lt;&quot;;[.$A33];&quot;&gt;&quot;)" office:value-type="string" office:string-value="CR2_OFF&lt;1&gt;">
            <text:p>CR2_OFF&lt;1&gt;</text:p>
          </table:table-cell>
          <table:table-cell table:style-name="ce1" table:formula="of:=CONCATENATE(&quot;CR&quot;;[.E$21];&quot;_OFF&lt;&quot;;[.$A33];&quot;&gt;&quot;)" office:value-type="string" office:string-value="CR3_OFF&lt;1&gt;">
            <text:p>CR3_OFF&lt;1&gt;</text:p>
          </table:table-cell>
          <table:table-cell table:style-name="ce1" table:formula="of:=CONCATENATE(&quot;CR&quot;;[.F$21];&quot;_OFF&lt;&quot;;[.$A33];&quot;&gt;&quot;)" office:value-type="string" office:string-value="CR4_OFF&lt;1&gt;">
            <text:p>CR4_OFF&lt;1&gt;</text:p>
          </table:table-cell>
          <table:table-cell table:style-name="ce1" table:formula="of:=CONCATENATE(&quot;CR&quot;;[.G$21];&quot;_OFF&lt;&quot;;[.$A33];&quot;&gt;&quot;)" office:value-type="string" office:string-value="CR5_OFF&lt;1&gt;">
            <text:p>CR5_OFF&lt;1&gt;</text:p>
          </table:table-cell>
          <table:table-cell table:style-name="ce1" table:formula="of:=CONCATENATE(&quot;CR&quot;;[.H$21];&quot;_OFF&lt;&quot;;[.$A33];&quot;&gt;&quot;)" office:value-type="string" office:string-value="CR6_OFF&lt;1&gt;">
            <text:p>CR6_OFF&lt;1&gt;</text:p>
          </table:table-cell>
          <table:table-cell table:style-name="ce1" table:formula="of:=CONCATENATE(&quot;CR&quot;;[.I$21];&quot;_OFF&lt;&quot;;[.$A33];&quot;&gt;&quot;)" office:value-type="string" office:string-value="CR7_OFF&lt;1&gt;">
            <text:p>CR7_OFF&lt;1&gt;</text:p>
          </table:table-cell>
          <table:table-cell table:style-name="ce1" table:number-columns-repeated="2"/>
          <table:table-cell office:value-type="float" office:value="4">
            <text:p>4</text:p>
          </table:table-cell>
          <table:table-cell table:formula="of:=CONCATENATE(&quot;V_pdD&quot;;[.L33])" office:value-type="string" office:string-value="V_pdD4">
            <text:p>V_pdD4</text:p>
          </table:table-cell>
          <table:table-cell table:formula="of:=CONCATENATE(&quot;V_pdA&quot;;[.L33])" office:value-type="string" office:string-value="V_pdA4">
            <text:p>V_pdA4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CONCATENATE(&quot;CR&quot;;[.B$21];&quot;_OFF&lt;&quot;;[.$A34];&quot;&gt;&quot;)" office:value-type="string" office:string-value="CR0_OFF&lt;2&gt;">
            <text:p>CR0_OFF&lt;2&gt;</text:p>
          </table:table-cell>
          <table:table-cell table:style-name="ce1" table:formula="of:=CONCATENATE(&quot;CR&quot;;[.C$21];&quot;_OFF&lt;&quot;;[.$A34];&quot;&gt;&quot;)" office:value-type="string" office:string-value="CR1_OFF&lt;2&gt;">
            <text:p>CR1_OFF&lt;2&gt;</text:p>
          </table:table-cell>
          <table:table-cell table:style-name="ce1" table:formula="of:=CONCATENATE(&quot;CR&quot;;[.D$21];&quot;_OFF&lt;&quot;;[.$A34];&quot;&gt;&quot;)" office:value-type="string" office:string-value="CR2_OFF&lt;2&gt;">
            <text:p>CR2_OFF&lt;2&gt;</text:p>
          </table:table-cell>
          <table:table-cell table:style-name="ce1" table:formula="of:=CONCATENATE(&quot;CR&quot;;[.E$21];&quot;_OFF&lt;&quot;;[.$A34];&quot;&gt;&quot;)" office:value-type="string" office:string-value="CR3_OFF&lt;2&gt;">
            <text:p>CR3_OFF&lt;2&gt;</text:p>
          </table:table-cell>
          <table:table-cell table:style-name="ce1" table:formula="of:=CONCATENATE(&quot;CR&quot;;[.F$21];&quot;_OFF&lt;&quot;;[.$A34];&quot;&gt;&quot;)" office:value-type="string" office:string-value="CR4_OFF&lt;2&gt;">
            <text:p>CR4_OFF&lt;2&gt;</text:p>
          </table:table-cell>
          <table:table-cell table:style-name="ce1" table:formula="of:=CONCATENATE(&quot;CR&quot;;[.G$21];&quot;_OFF&lt;&quot;;[.$A34];&quot;&gt;&quot;)" office:value-type="string" office:string-value="CR5_OFF&lt;2&gt;">
            <text:p>CR5_OFF&lt;2&gt;</text:p>
          </table:table-cell>
          <table:table-cell table:style-name="ce1" table:formula="of:=CONCATENATE(&quot;CR&quot;;[.H$21];&quot;_OFF&lt;&quot;;[.$A34];&quot;&gt;&quot;)" office:value-type="string" office:string-value="CR6_OFF&lt;2&gt;">
            <text:p>CR6_OFF&lt;2&gt;</text:p>
          </table:table-cell>
          <table:table-cell table:style-name="ce1" table:formula="of:=CONCATENATE(&quot;CR&quot;;[.I$21];&quot;_OFF&lt;&quot;;[.$A34];&quot;&gt;&quot;)" office:value-type="string" office:string-value="CR7_OFF&lt;2&gt;">
            <text:p>CR7_OFF&lt;2&gt;</text:p>
          </table:table-cell>
          <table:table-cell table:style-name="ce1" table:number-columns-repeated="2"/>
          <table:table-cell office:value-type="float" office:value="5">
            <text:p>5</text:p>
          </table:table-cell>
          <table:table-cell table:formula="of:=CONCATENATE(&quot;V_pdD&quot;;[.L34])" office:value-type="string" office:string-value="V_pdD5">
            <text:p>V_pdD5</text:p>
          </table:table-cell>
          <table:table-cell table:formula="of:=CONCATENATE(&quot;V_pdA&quot;;[.L34])" office:value-type="string" office:string-value="V_pdA5">
            <text:p>V_pdA5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CONCATENATE(&quot;CR&quot;;[.B$21];&quot;_OFF&lt;&quot;;[.$A35];&quot;&gt;&quot;)" office:value-type="string" office:string-value="CR0_OFF&lt;3&gt;">
            <text:p>CR0_OFF&lt;3&gt;</text:p>
          </table:table-cell>
          <table:table-cell table:style-name="ce1" table:formula="of:=CONCATENATE(&quot;CR&quot;;[.C$21];&quot;_OFF&lt;&quot;;[.$A35];&quot;&gt;&quot;)" office:value-type="string" office:string-value="CR1_OFF&lt;3&gt;">
            <text:p>CR1_OFF&lt;3&gt;</text:p>
          </table:table-cell>
          <table:table-cell table:style-name="ce1" table:formula="of:=CONCATENATE(&quot;CR&quot;;[.D$21];&quot;_OFF&lt;&quot;;[.$A35];&quot;&gt;&quot;)" office:value-type="string" office:string-value="CR2_OFF&lt;3&gt;">
            <text:p>CR2_OFF&lt;3&gt;</text:p>
          </table:table-cell>
          <table:table-cell table:style-name="ce1" table:formula="of:=CONCATENATE(&quot;CR&quot;;[.E$21];&quot;_OFF&lt;&quot;;[.$A35];&quot;&gt;&quot;)" office:value-type="string" office:string-value="CR3_OFF&lt;3&gt;">
            <text:p>CR3_OFF&lt;3&gt;</text:p>
          </table:table-cell>
          <table:table-cell table:style-name="ce1" table:formula="of:=CONCATENATE(&quot;CR&quot;;[.F$21];&quot;_OFF&lt;&quot;;[.$A35];&quot;&gt;&quot;)" office:value-type="string" office:string-value="CR4_OFF&lt;3&gt;">
            <text:p>CR4_OFF&lt;3&gt;</text:p>
          </table:table-cell>
          <table:table-cell table:style-name="ce1" table:formula="of:=CONCATENATE(&quot;CR&quot;;[.G$21];&quot;_OFF&lt;&quot;;[.$A35];&quot;&gt;&quot;)" office:value-type="string" office:string-value="CR5_OFF&lt;3&gt;">
            <text:p>CR5_OFF&lt;3&gt;</text:p>
          </table:table-cell>
          <table:table-cell table:style-name="ce1" table:formula="of:=CONCATENATE(&quot;CR&quot;;[.H$21];&quot;_OFF&lt;&quot;;[.$A35];&quot;&gt;&quot;)" office:value-type="string" office:string-value="CR6_OFF&lt;3&gt;">
            <text:p>CR6_OFF&lt;3&gt;</text:p>
          </table:table-cell>
          <table:table-cell table:style-name="ce1" table:formula="of:=CONCATENATE(&quot;CR&quot;;[.I$21];&quot;_OFF&lt;&quot;;[.$A35];&quot;&gt;&quot;)" office:value-type="string" office:string-value="CR7_OFF&lt;3&gt;">
            <text:p>CR7_OFF&lt;3&gt;</text:p>
          </table:table-cell>
          <table:table-cell table:style-name="ce1" table:number-columns-repeated="2"/>
          <table:table-cell office:value-type="float" office:value="6">
            <text:p>6</text:p>
          </table:table-cell>
          <table:table-cell table:formula="of:=CONCATENATE(&quot;V_pdD&quot;;[.L35])" office:value-type="string" office:string-value="V_pdD6">
            <text:p>V_pdD6</text:p>
          </table:table-cell>
          <table:table-cell table:formula="of:=CONCATENATE(&quot;V_pdA&quot;;[.L35])" office:value-type="string" office:string-value="V_pdA6">
            <text:p>V_pdA6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CONCATENATE(&quot;CR&quot;;[.B$21];&quot;_OFF&lt;&quot;;[.$A36];&quot;&gt;&quot;)" office:value-type="string" office:string-value="CR0_OFF&lt;4&gt;">
            <text:p>CR0_OFF&lt;4&gt;</text:p>
          </table:table-cell>
          <table:table-cell table:style-name="ce1" table:formula="of:=CONCATENATE(&quot;CR&quot;;[.C$21];&quot;_OFF&lt;&quot;;[.$A36];&quot;&gt;&quot;)" office:value-type="string" office:string-value="CR1_OFF&lt;4&gt;">
            <text:p>CR1_OFF&lt;4&gt;</text:p>
          </table:table-cell>
          <table:table-cell table:style-name="ce1" table:formula="of:=CONCATENATE(&quot;CR&quot;;[.D$21];&quot;_OFF&lt;&quot;;[.$A36];&quot;&gt;&quot;)" office:value-type="string" office:string-value="CR2_OFF&lt;4&gt;">
            <text:p>CR2_OFF&lt;4&gt;</text:p>
          </table:table-cell>
          <table:table-cell table:style-name="ce1" table:formula="of:=CONCATENATE(&quot;CR&quot;;[.E$21];&quot;_OFF&lt;&quot;;[.$A36];&quot;&gt;&quot;)" office:value-type="string" office:string-value="CR3_OFF&lt;4&gt;">
            <text:p>CR3_OFF&lt;4&gt;</text:p>
          </table:table-cell>
          <table:table-cell table:style-name="ce1" table:formula="of:=CONCATENATE(&quot;CR&quot;;[.F$21];&quot;_OFF&lt;&quot;;[.$A36];&quot;&gt;&quot;)" office:value-type="string" office:string-value="CR4_OFF&lt;4&gt;">
            <text:p>CR4_OFF&lt;4&gt;</text:p>
          </table:table-cell>
          <table:table-cell table:style-name="ce1" table:formula="of:=CONCATENATE(&quot;CR&quot;;[.G$21];&quot;_OFF&lt;&quot;;[.$A36];&quot;&gt;&quot;)" office:value-type="string" office:string-value="CR5_OFF&lt;4&gt;">
            <text:p>CR5_OFF&lt;4&gt;</text:p>
          </table:table-cell>
          <table:table-cell table:style-name="ce1" table:formula="of:=CONCATENATE(&quot;CR&quot;;[.H$21];&quot;_OFF&lt;&quot;;[.$A36];&quot;&gt;&quot;)" office:value-type="string" office:string-value="CR6_OFF&lt;4&gt;">
            <text:p>CR6_OFF&lt;4&gt;</text:p>
          </table:table-cell>
          <table:table-cell table:style-name="ce1" table:formula="of:=CONCATENATE(&quot;CR&quot;;[.I$21];&quot;_OFF&lt;&quot;;[.$A36];&quot;&gt;&quot;)" office:value-type="string" office:string-value="CR7_OFF&lt;4&gt;">
            <text:p>CR7_OFF&lt;4&gt;</text:p>
          </table:table-cell>
          <table:table-cell table:style-name="ce1" table:number-columns-repeated="2"/>
          <table:table-cell office:value-type="float" office:value="7">
            <text:p>7</text:p>
          </table:table-cell>
          <table:table-cell table:formula="of:=CONCATENATE(&quot;V_pdD&quot;;[.L36])" office:value-type="string" office:string-value="V_pdD7">
            <text:p>V_pdD7</text:p>
          </table:table-cell>
          <table:table-cell table:formula="of:=CONCATENATE(&quot;V_pdA&quot;;[.L36])" office:value-type="string" office:string-value="V_pdA7">
            <text:p>V_pdA7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CONCATENATE(&quot;CR&quot;;[.B$21];&quot;_OFF&lt;&quot;;[.$A37];&quot;&gt;&quot;)" office:value-type="string" office:string-value="CR0_OFF&lt;5&gt;">
            <text:p>CR0_OFF&lt;5&gt;</text:p>
          </table:table-cell>
          <table:table-cell table:style-name="ce1" table:formula="of:=CONCATENATE(&quot;CR&quot;;[.C$21];&quot;_OFF&lt;&quot;;[.$A37];&quot;&gt;&quot;)" office:value-type="string" office:string-value="CR1_OFF&lt;5&gt;">
            <text:p>CR1_OFF&lt;5&gt;</text:p>
          </table:table-cell>
          <table:table-cell table:style-name="ce1" table:formula="of:=CONCATENATE(&quot;CR&quot;;[.D$21];&quot;_OFF&lt;&quot;;[.$A37];&quot;&gt;&quot;)" office:value-type="string" office:string-value="CR2_OFF&lt;5&gt;">
            <text:p>CR2_OFF&lt;5&gt;</text:p>
          </table:table-cell>
          <table:table-cell table:style-name="ce1" table:formula="of:=CONCATENATE(&quot;CR&quot;;[.E$21];&quot;_OFF&lt;&quot;;[.$A37];&quot;&gt;&quot;)" office:value-type="string" office:string-value="CR3_OFF&lt;5&gt;">
            <text:p>CR3_OFF&lt;5&gt;</text:p>
          </table:table-cell>
          <table:table-cell table:style-name="ce1" table:formula="of:=CONCATENATE(&quot;CR&quot;;[.F$21];&quot;_OFF&lt;&quot;;[.$A37];&quot;&gt;&quot;)" office:value-type="string" office:string-value="CR4_OFF&lt;5&gt;">
            <text:p>CR4_OFF&lt;5&gt;</text:p>
          </table:table-cell>
          <table:table-cell table:style-name="ce1" table:formula="of:=CONCATENATE(&quot;CR&quot;;[.G$21];&quot;_OFF&lt;&quot;;[.$A37];&quot;&gt;&quot;)" office:value-type="string" office:string-value="CR5_OFF&lt;5&gt;">
            <text:p>CR5_OFF&lt;5&gt;</text:p>
          </table:table-cell>
          <table:table-cell table:style-name="ce1" table:formula="of:=CONCATENATE(&quot;CR&quot;;[.H$21];&quot;_OFF&lt;&quot;;[.$A37];&quot;&gt;&quot;)" office:value-type="string" office:string-value="CR6_OFF&lt;5&gt;">
            <text:p>CR6_OFF&lt;5&gt;</text:p>
          </table:table-cell>
          <table:table-cell table:style-name="ce1" table:formula="of:=CONCATENATE(&quot;CR&quot;;[.I$21];&quot;_OFF&lt;&quot;;[.$A37];&quot;&gt;&quot;)" office:value-type="string" office:string-value="CR7_OFF&lt;5&gt;">
            <text:p>CR7_OFF&lt;5&gt;</text:p>
          </table:table-cell>
          <table:table-cell table:style-name="ce1" table:number-columns-repeated="2"/>
          <table:table-cell office:value-type="float" office:value="8">
            <text:p>8</text:p>
          </table:table-cell>
          <table:table-cell table:formula="of:=CONCATENATE(&quot;V_pdD&quot;;[.L37])" office:value-type="string" office:string-value="V_pdD8">
            <text:p>V_pdD8</text:p>
          </table:table-cell>
          <table:table-cell table:formula="of:=CONCATENATE(&quot;V_pdA&quot;;[.L37])" office:value-type="string" office:string-value="V_pdA8">
            <text:p>V_pdA8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CONCATENATE(&quot;CR&quot;;[.B$21];&quot;_OFF&lt;&quot;;[.$A38];&quot;&gt;&quot;)" office:value-type="string" office:string-value="CR0_OFF&lt;6&gt;">
            <text:p>CR0_OFF&lt;6&gt;</text:p>
          </table:table-cell>
          <table:table-cell table:style-name="ce1" table:formula="of:=CONCATENATE(&quot;CR&quot;;[.C$21];&quot;_OFF&lt;&quot;;[.$A38];&quot;&gt;&quot;)" office:value-type="string" office:string-value="CR1_OFF&lt;6&gt;">
            <text:p>CR1_OFF&lt;6&gt;</text:p>
          </table:table-cell>
          <table:table-cell table:style-name="ce1" table:formula="of:=CONCATENATE(&quot;CR&quot;;[.D$21];&quot;_OFF&lt;&quot;;[.$A38];&quot;&gt;&quot;)" office:value-type="string" office:string-value="CR2_OFF&lt;6&gt;">
            <text:p>CR2_OFF&lt;6&gt;</text:p>
          </table:table-cell>
          <table:table-cell table:style-name="ce1" table:formula="of:=CONCATENATE(&quot;CR&quot;;[.E$21];&quot;_OFF&lt;&quot;;[.$A38];&quot;&gt;&quot;)" office:value-type="string" office:string-value="CR3_OFF&lt;6&gt;">
            <text:p>CR3_OFF&lt;6&gt;</text:p>
          </table:table-cell>
          <table:table-cell table:style-name="ce1" table:formula="of:=CONCATENATE(&quot;CR&quot;;[.F$21];&quot;_OFF&lt;&quot;;[.$A38];&quot;&gt;&quot;)" office:value-type="string" office:string-value="CR4_OFF&lt;6&gt;">
            <text:p>CR4_OFF&lt;6&gt;</text:p>
          </table:table-cell>
          <table:table-cell table:style-name="ce1" table:formula="of:=CONCATENATE(&quot;CR&quot;;[.G$21];&quot;_OFF&lt;&quot;;[.$A38];&quot;&gt;&quot;)" office:value-type="string" office:string-value="CR5_OFF&lt;6&gt;">
            <text:p>CR5_OFF&lt;6&gt;</text:p>
          </table:table-cell>
          <table:table-cell table:style-name="ce1" table:formula="of:=CONCATENATE(&quot;CR&quot;;[.H$21];&quot;_OFF&lt;&quot;;[.$A38];&quot;&gt;&quot;)" office:value-type="string" office:string-value="CR6_OFF&lt;6&gt;">
            <text:p>CR6_OFF&lt;6&gt;</text:p>
          </table:table-cell>
          <table:table-cell table:style-name="ce1" table:formula="of:=CONCATENATE(&quot;CR&quot;;[.I$21];&quot;_OFF&lt;&quot;;[.$A38];&quot;&gt;&quot;)" office:value-type="string" office:string-value="CR7_OFF&lt;6&gt;">
            <text:p>CR7_OFF&lt;6&gt;</text:p>
          </table:table-cell>
          <table:table-cell table:style-name="ce1" table:number-columns-repeated="2"/>
          <table:table-cell office:value-type="float" office:value="9">
            <text:p>9</text:p>
          </table:table-cell>
          <table:table-cell table:formula="of:=CONCATENATE(&quot;V_pdD&quot;;[.L38])" office:value-type="string" office:string-value="V_pdD9">
            <text:p>V_pdD9</text:p>
          </table:table-cell>
          <table:table-cell table:formula="of:=CONCATENATE(&quot;V_pdA&quot;;[.L38])" office:value-type="string" office:string-value="V_pdA9">
            <text:p>V_pdA9</text:p>
          </table:table-cell>
          <table:table-cell table:style-name="ce1" table:number-columns-repeated="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CONCATENATE(&quot;CR&quot;;[.B$21];&quot;_OFF&lt;&quot;;[.$A39];&quot;&gt;&quot;)" office:value-type="string" office:string-value="CR0_OFF&lt;7&gt;">
            <text:p>CR0_OFF&lt;7&gt;</text:p>
          </table:table-cell>
          <table:table-cell table:style-name="ce1" table:formula="of:=CONCATENATE(&quot;CR&quot;;[.C$21];&quot;_OFF&lt;&quot;;[.$A39];&quot;&gt;&quot;)" office:value-type="string" office:string-value="CR1_OFF&lt;7&gt;">
            <text:p>CR1_OFF&lt;7&gt;</text:p>
          </table:table-cell>
          <table:table-cell table:style-name="ce1" table:formula="of:=CONCATENATE(&quot;CR&quot;;[.D$21];&quot;_OFF&lt;&quot;;[.$A39];&quot;&gt;&quot;)" office:value-type="string" office:string-value="CR2_OFF&lt;7&gt;">
            <text:p>CR2_OFF&lt;7&gt;</text:p>
          </table:table-cell>
          <table:table-cell table:style-name="ce1" table:formula="of:=CONCATENATE(&quot;CR&quot;;[.E$21];&quot;_OFF&lt;&quot;;[.$A39];&quot;&gt;&quot;)" office:value-type="string" office:string-value="CR3_OFF&lt;7&gt;">
            <text:p>CR3_OFF&lt;7&gt;</text:p>
          </table:table-cell>
          <table:table-cell table:style-name="ce1" table:formula="of:=CONCATENATE(&quot;CR&quot;;[.F$21];&quot;_OFF&lt;&quot;;[.$A39];&quot;&gt;&quot;)" office:value-type="string" office:string-value="CR4_OFF&lt;7&gt;">
            <text:p>CR4_OFF&lt;7&gt;</text:p>
          </table:table-cell>
          <table:table-cell table:style-name="ce1" table:formula="of:=CONCATENATE(&quot;CR&quot;;[.G$21];&quot;_OFF&lt;&quot;;[.$A39];&quot;&gt;&quot;)" office:value-type="string" office:string-value="CR5_OFF&lt;7&gt;">
            <text:p>CR5_OFF&lt;7&gt;</text:p>
          </table:table-cell>
          <table:table-cell table:style-name="ce1" table:formula="of:=CONCATENATE(&quot;CR&quot;;[.H$21];&quot;_OFF&lt;&quot;;[.$A39];&quot;&gt;&quot;)" office:value-type="string" office:string-value="CR6_OFF&lt;7&gt;">
            <text:p>CR6_OFF&lt;7&gt;</text:p>
          </table:table-cell>
          <table:table-cell table:style-name="ce1" table:formula="of:=CONCATENATE(&quot;CR&quot;;[.I$21];&quot;_OFF&lt;&quot;;[.$A39];&quot;&gt;&quot;)" office:value-type="string" office:string-value="CR7_OFF&lt;7&gt;">
            <text:p>CR7_OFF&lt;7&gt;</text:p>
          </table:table-cell>
          <table:table-cell table:style-name="ce1" table:number-columns-repeated="2"/>
          <table:table-cell office:value-type="float" office:value="10">
            <text:p>10</text:p>
          </table:table-cell>
          <table:table-cell table:formula="of:=CONCATENATE(&quot;V_pdD&quot;;[.L39])" office:value-type="string" office:string-value="V_pdD10">
            <text:p>V_pdD10</text:p>
          </table:table-cell>
          <table:table-cell table:formula="of:=CONCATENATE(&quot;V_pdA&quot;;[.L39])" office:value-type="string" office:string-value="V_pdA10">
            <text:p>V_pdA10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table:formula="of:=CONCATENATE(&quot;CR&quot;;[.B$21];&quot;_OFF&lt;&quot;;&quot;7:0&gt;&quot;)" office:value-type="string" office:string-value="CR0_OFF&lt;7:0&gt;">
            <text:p>CR0_OFF&lt;7:0&gt;</text:p>
          </table:table-cell>
          <table:table-cell table:style-name="ce1" table:formula="of:=CONCATENATE(&quot;CR&quot;;[.C$21];&quot;_OFF&lt;&quot;;&quot;7:0&gt;&quot;)" office:value-type="string" office:string-value="CR1_OFF&lt;7:0&gt;">
            <text:p>CR1_OFF&lt;7:0&gt;</text:p>
          </table:table-cell>
          <table:table-cell table:style-name="ce1" table:formula="of:=CONCATENATE(&quot;CR&quot;;[.D$21];&quot;_OFF&lt;&quot;;&quot;7:0&gt;&quot;)" office:value-type="string" office:string-value="CR2_OFF&lt;7:0&gt;">
            <text:p>CR2_OFF&lt;7:0&gt;</text:p>
          </table:table-cell>
          <table:table-cell table:style-name="ce1" table:formula="of:=CONCATENATE(&quot;CR&quot;;[.E$21];&quot;_OFF&lt;&quot;;&quot;7:0&gt;&quot;)" office:value-type="string" office:string-value="CR3_OFF&lt;7:0&gt;">
            <text:p>CR3_OFF&lt;7:0&gt;</text:p>
          </table:table-cell>
          <table:table-cell table:style-name="ce1" table:formula="of:=CONCATENATE(&quot;CR&quot;;[.F$21];&quot;_OFF&lt;&quot;;&quot;7:0&gt;&quot;)" office:value-type="string" office:string-value="CR4_OFF&lt;7:0&gt;">
            <text:p>CR4_OFF&lt;7:0&gt;</text:p>
          </table:table-cell>
          <table:table-cell table:style-name="ce1" table:formula="of:=CONCATENATE(&quot;CR&quot;;[.G$21];&quot;_OFF&lt;&quot;;&quot;7:0&gt;&quot;)" office:value-type="string" office:string-value="CR5_OFF&lt;7:0&gt;">
            <text:p>CR5_OFF&lt;7:0&gt;</text:p>
          </table:table-cell>
          <table:table-cell table:style-name="ce1" table:formula="of:=CONCATENATE(&quot;CR&quot;;[.H$21];&quot;_OFF&lt;&quot;;&quot;7:0&gt;&quot;)" office:value-type="string" office:string-value="CR6_OFF&lt;7:0&gt;">
            <text:p>CR6_OFF&lt;7:0&gt;</text:p>
          </table:table-cell>
          <table:table-cell table:style-name="ce1" table:formula="of:=CONCATENATE(&quot;CR&quot;;[.I$21];&quot;_OFF&lt;&quot;;&quot;7:0&gt;&quot;)" office:value-type="string" office:string-value="CR7_OFF&lt;7:0&gt;">
            <text:p>CR7_OFF&lt;7:0&gt;</text:p>
          </table:table-cell>
          <table:table-cell table:style-name="ce1" table:number-columns-repeated="2"/>
          <table:table-cell office:value-type="float" office:value="11">
            <text:p>11</text:p>
          </table:table-cell>
          <table:table-cell table:formula="of:=CONCATENATE(&quot;V_pdD&quot;;[.L40])" office:value-type="string" office:string-value="V_pdD11">
            <text:p>V_pdD11</text:p>
          </table:table-cell>
          <table:table-cell table:formula="of:=CONCATENATE(&quot;V_pdA&quot;;[.L40])" office:value-type="string" office:string-value="V_pdA11">
            <text:p>V_pdA1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table:formula="of:=CONCATENATE(&quot;CREQ_ON&lt;&quot;;[.B$21];&quot;&gt;&quot;)" office:value-type="string" office:string-value="CREQ_ON&lt;0&gt;">
            <text:p>CREQ_ON&lt;0&gt;</text:p>
          </table:table-cell>
          <table:table-cell table:style-name="ce1" table:formula="of:=CONCATENATE(&quot;CREQ_ON&lt;&quot;;[.C$21];&quot;&gt;&quot;)" office:value-type="string" office:string-value="CREQ_ON&lt;1&gt;">
            <text:p>CREQ_ON&lt;1&gt;</text:p>
          </table:table-cell>
          <table:table-cell table:style-name="ce1" table:formula="of:=CONCATENATE(&quot;CREQ_ON&lt;&quot;;[.D$21];&quot;&gt;&quot;)" office:value-type="string" office:string-value="CREQ_ON&lt;2&gt;">
            <text:p>CREQ_ON&lt;2&gt;</text:p>
          </table:table-cell>
          <table:table-cell table:style-name="ce1" table:formula="of:=CONCATENATE(&quot;CREQ_ON&lt;&quot;;[.E$21];&quot;&gt;&quot;)" office:value-type="string" office:string-value="CREQ_ON&lt;3&gt;">
            <text:p>CREQ_ON&lt;3&gt;</text:p>
          </table:table-cell>
          <table:table-cell table:style-name="ce1" table:formula="of:=CONCATENATE(&quot;CREQ_ON&lt;&quot;;[.F$21];&quot;&gt;&quot;)" office:value-type="string" office:string-value="CREQ_ON&lt;4&gt;">
            <text:p>CREQ_ON&lt;4&gt;</text:p>
          </table:table-cell>
          <table:table-cell table:style-name="ce1" table:formula="of:=CONCATENATE(&quot;CREQ_ON&lt;&quot;;[.G$21];&quot;&gt;&quot;)" office:value-type="string" office:string-value="CREQ_ON&lt;5&gt;">
            <text:p>CREQ_ON&lt;5&gt;</text:p>
          </table:table-cell>
          <table:table-cell table:style-name="ce1" table:formula="of:=CONCATENATE(&quot;CREQ_ON&lt;&quot;;[.H$21];&quot;&gt;&quot;)" office:value-type="string" office:string-value="CREQ_ON&lt;6&gt;">
            <text:p>CREQ_ON&lt;6&gt;</text:p>
          </table:table-cell>
          <table:table-cell table:style-name="ce1" table:formula="of:=CONCATENATE(&quot;CREQ_ON&lt;&quot;;[.I$21];&quot;&gt;&quot;)" office:value-type="string" office:string-value="CREQ_ON&lt;7&gt;">
            <text:p>CREQ_ON&lt;7&gt;</text:p>
          </table:table-cell>
          <table:table-cell table:style-name="ce1" table:number-columns-repeated="2"/>
          <table:table-cell office:value-type="float" office:value="12">
            <text:p>12</text:p>
          </table:table-cell>
          <table:table-cell table:formula="of:=CONCATENATE(&quot;V_pdD&quot;;[.L41])" office:value-type="string" office:string-value="V_pdD12">
            <text:p>V_pdD12</text:p>
          </table:table-cell>
          <table:table-cell table:formula="of:=CONCATENATE(&quot;V_pdA&quot;;[.L41])" office:value-type="string" office:string-value="V_pdA12">
            <text:p>V_pdA12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table:formula="of:=CONCATENATE(&quot;CREQ_OFF&lt;&quot;;[.B$21];&quot;&gt;&quot;)" office:value-type="string" office:string-value="CREQ_OFF&lt;0&gt;">
            <text:p>CREQ_OFF&lt;0&gt;</text:p>
          </table:table-cell>
          <table:table-cell table:style-name="ce1" table:formula="of:=CONCATENATE(&quot;CREQ_OFF&lt;&quot;;[.C$21];&quot;&gt;&quot;)" office:value-type="string" office:string-value="CREQ_OFF&lt;1&gt;">
            <text:p>CREQ_OFF&lt;1&gt;</text:p>
          </table:table-cell>
          <table:table-cell table:style-name="ce1" table:formula="of:=CONCATENATE(&quot;CREQ_OFF&lt;&quot;;[.D$21];&quot;&gt;&quot;)" office:value-type="string" office:string-value="CREQ_OFF&lt;2&gt;">
            <text:p>CREQ_OFF&lt;2&gt;</text:p>
          </table:table-cell>
          <table:table-cell table:style-name="ce1" table:formula="of:=CONCATENATE(&quot;CREQ_OFF&lt;&quot;;[.E$21];&quot;&gt;&quot;)" office:value-type="string" office:string-value="CREQ_OFF&lt;3&gt;">
            <text:p>CREQ_OFF&lt;3&gt;</text:p>
          </table:table-cell>
          <table:table-cell table:style-name="ce1" table:formula="of:=CONCATENATE(&quot;CREQ_OFF&lt;&quot;;[.F$21];&quot;&gt;&quot;)" office:value-type="string" office:string-value="CREQ_OFF&lt;4&gt;">
            <text:p>CREQ_OFF&lt;4&gt;</text:p>
          </table:table-cell>
          <table:table-cell table:style-name="ce1" table:formula="of:=CONCATENATE(&quot;CREQ_OFF&lt;&quot;;[.G$21];&quot;&gt;&quot;)" office:value-type="string" office:string-value="CREQ_OFF&lt;5&gt;">
            <text:p>CREQ_OFF&lt;5&gt;</text:p>
          </table:table-cell>
          <table:table-cell table:style-name="ce1" table:formula="of:=CONCATENATE(&quot;CREQ_OFF&lt;&quot;;[.H$21];&quot;&gt;&quot;)" office:value-type="string" office:string-value="CREQ_OFF&lt;6&gt;">
            <text:p>CREQ_OFF&lt;6&gt;</text:p>
          </table:table-cell>
          <table:table-cell table:style-name="ce1" table:formula="of:=CONCATENATE(&quot;CREQ_OFF&lt;&quot;;[.I$21];&quot;&gt;&quot;)" office:value-type="string" office:string-value="CREQ_OFF&lt;7&gt;">
            <text:p>CREQ_OFF&lt;7&gt;</text:p>
          </table:table-cell>
          <table:table-cell table:style-name="ce1" table:number-columns-repeated="2"/>
          <table:table-cell office:value-type="float" office:value="13">
            <text:p>13</text:p>
          </table:table-cell>
          <table:table-cell table:formula="of:=CONCATENATE(&quot;V_pdD&quot;;[.L42])" office:value-type="string" office:string-value="V_pdD13">
            <text:p>V_pdD13</text:p>
          </table:table-cell>
          <table:table-cell table:formula="of:=CONCATENATE(&quot;V_pdA&quot;;[.L42])" office:value-type="string" office:string-value="V_pdA13">
            <text:p>V_pdA13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table:formula="of:=CONCATENATE(&quot;nACKCREQ&lt;&quot;;[.B$21];&quot;&gt;&quot;)" office:value-type="string" office:string-value="nACKCREQ&lt;0&gt;">
            <text:p>nACKCREQ&lt;0&gt;</text:p>
          </table:table-cell>
          <table:table-cell table:style-name="ce1" table:formula="of:=CONCATENATE(&quot;nACKCREQ&lt;&quot;;[.C$21];&quot;&gt;&quot;)" office:value-type="string" office:string-value="nACKCREQ&lt;1&gt;">
            <text:p>nACKCREQ&lt;1&gt;</text:p>
          </table:table-cell>
          <table:table-cell table:style-name="ce1" table:formula="of:=CONCATENATE(&quot;nACKCREQ&lt;&quot;;[.D$21];&quot;&gt;&quot;)" office:value-type="string" office:string-value="nACKCREQ&lt;2&gt;">
            <text:p>nACKCREQ&lt;2&gt;</text:p>
          </table:table-cell>
          <table:table-cell table:style-name="ce1" table:formula="of:=CONCATENATE(&quot;nACKCREQ&lt;&quot;;[.E$21];&quot;&gt;&quot;)" office:value-type="string" office:string-value="nACKCREQ&lt;3&gt;">
            <text:p>nACKCREQ&lt;3&gt;</text:p>
          </table:table-cell>
          <table:table-cell table:style-name="ce1" table:formula="of:=CONCATENATE(&quot;nACKCREQ&lt;&quot;;[.F$21];&quot;&gt;&quot;)" office:value-type="string" office:string-value="nACKCREQ&lt;4&gt;">
            <text:p>nACKCREQ&lt;4&gt;</text:p>
          </table:table-cell>
          <table:table-cell table:style-name="ce1" table:formula="of:=CONCATENATE(&quot;nACKCREQ&lt;&quot;;[.G$21];&quot;&gt;&quot;)" office:value-type="string" office:string-value="nACKCREQ&lt;5&gt;">
            <text:p>nACKCREQ&lt;5&gt;</text:p>
          </table:table-cell>
          <table:table-cell table:style-name="ce1" table:formula="of:=CONCATENATE(&quot;nACKCREQ&lt;&quot;;[.H$21];&quot;&gt;&quot;)" office:value-type="string" office:string-value="nACKCREQ&lt;6&gt;">
            <text:p>nACKCREQ&lt;6&gt;</text:p>
          </table:table-cell>
          <table:table-cell table:style-name="ce1" table:formula="of:=CONCATENATE(&quot;nACKCREQ&lt;&quot;;[.I$21];&quot;&gt;&quot;)" office:value-type="string" office:string-value="nACKCREQ&lt;7&gt;">
            <text:p>nACKCREQ&lt;7&gt;</text:p>
          </table:table-cell>
          <table:table-cell table:style-name="ce1" table:number-columns-repeated="2"/>
          <table:table-cell office:value-type="float" office:value="14">
            <text:p>14</text:p>
          </table:table-cell>
          <table:table-cell table:formula="of:=CONCATENATE(&quot;V_pdD&quot;;[.L43])" office:value-type="string" office:string-value="V_pdD14">
            <text:p>V_pdD14</text:p>
          </table:table-cell>
          <table:table-cell table:formula="of:=CONCATENATE(&quot;V_pdA&quot;;[.L43])" office:value-type="string" office:string-value="V_pdA14">
            <text:p>V_pdA14</text:p>
          </table:table-cell>
          <table:table-cell table:style-name="ce1" table:number-columns-repeated="5"/>
        </table:table-row>
        <table:table-row table:style-name="ro2">
          <table:table-cell table:number-columns-repeated="11"/>
          <table:table-cell office:value-type="float" office:value="15">
            <text:p>15</text:p>
          </table:table-cell>
          <table:table-cell table:formula="of:=CONCATENATE(&quot;V_pdD&quot;;[.L44])" office:value-type="string" office:string-value="V_pdD15">
            <text:p>V_pdD15</text:p>
          </table:table-cell>
          <table:table-cell table:formula="of:=CONCATENATE(&quot;V_pdA&quot;;[.L44])" office:value-type="string" office:string-value="V_pdA15">
            <text:p>V_pdA1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16">
            <text:p>16</text:p>
          </table:table-cell>
          <table:table-cell table:formula="of:=CONCATENATE(&quot;V_pdD&quot;;[.L45])" office:value-type="string" office:string-value="V_pdD16">
            <text:p>V_pdD16</text:p>
          </table:table-cell>
          <table:table-cell table:formula="of:=CONCATENATE(&quot;V_pdA&quot;;[.L45])" office:value-type="string" office:string-value="V_pdA16">
            <text:p>V_pdA1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17">
            <text:p>17</text:p>
          </table:table-cell>
          <table:table-cell table:formula="of:=CONCATENATE(&quot;V_pdD&quot;;[.L46])" office:value-type="string" office:string-value="V_pdD17">
            <text:p>V_pdD17</text:p>
          </table:table-cell>
          <table:table-cell table:formula="of:=CONCATENATE(&quot;V_pdA&quot;;[.L46])" office:value-type="string" office:string-value="V_pdA17">
            <text:p>V_pdA1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18">
            <text:p>18</text:p>
          </table:table-cell>
          <table:table-cell table:formula="of:=CONCATENATE(&quot;V_pdD&quot;;[.L47])" office:value-type="string" office:string-value="V_pdD18">
            <text:p>V_pdD18</text:p>
          </table:table-cell>
          <table:table-cell table:formula="of:=CONCATENATE(&quot;V_pdA&quot;;[.L47])" office:value-type="string" office:string-value="V_pdA18">
            <text:p>V_pdA1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19">
            <text:p>19</text:p>
          </table:table-cell>
          <table:table-cell table:formula="of:=CONCATENATE(&quot;V_pdD&quot;;[.L48])" office:value-type="string" office:string-value="V_pdD19">
            <text:p>V_pdD19</text:p>
          </table:table-cell>
          <table:table-cell table:formula="of:=CONCATENATE(&quot;V_pdA&quot;;[.L48])" office:value-type="string" office:string-value="V_pdA19">
            <text:p>V_pdA1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0">
            <text:p>20</text:p>
          </table:table-cell>
          <table:table-cell table:formula="of:=CONCATENATE(&quot;V_pdD&quot;;[.L49])" office:value-type="string" office:string-value="V_pdD20">
            <text:p>V_pdD20</text:p>
          </table:table-cell>
          <table:table-cell table:formula="of:=CONCATENATE(&quot;V_pdA&quot;;[.L49])" office:value-type="string" office:string-value="V_pdA20">
            <text:p>V_pdA2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1">
            <text:p>21</text:p>
          </table:table-cell>
          <table:table-cell table:formula="of:=CONCATENATE(&quot;V_pdD&quot;;[.L50])" office:value-type="string" office:string-value="V_pdD21">
            <text:p>V_pdD21</text:p>
          </table:table-cell>
          <table:table-cell table:formula="of:=CONCATENATE(&quot;V_pdA&quot;;[.L50])" office:value-type="string" office:string-value="V_pdA21">
            <text:p>V_pdA2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2">
            <text:p>22</text:p>
          </table:table-cell>
          <table:table-cell table:formula="of:=CONCATENATE(&quot;V_pdD&quot;;[.L51])" office:value-type="string" office:string-value="V_pdD22">
            <text:p>V_pdD22</text:p>
          </table:table-cell>
          <table:table-cell table:formula="of:=CONCATENATE(&quot;V_pdA&quot;;[.L51])" office:value-type="string" office:string-value="V_pdA22">
            <text:p>V_pdA2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3">
            <text:p>23</text:p>
          </table:table-cell>
          <table:table-cell table:formula="of:=CONCATENATE(&quot;V_pdD&quot;;[.L52])" office:value-type="string" office:string-value="V_pdD23">
            <text:p>V_pdD23</text:p>
          </table:table-cell>
          <table:table-cell table:formula="of:=CONCATENATE(&quot;V_pdA&quot;;[.L52])" office:value-type="string" office:string-value="V_pdA23">
            <text:p>V_pdA2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4">
            <text:p>24</text:p>
          </table:table-cell>
          <table:table-cell table:formula="of:=CONCATENATE(&quot;V_pdD&quot;;[.L53])" office:value-type="string" office:string-value="V_pdD24">
            <text:p>V_pdD24</text:p>
          </table:table-cell>
          <table:table-cell table:formula="of:=CONCATENATE(&quot;V_pdA&quot;;[.L53])" office:value-type="string" office:string-value="V_pdA24">
            <text:p>V_pdA2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5">
            <text:p>25</text:p>
          </table:table-cell>
          <table:table-cell table:formula="of:=CONCATENATE(&quot;V_pdD&quot;;[.L54])" office:value-type="string" office:string-value="V_pdD25">
            <text:p>V_pdD25</text:p>
          </table:table-cell>
          <table:table-cell table:formula="of:=CONCATENATE(&quot;V_pdA&quot;;[.L54])" office:value-type="string" office:string-value="V_pdA25">
            <text:p>V_pdA2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6">
            <text:p>26</text:p>
          </table:table-cell>
          <table:table-cell table:formula="of:=CONCATENATE(&quot;V_pdD&quot;;[.L55])" office:value-type="string" office:string-value="V_pdD26">
            <text:p>V_pdD26</text:p>
          </table:table-cell>
          <table:table-cell table:formula="of:=CONCATENATE(&quot;V_pdA&quot;;[.L55])" office:value-type="string" office:string-value="V_pdA26">
            <text:p>V_pdA2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7">
            <text:p>27</text:p>
          </table:table-cell>
          <table:table-cell table:formula="of:=CONCATENATE(&quot;V_pdD&quot;;[.L56])" office:value-type="string" office:string-value="V_pdD27">
            <text:p>V_pdD27</text:p>
          </table:table-cell>
          <table:table-cell table:formula="of:=CONCATENATE(&quot;V_pdA&quot;;[.L56])" office:value-type="string" office:string-value="V_pdA27">
            <text:p>V_pdA2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8">
            <text:p>28</text:p>
          </table:table-cell>
          <table:table-cell table:formula="of:=CONCATENATE(&quot;V_pdD&quot;;[.L57])" office:value-type="string" office:string-value="V_pdD28">
            <text:p>V_pdD28</text:p>
          </table:table-cell>
          <table:table-cell table:formula="of:=CONCATENATE(&quot;V_pdA&quot;;[.L57])" office:value-type="string" office:string-value="V_pdA28">
            <text:p>V_pdA2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9">
            <text:p>29</text:p>
          </table:table-cell>
          <table:table-cell table:formula="of:=CONCATENATE(&quot;V_pdD&quot;;[.L58])" office:value-type="string" office:string-value="V_pdD29">
            <text:p>V_pdD29</text:p>
          </table:table-cell>
          <table:table-cell table:formula="of:=CONCATENATE(&quot;V_pdA&quot;;[.L58])" office:value-type="string" office:string-value="V_pdA29">
            <text:p>V_pdA2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0">
            <text:p>30</text:p>
          </table:table-cell>
          <table:table-cell table:formula="of:=CONCATENATE(&quot;V_pdD&quot;;[.L59])" office:value-type="string" office:string-value="V_pdD30">
            <text:p>V_pdD30</text:p>
          </table:table-cell>
          <table:table-cell table:formula="of:=CONCATENATE(&quot;V_pdA&quot;;[.L59])" office:value-type="string" office:string-value="V_pdA30">
            <text:p>V_pdA3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1">
            <text:p>31</text:p>
          </table:table-cell>
          <table:table-cell table:formula="of:=CONCATENATE(&quot;V_pdD&quot;;[.L60])" office:value-type="string" office:string-value="V_pdD31">
            <text:p>V_pdD31</text:p>
          </table:table-cell>
          <table:table-cell table:formula="of:=CONCATENATE(&quot;V_pdA&quot;;[.L60])" office:value-type="string" office:string-value="V_pdA31">
            <text:p>V_pdA3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2">
            <text:p>32</text:p>
          </table:table-cell>
          <table:table-cell table:formula="of:=CONCATENATE(&quot;V_pdD&quot;;[.L61])" office:value-type="string" office:string-value="V_pdD32">
            <text:p>V_pdD32</text:p>
          </table:table-cell>
          <table:table-cell table:formula="of:=CONCATENATE(&quot;V_pdA&quot;;[.L61])" office:value-type="string" office:string-value="V_pdA32">
            <text:p>V_pdA3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3">
            <text:p>33</text:p>
          </table:table-cell>
          <table:table-cell table:formula="of:=CONCATENATE(&quot;V_pdD&quot;;[.L62])" office:value-type="string" office:string-value="V_pdD33">
            <text:p>V_pdD33</text:p>
          </table:table-cell>
          <table:table-cell table:formula="of:=CONCATENATE(&quot;V_pdA&quot;;[.L62])" office:value-type="string" office:string-value="V_pdA33">
            <text:p>V_pdA3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4">
            <text:p>34</text:p>
          </table:table-cell>
          <table:table-cell table:formula="of:=CONCATENATE(&quot;V_pdD&quot;;[.L63])" office:value-type="string" office:string-value="V_pdD34">
            <text:p>V_pdD34</text:p>
          </table:table-cell>
          <table:table-cell table:formula="of:=CONCATENATE(&quot;V_pdA&quot;;[.L63])" office:value-type="string" office:string-value="V_pdA34">
            <text:p>V_pdA3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5">
            <text:p>35</text:p>
          </table:table-cell>
          <table:table-cell table:formula="of:=CONCATENATE(&quot;V_pdD&quot;;[.L64])" office:value-type="string" office:string-value="V_pdD35">
            <text:p>V_pdD35</text:p>
          </table:table-cell>
          <table:table-cell table:formula="of:=CONCATENATE(&quot;V_pdA&quot;;[.L64])" office:value-type="string" office:string-value="V_pdA35">
            <text:p>V_pdA3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6">
            <text:p>36</text:p>
          </table:table-cell>
          <table:table-cell table:formula="of:=CONCATENATE(&quot;V_pdD&quot;;[.L65])" office:value-type="string" office:string-value="V_pdD36">
            <text:p>V_pdD36</text:p>
          </table:table-cell>
          <table:table-cell table:formula="of:=CONCATENATE(&quot;V_pdA&quot;;[.L65])" office:value-type="string" office:string-value="V_pdA36">
            <text:p>V_pdA3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7">
            <text:p>37</text:p>
          </table:table-cell>
          <table:table-cell table:formula="of:=CONCATENATE(&quot;V_pdD&quot;;[.L66])" office:value-type="string" office:string-value="V_pdD37">
            <text:p>V_pdD37</text:p>
          </table:table-cell>
          <table:table-cell table:formula="of:=CONCATENATE(&quot;V_pdA&quot;;[.L66])" office:value-type="string" office:string-value="V_pdA37">
            <text:p>V_pdA3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8">
            <text:p>38</text:p>
          </table:table-cell>
          <table:table-cell table:formula="of:=CONCATENATE(&quot;V_pdD&quot;;[.L67])" office:value-type="string" office:string-value="V_pdD38">
            <text:p>V_pdD38</text:p>
          </table:table-cell>
          <table:table-cell table:formula="of:=CONCATENATE(&quot;V_pdA&quot;;[.L67])" office:value-type="string" office:string-value="V_pdA38">
            <text:p>V_pdA3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39">
            <text:p>39</text:p>
          </table:table-cell>
          <table:table-cell table:formula="of:=CONCATENATE(&quot;V_pdD&quot;;[.L68])" office:value-type="string" office:string-value="V_pdD39">
            <text:p>V_pdD39</text:p>
          </table:table-cell>
          <table:table-cell table:formula="of:=CONCATENATE(&quot;V_pdA&quot;;[.L68])" office:value-type="string" office:string-value="V_pdA39">
            <text:p>V_pdA3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0">
            <text:p>40</text:p>
          </table:table-cell>
          <table:table-cell table:formula="of:=CONCATENATE(&quot;V_pdD&quot;;[.L69])" office:value-type="string" office:string-value="V_pdD40">
            <text:p>V_pdD40</text:p>
          </table:table-cell>
          <table:table-cell table:formula="of:=CONCATENATE(&quot;V_pdA&quot;;[.L69])" office:value-type="string" office:string-value="V_pdA40">
            <text:p>V_pdA4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1">
            <text:p>41</text:p>
          </table:table-cell>
          <table:table-cell table:formula="of:=CONCATENATE(&quot;V_pdD&quot;;[.L70])" office:value-type="string" office:string-value="V_pdD41">
            <text:p>V_pdD41</text:p>
          </table:table-cell>
          <table:table-cell table:formula="of:=CONCATENATE(&quot;V_pdA&quot;;[.L70])" office:value-type="string" office:string-value="V_pdA41">
            <text:p>V_pdA4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2">
            <text:p>42</text:p>
          </table:table-cell>
          <table:table-cell table:formula="of:=CONCATENATE(&quot;V_pdD&quot;;[.L71])" office:value-type="string" office:string-value="V_pdD42">
            <text:p>V_pdD42</text:p>
          </table:table-cell>
          <table:table-cell table:formula="of:=CONCATENATE(&quot;V_pdA&quot;;[.L71])" office:value-type="string" office:string-value="V_pdA42">
            <text:p>V_pdA4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3">
            <text:p>43</text:p>
          </table:table-cell>
          <table:table-cell table:formula="of:=CONCATENATE(&quot;V_pdD&quot;;[.L72])" office:value-type="string" office:string-value="V_pdD43">
            <text:p>V_pdD43</text:p>
          </table:table-cell>
          <table:table-cell table:formula="of:=CONCATENATE(&quot;V_pdA&quot;;[.L72])" office:value-type="string" office:string-value="V_pdA43">
            <text:p>V_pdA4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4">
            <text:p>44</text:p>
          </table:table-cell>
          <table:table-cell table:formula="of:=CONCATENATE(&quot;V_pdD&quot;;[.L73])" office:value-type="string" office:string-value="V_pdD44">
            <text:p>V_pdD44</text:p>
          </table:table-cell>
          <table:table-cell table:formula="of:=CONCATENATE(&quot;V_pdA&quot;;[.L73])" office:value-type="string" office:string-value="V_pdA44">
            <text:p>V_pdA4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5">
            <text:p>45</text:p>
          </table:table-cell>
          <table:table-cell table:formula="of:=CONCATENATE(&quot;V_pdD&quot;;[.L74])" office:value-type="string" office:string-value="V_pdD45">
            <text:p>V_pdD45</text:p>
          </table:table-cell>
          <table:table-cell table:formula="of:=CONCATENATE(&quot;V_pdA&quot;;[.L74])" office:value-type="string" office:string-value="V_pdA45">
            <text:p>V_pdA4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6">
            <text:p>46</text:p>
          </table:table-cell>
          <table:table-cell table:formula="of:=CONCATENATE(&quot;V_pdD&quot;;[.L75])" office:value-type="string" office:string-value="V_pdD46">
            <text:p>V_pdD46</text:p>
          </table:table-cell>
          <table:table-cell table:formula="of:=CONCATENATE(&quot;V_pdA&quot;;[.L75])" office:value-type="string" office:string-value="V_pdA46">
            <text:p>V_pdA4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7">
            <text:p>47</text:p>
          </table:table-cell>
          <table:table-cell table:formula="of:=CONCATENATE(&quot;V_pdD&quot;;[.L76])" office:value-type="string" office:string-value="V_pdD47">
            <text:p>V_pdD47</text:p>
          </table:table-cell>
          <table:table-cell table:formula="of:=CONCATENATE(&quot;V_pdA&quot;;[.L76])" office:value-type="string" office:string-value="V_pdA47">
            <text:p>V_pdA4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8">
            <text:p>48</text:p>
          </table:table-cell>
          <table:table-cell table:formula="of:=CONCATENATE(&quot;V_pdD&quot;;[.L77])" office:value-type="string" office:string-value="V_pdD48">
            <text:p>V_pdD48</text:p>
          </table:table-cell>
          <table:table-cell table:formula="of:=CONCATENATE(&quot;V_pdA&quot;;[.L77])" office:value-type="string" office:string-value="V_pdA48">
            <text:p>V_pdA4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49">
            <text:p>49</text:p>
          </table:table-cell>
          <table:table-cell table:formula="of:=CONCATENATE(&quot;V_pdD&quot;;[.L78])" office:value-type="string" office:string-value="V_pdD49">
            <text:p>V_pdD49</text:p>
          </table:table-cell>
          <table:table-cell table:formula="of:=CONCATENATE(&quot;V_pdA&quot;;[.L78])" office:value-type="string" office:string-value="V_pdA49">
            <text:p>V_pdA4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0">
            <text:p>50</text:p>
          </table:table-cell>
          <table:table-cell table:formula="of:=CONCATENATE(&quot;V_pdD&quot;;[.L79])" office:value-type="string" office:string-value="V_pdD50">
            <text:p>V_pdD50</text:p>
          </table:table-cell>
          <table:table-cell table:formula="of:=CONCATENATE(&quot;V_pdA&quot;;[.L79])" office:value-type="string" office:string-value="V_pdA50">
            <text:p>V_pdA5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1">
            <text:p>51</text:p>
          </table:table-cell>
          <table:table-cell table:formula="of:=CONCATENATE(&quot;V_pdD&quot;;[.L80])" office:value-type="string" office:string-value="V_pdD51">
            <text:p>V_pdD51</text:p>
          </table:table-cell>
          <table:table-cell table:formula="of:=CONCATENATE(&quot;V_pdA&quot;;[.L80])" office:value-type="string" office:string-value="V_pdA51">
            <text:p>V_pdA5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2">
            <text:p>52</text:p>
          </table:table-cell>
          <table:table-cell table:formula="of:=CONCATENATE(&quot;V_pdD&quot;;[.L81])" office:value-type="string" office:string-value="V_pdD52">
            <text:p>V_pdD52</text:p>
          </table:table-cell>
          <table:table-cell table:formula="of:=CONCATENATE(&quot;V_pdA&quot;;[.L81])" office:value-type="string" office:string-value="V_pdA52">
            <text:p>V_pdA5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3">
            <text:p>53</text:p>
          </table:table-cell>
          <table:table-cell table:formula="of:=CONCATENATE(&quot;V_pdD&quot;;[.L82])" office:value-type="string" office:string-value="V_pdD53">
            <text:p>V_pdD53</text:p>
          </table:table-cell>
          <table:table-cell table:formula="of:=CONCATENATE(&quot;V_pdA&quot;;[.L82])" office:value-type="string" office:string-value="V_pdA53">
            <text:p>V_pdA5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4">
            <text:p>54</text:p>
          </table:table-cell>
          <table:table-cell table:formula="of:=CONCATENATE(&quot;V_pdD&quot;;[.L83])" office:value-type="string" office:string-value="V_pdD54">
            <text:p>V_pdD54</text:p>
          </table:table-cell>
          <table:table-cell table:formula="of:=CONCATENATE(&quot;V_pdA&quot;;[.L83])" office:value-type="string" office:string-value="V_pdA54">
            <text:p>V_pdA5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5">
            <text:p>55</text:p>
          </table:table-cell>
          <table:table-cell table:formula="of:=CONCATENATE(&quot;V_pdD&quot;;[.L84])" office:value-type="string" office:string-value="V_pdD55">
            <text:p>V_pdD55</text:p>
          </table:table-cell>
          <table:table-cell table:formula="of:=CONCATENATE(&quot;V_pdA&quot;;[.L84])" office:value-type="string" office:string-value="V_pdA55">
            <text:p>V_pdA5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6">
            <text:p>56</text:p>
          </table:table-cell>
          <table:table-cell table:formula="of:=CONCATENATE(&quot;V_pdD&quot;;[.L85])" office:value-type="string" office:string-value="V_pdD56">
            <text:p>V_pdD56</text:p>
          </table:table-cell>
          <table:table-cell table:formula="of:=CONCATENATE(&quot;V_pdA&quot;;[.L85])" office:value-type="string" office:string-value="V_pdA56">
            <text:p>V_pdA5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7">
            <text:p>57</text:p>
          </table:table-cell>
          <table:table-cell table:formula="of:=CONCATENATE(&quot;V_pdD&quot;;[.L86])" office:value-type="string" office:string-value="V_pdD57">
            <text:p>V_pdD57</text:p>
          </table:table-cell>
          <table:table-cell table:formula="of:=CONCATENATE(&quot;V_pdA&quot;;[.L86])" office:value-type="string" office:string-value="V_pdA57">
            <text:p>V_pdA5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8">
            <text:p>58</text:p>
          </table:table-cell>
          <table:table-cell table:formula="of:=CONCATENATE(&quot;V_pdD&quot;;[.L87])" office:value-type="string" office:string-value="V_pdD58">
            <text:p>V_pdD58</text:p>
          </table:table-cell>
          <table:table-cell table:formula="of:=CONCATENATE(&quot;V_pdA&quot;;[.L87])" office:value-type="string" office:string-value="V_pdA58">
            <text:p>V_pdA5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59">
            <text:p>59</text:p>
          </table:table-cell>
          <table:table-cell table:formula="of:=CONCATENATE(&quot;V_pdD&quot;;[.L88])" office:value-type="string" office:string-value="V_pdD59">
            <text:p>V_pdD59</text:p>
          </table:table-cell>
          <table:table-cell table:formula="of:=CONCATENATE(&quot;V_pdA&quot;;[.L88])" office:value-type="string" office:string-value="V_pdA59">
            <text:p>V_pdA5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60">
            <text:p>60</text:p>
          </table:table-cell>
          <table:table-cell table:formula="of:=CONCATENATE(&quot;V_pdD&quot;;[.L89])" office:value-type="string" office:string-value="V_pdD60">
            <text:p>V_pdD60</text:p>
          </table:table-cell>
          <table:table-cell table:formula="of:=CONCATENATE(&quot;V_pdA&quot;;[.L89])" office:value-type="string" office:string-value="V_pdA60">
            <text:p>V_pdA6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61">
            <text:p>61</text:p>
          </table:table-cell>
          <table:table-cell table:formula="of:=CONCATENATE(&quot;V_pdD&quot;;[.L90])" office:value-type="string" office:string-value="V_pdD61">
            <text:p>V_pdD61</text:p>
          </table:table-cell>
          <table:table-cell table:formula="of:=CONCATENATE(&quot;V_pdA&quot;;[.L90])" office:value-type="string" office:string-value="V_pdA61">
            <text:p>V_pdA6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62">
            <text:p>62</text:p>
          </table:table-cell>
          <table:table-cell table:formula="of:=CONCATENATE(&quot;V_pdD&quot;;[.L91])" office:value-type="string" office:string-value="V_pdD62">
            <text:p>V_pdD62</text:p>
          </table:table-cell>
          <table:table-cell table:formula="of:=CONCATENATE(&quot;V_pdA&quot;;[.L91])" office:value-type="string" office:string-value="V_pdA62">
            <text:p>V_pdA6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63">
            <text:p>63</text:p>
          </table:table-cell>
          <table:table-cell table:formula="of:=CONCATENATE(&quot;V_pdD&quot;;[.L92])" office:value-type="string" office:string-value="V_pdD63">
            <text:p>V_pdD63</text:p>
          </table:table-cell>
          <table:table-cell table:formula="of:=CONCATENATE(&quot;V_pdA&quot;;[.L92])" office:value-type="string" office:string-value="V_pdA63">
            <text:p>V_pdA63</text:p>
          </table:table-cell>
          <table:table-cell table:number-columns-repeated="5"/>
        </table:table-row>
      </table:table>
      <table:table table:name="ATIS SIGNALS" table:style-name="ta1">
        <table:table-column table:style-name="co4" table:default-cell-style-name="ce1"/>
        <table:table-column table:style-name="co5" table:number-columns-repeated="8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5" table:default-cell-style-name="ce1"/>
        <table:table-row table:style-name="ro1">
          <table:table-cell office:value-type="string">
            <text:p>R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float" office:value="0">
            <text:p>0</text:p>
          </table:table-cell>
          <table:table-cell table:formula="of:=CONCATENATE(&quot;Vreq&quot;;[.B$1];&quot;_B_y&lt;&quot;;[.$A2];&quot;&gt;&quot;)" office:value-type="string" office:string-value="Vreq0_B_y&lt;0&gt;">
            <text:p>Vreq0_B_y&lt;0&gt;</text:p>
          </table:table-cell>
          <table:table-cell table:formula="of:=CONCATENATE(&quot;Vreq&quot;;[.C$1];&quot;_B_y&lt;&quot;;[.$A2];&quot;&gt;&quot;)" office:value-type="string" office:string-value="Vreq1_B_y&lt;0&gt;">
            <text:p>Vreq1_B_y&lt;0&gt;</text:p>
          </table:table-cell>
          <table:table-cell table:formula="of:=CONCATENATE(&quot;Vreq&quot;;[.D$1];&quot;_B_y&lt;&quot;;[.$A2];&quot;&gt;&quot;)" office:value-type="string" office:string-value="Vreq2_B_y&lt;0&gt;">
            <text:p>Vreq2_B_y&lt;0&gt;</text:p>
          </table:table-cell>
          <table:table-cell table:formula="of:=CONCATENATE(&quot;Vreq&quot;;[.E$1];&quot;_B_y&lt;&quot;;[.$A2];&quot;&gt;&quot;)" office:value-type="string" office:string-value="Vreq3_B_y&lt;0&gt;">
            <text:p>Vreq3_B_y&lt;0&gt;</text:p>
          </table:table-cell>
          <table:table-cell table:formula="of:=CONCATENATE(&quot;Vreq&quot;;[.F$1];&quot;_B_y&lt;&quot;;[.$A2];&quot;&gt;&quot;)" office:value-type="string" office:string-value="Vreq4_B_y&lt;0&gt;">
            <text:p>Vreq4_B_y&lt;0&gt;</text:p>
          </table:table-cell>
          <table:table-cell table:formula="of:=CONCATENATE(&quot;Vreq&quot;;[.G$1];&quot;_B_y&lt;&quot;;[.$A2];&quot;&gt;&quot;)" office:value-type="string" office:string-value="Vreq5_B_y&lt;0&gt;">
            <text:p>Vreq5_B_y&lt;0&gt;</text:p>
          </table:table-cell>
          <table:table-cell table:formula="of:=CONCATENATE(&quot;Vreq&quot;;[.H$1];&quot;_B_y&lt;&quot;;[.$A2];&quot;&gt;&quot;)" office:value-type="string" office:string-value="Vreq6_B_y&lt;0&gt;">
            <text:p>Vreq6_B_y&lt;0&gt;</text:p>
          </table:table-cell>
          <table:table-cell table:formula="of:=CONCATENATE(&quot;Vreq&quot;;[.I$1];&quot;_B_y&lt;&quot;;[.$A2];&quot;&gt;&quot;)" office:value-type="string" office:string-value="Vreq7_B_y&lt;0&gt;">
            <text:p>Vreq7_B_y&lt;0&gt;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table:formula="of:=CONCATENATE(&quot;Vreq&quot;;[.B$1];&quot;_B_y&lt;&quot;;[.$A3];&quot;&gt;&quot;)" office:value-type="string" office:string-value="Vreq0_B_y&lt;1&gt;">
            <text:p>Vreq0_B_y&lt;1&gt;</text:p>
          </table:table-cell>
          <table:table-cell table:formula="of:=CONCATENATE(&quot;Vreq&quot;;[.C$1];&quot;_B_y&lt;&quot;;[.$A3];&quot;&gt;&quot;)" office:value-type="string" office:string-value="Vreq1_B_y&lt;1&gt;">
            <text:p>Vreq1_B_y&lt;1&gt;</text:p>
          </table:table-cell>
          <table:table-cell table:formula="of:=CONCATENATE(&quot;Vreq&quot;;[.D$1];&quot;_B_y&lt;&quot;;[.$A3];&quot;&gt;&quot;)" office:value-type="string" office:string-value="Vreq2_B_y&lt;1&gt;">
            <text:p>Vreq2_B_y&lt;1&gt;</text:p>
          </table:table-cell>
          <table:table-cell table:formula="of:=CONCATENATE(&quot;Vreq&quot;;[.E$1];&quot;_B_y&lt;&quot;;[.$A3];&quot;&gt;&quot;)" office:value-type="string" office:string-value="Vreq3_B_y&lt;1&gt;">
            <text:p>Vreq3_B_y&lt;1&gt;</text:p>
          </table:table-cell>
          <table:table-cell table:formula="of:=CONCATENATE(&quot;Vreq&quot;;[.F$1];&quot;_B_y&lt;&quot;;[.$A3];&quot;&gt;&quot;)" office:value-type="string" office:string-value="Vreq4_B_y&lt;1&gt;">
            <text:p>Vreq4_B_y&lt;1&gt;</text:p>
          </table:table-cell>
          <table:table-cell table:formula="of:=CONCATENATE(&quot;Vreq&quot;;[.G$1];&quot;_B_y&lt;&quot;;[.$A3];&quot;&gt;&quot;)" office:value-type="string" office:string-value="Vreq5_B_y&lt;1&gt;">
            <text:p>Vreq5_B_y&lt;1&gt;</text:p>
          </table:table-cell>
          <table:table-cell table:formula="of:=CONCATENATE(&quot;Vreq&quot;;[.H$1];&quot;_B_y&lt;&quot;;[.$A3];&quot;&gt;&quot;)" office:value-type="string" office:string-value="Vreq6_B_y&lt;1&gt;">
            <text:p>Vreq6_B_y&lt;1&gt;</text:p>
          </table:table-cell>
          <table:table-cell table:formula="of:=CONCATENATE(&quot;Vreq&quot;;[.I$1];&quot;_B_y&lt;&quot;;[.$A3];&quot;&gt;&quot;)" office:value-type="string" office:string-value="Vreq7_B_y&lt;1&gt;">
            <text:p>Vreq7_B_y&lt;1&gt;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table:formula="of:=CONCATENATE(&quot;Vreq&quot;;[.B$1];&quot;_B_y&lt;&quot;;[.$A4];&quot;&gt;&quot;)" office:value-type="string" office:string-value="Vreq0_B_y&lt;2&gt;">
            <text:p>Vreq0_B_y&lt;2&gt;</text:p>
          </table:table-cell>
          <table:table-cell table:formula="of:=CONCATENATE(&quot;Vreq&quot;;[.C$1];&quot;_B_y&lt;&quot;;[.$A4];&quot;&gt;&quot;)" office:value-type="string" office:string-value="Vreq1_B_y&lt;2&gt;">
            <text:p>Vreq1_B_y&lt;2&gt;</text:p>
          </table:table-cell>
          <table:table-cell table:formula="of:=CONCATENATE(&quot;Vreq&quot;;[.D$1];&quot;_B_y&lt;&quot;;[.$A4];&quot;&gt;&quot;)" office:value-type="string" office:string-value="Vreq2_B_y&lt;2&gt;">
            <text:p>Vreq2_B_y&lt;2&gt;</text:p>
          </table:table-cell>
          <table:table-cell table:formula="of:=CONCATENATE(&quot;Vreq&quot;;[.E$1];&quot;_B_y&lt;&quot;;[.$A4];&quot;&gt;&quot;)" office:value-type="string" office:string-value="Vreq3_B_y&lt;2&gt;">
            <text:p>Vreq3_B_y&lt;2&gt;</text:p>
          </table:table-cell>
          <table:table-cell table:formula="of:=CONCATENATE(&quot;Vreq&quot;;[.F$1];&quot;_B_y&lt;&quot;;[.$A4];&quot;&gt;&quot;)" office:value-type="string" office:string-value="Vreq4_B_y&lt;2&gt;">
            <text:p>Vreq4_B_y&lt;2&gt;</text:p>
          </table:table-cell>
          <table:table-cell table:formula="of:=CONCATENATE(&quot;Vreq&quot;;[.G$1];&quot;_B_y&lt;&quot;;[.$A4];&quot;&gt;&quot;)" office:value-type="string" office:string-value="Vreq5_B_y&lt;2&gt;">
            <text:p>Vreq5_B_y&lt;2&gt;</text:p>
          </table:table-cell>
          <table:table-cell table:formula="of:=CONCATENATE(&quot;Vreq&quot;;[.H$1];&quot;_B_y&lt;&quot;;[.$A4];&quot;&gt;&quot;)" office:value-type="string" office:string-value="Vreq6_B_y&lt;2&gt;">
            <text:p>Vreq6_B_y&lt;2&gt;</text:p>
          </table:table-cell>
          <table:table-cell table:formula="of:=CONCATENATE(&quot;Vreq&quot;;[.I$1];&quot;_B_y&lt;&quot;;[.$A4];&quot;&gt;&quot;)" office:value-type="string" office:string-value="Vreq7_B_y&lt;2&gt;">
            <text:p>Vreq7_B_y&lt;2&gt;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table:formula="of:=CONCATENATE(&quot;Vreq&quot;;[.B$1];&quot;_B_y&lt;&quot;;[.$A5];&quot;&gt;&quot;)" office:value-type="string" office:string-value="Vreq0_B_y&lt;3&gt;">
            <text:p>Vreq0_B_y&lt;3&gt;</text:p>
          </table:table-cell>
          <table:table-cell table:formula="of:=CONCATENATE(&quot;Vreq&quot;;[.C$1];&quot;_B_y&lt;&quot;;[.$A5];&quot;&gt;&quot;)" office:value-type="string" office:string-value="Vreq1_B_y&lt;3&gt;">
            <text:p>Vreq1_B_y&lt;3&gt;</text:p>
          </table:table-cell>
          <table:table-cell table:formula="of:=CONCATENATE(&quot;Vreq&quot;;[.D$1];&quot;_B_y&lt;&quot;;[.$A5];&quot;&gt;&quot;)" office:value-type="string" office:string-value="Vreq2_B_y&lt;3&gt;">
            <text:p>Vreq2_B_y&lt;3&gt;</text:p>
          </table:table-cell>
          <table:table-cell table:formula="of:=CONCATENATE(&quot;Vreq&quot;;[.E$1];&quot;_B_y&lt;&quot;;[.$A5];&quot;&gt;&quot;)" office:value-type="string" office:string-value="Vreq3_B_y&lt;3&gt;">
            <text:p>Vreq3_B_y&lt;3&gt;</text:p>
          </table:table-cell>
          <table:table-cell table:formula="of:=CONCATENATE(&quot;Vreq&quot;;[.F$1];&quot;_B_y&lt;&quot;;[.$A5];&quot;&gt;&quot;)" office:value-type="string" office:string-value="Vreq4_B_y&lt;3&gt;">
            <text:p>Vreq4_B_y&lt;3&gt;</text:p>
          </table:table-cell>
          <table:table-cell table:formula="of:=CONCATENATE(&quot;Vreq&quot;;[.G$1];&quot;_B_y&lt;&quot;;[.$A5];&quot;&gt;&quot;)" office:value-type="string" office:string-value="Vreq5_B_y&lt;3&gt;">
            <text:p>Vreq5_B_y&lt;3&gt;</text:p>
          </table:table-cell>
          <table:table-cell table:formula="of:=CONCATENATE(&quot;Vreq&quot;;[.H$1];&quot;_B_y&lt;&quot;;[.$A5];&quot;&gt;&quot;)" office:value-type="string" office:string-value="Vreq6_B_y&lt;3&gt;">
            <text:p>Vreq6_B_y&lt;3&gt;</text:p>
          </table:table-cell>
          <table:table-cell table:formula="of:=CONCATENATE(&quot;Vreq&quot;;[.I$1];&quot;_B_y&lt;&quot;;[.$A5];&quot;&gt;&quot;)" office:value-type="string" office:string-value="Vreq7_B_y&lt;3&gt;">
            <text:p>Vreq7_B_y&lt;3&gt;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formula="of:=CONCATENATE(&quot;Vreq&quot;;[.B$1];&quot;_B_y&lt;&quot;;[.$A6];&quot;&gt;&quot;)" office:value-type="string" office:string-value="Vreq0_B_y&lt;4&gt;">
            <text:p>Vreq0_B_y&lt;4&gt;</text:p>
          </table:table-cell>
          <table:table-cell table:formula="of:=CONCATENATE(&quot;Vreq&quot;;[.C$1];&quot;_B_y&lt;&quot;;[.$A6];&quot;&gt;&quot;)" office:value-type="string" office:string-value="Vreq1_B_y&lt;4&gt;">
            <text:p>Vreq1_B_y&lt;4&gt;</text:p>
          </table:table-cell>
          <table:table-cell table:formula="of:=CONCATENATE(&quot;Vreq&quot;;[.D$1];&quot;_B_y&lt;&quot;;[.$A6];&quot;&gt;&quot;)" office:value-type="string" office:string-value="Vreq2_B_y&lt;4&gt;">
            <text:p>Vreq2_B_y&lt;4&gt;</text:p>
          </table:table-cell>
          <table:table-cell table:formula="of:=CONCATENATE(&quot;Vreq&quot;;[.E$1];&quot;_B_y&lt;&quot;;[.$A6];&quot;&gt;&quot;)" office:value-type="string" office:string-value="Vreq3_B_y&lt;4&gt;">
            <text:p>Vreq3_B_y&lt;4&gt;</text:p>
          </table:table-cell>
          <table:table-cell table:formula="of:=CONCATENATE(&quot;Vreq&quot;;[.F$1];&quot;_B_y&lt;&quot;;[.$A6];&quot;&gt;&quot;)" office:value-type="string" office:string-value="Vreq4_B_y&lt;4&gt;">
            <text:p>Vreq4_B_y&lt;4&gt;</text:p>
          </table:table-cell>
          <table:table-cell table:formula="of:=CONCATENATE(&quot;Vreq&quot;;[.G$1];&quot;_B_y&lt;&quot;;[.$A6];&quot;&gt;&quot;)" office:value-type="string" office:string-value="Vreq5_B_y&lt;4&gt;">
            <text:p>Vreq5_B_y&lt;4&gt;</text:p>
          </table:table-cell>
          <table:table-cell table:formula="of:=CONCATENATE(&quot;Vreq&quot;;[.H$1];&quot;_B_y&lt;&quot;;[.$A6];&quot;&gt;&quot;)" office:value-type="string" office:string-value="Vreq6_B_y&lt;4&gt;">
            <text:p>Vreq6_B_y&lt;4&gt;</text:p>
          </table:table-cell>
          <table:table-cell table:formula="of:=CONCATENATE(&quot;Vreq&quot;;[.I$1];&quot;_B_y&lt;&quot;;[.$A6];&quot;&gt;&quot;)" office:value-type="string" office:string-value="Vreq7_B_y&lt;4&gt;">
            <text:p>Vreq7_B_y&lt;4&gt;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table:formula="of:=CONCATENATE(&quot;Vreq&quot;;[.B$1];&quot;_B_y&lt;&quot;;[.$A7];&quot;&gt;&quot;)" office:value-type="string" office:string-value="Vreq0_B_y&lt;5&gt;">
            <text:p>Vreq0_B_y&lt;5&gt;</text:p>
          </table:table-cell>
          <table:table-cell table:formula="of:=CONCATENATE(&quot;Vreq&quot;;[.C$1];&quot;_B_y&lt;&quot;;[.$A7];&quot;&gt;&quot;)" office:value-type="string" office:string-value="Vreq1_B_y&lt;5&gt;">
            <text:p>Vreq1_B_y&lt;5&gt;</text:p>
          </table:table-cell>
          <table:table-cell table:formula="of:=CONCATENATE(&quot;Vreq&quot;;[.D$1];&quot;_B_y&lt;&quot;;[.$A7];&quot;&gt;&quot;)" office:value-type="string" office:string-value="Vreq2_B_y&lt;5&gt;">
            <text:p>Vreq2_B_y&lt;5&gt;</text:p>
          </table:table-cell>
          <table:table-cell table:formula="of:=CONCATENATE(&quot;Vreq&quot;;[.E$1];&quot;_B_y&lt;&quot;;[.$A7];&quot;&gt;&quot;)" office:value-type="string" office:string-value="Vreq3_B_y&lt;5&gt;">
            <text:p>Vreq3_B_y&lt;5&gt;</text:p>
          </table:table-cell>
          <table:table-cell table:formula="of:=CONCATENATE(&quot;Vreq&quot;;[.F$1];&quot;_B_y&lt;&quot;;[.$A7];&quot;&gt;&quot;)" office:value-type="string" office:string-value="Vreq4_B_y&lt;5&gt;">
            <text:p>Vreq4_B_y&lt;5&gt;</text:p>
          </table:table-cell>
          <table:table-cell table:formula="of:=CONCATENATE(&quot;Vreq&quot;;[.G$1];&quot;_B_y&lt;&quot;;[.$A7];&quot;&gt;&quot;)" office:value-type="string" office:string-value="Vreq5_B_y&lt;5&gt;">
            <text:p>Vreq5_B_y&lt;5&gt;</text:p>
          </table:table-cell>
          <table:table-cell table:formula="of:=CONCATENATE(&quot;Vreq&quot;;[.H$1];&quot;_B_y&lt;&quot;;[.$A7];&quot;&gt;&quot;)" office:value-type="string" office:string-value="Vreq6_B_y&lt;5&gt;">
            <text:p>Vreq6_B_y&lt;5&gt;</text:p>
          </table:table-cell>
          <table:table-cell table:formula="of:=CONCATENATE(&quot;Vreq&quot;;[.I$1];&quot;_B_y&lt;&quot;;[.$A7];&quot;&gt;&quot;)" office:value-type="string" office:string-value="Vreq7_B_y&lt;5&gt;">
            <text:p>Vreq7_B_y&lt;5&gt;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table:formula="of:=CONCATENATE(&quot;Vreq&quot;;[.B$1];&quot;_B_y&lt;&quot;;[.$A8];&quot;&gt;&quot;)" office:value-type="string" office:string-value="Vreq0_B_y&lt;6&gt;">
            <text:p>Vreq0_B_y&lt;6&gt;</text:p>
          </table:table-cell>
          <table:table-cell table:formula="of:=CONCATENATE(&quot;Vreq&quot;;[.C$1];&quot;_B_y&lt;&quot;;[.$A8];&quot;&gt;&quot;)" office:value-type="string" office:string-value="Vreq1_B_y&lt;6&gt;">
            <text:p>Vreq1_B_y&lt;6&gt;</text:p>
          </table:table-cell>
          <table:table-cell table:formula="of:=CONCATENATE(&quot;Vreq&quot;;[.D$1];&quot;_B_y&lt;&quot;;[.$A8];&quot;&gt;&quot;)" office:value-type="string" office:string-value="Vreq2_B_y&lt;6&gt;">
            <text:p>Vreq2_B_y&lt;6&gt;</text:p>
          </table:table-cell>
          <table:table-cell table:formula="of:=CONCATENATE(&quot;Vreq&quot;;[.E$1];&quot;_B_y&lt;&quot;;[.$A8];&quot;&gt;&quot;)" office:value-type="string" office:string-value="Vreq3_B_y&lt;6&gt;">
            <text:p>Vreq3_B_y&lt;6&gt;</text:p>
          </table:table-cell>
          <table:table-cell table:formula="of:=CONCATENATE(&quot;Vreq&quot;;[.F$1];&quot;_B_y&lt;&quot;;[.$A8];&quot;&gt;&quot;)" office:value-type="string" office:string-value="Vreq4_B_y&lt;6&gt;">
            <text:p>Vreq4_B_y&lt;6&gt;</text:p>
          </table:table-cell>
          <table:table-cell table:formula="of:=CONCATENATE(&quot;Vreq&quot;;[.G$1];&quot;_B_y&lt;&quot;;[.$A8];&quot;&gt;&quot;)" office:value-type="string" office:string-value="Vreq5_B_y&lt;6&gt;">
            <text:p>Vreq5_B_y&lt;6&gt;</text:p>
          </table:table-cell>
          <table:table-cell table:formula="of:=CONCATENATE(&quot;Vreq&quot;;[.H$1];&quot;_B_y&lt;&quot;;[.$A8];&quot;&gt;&quot;)" office:value-type="string" office:string-value="Vreq6_B_y&lt;6&gt;">
            <text:p>Vreq6_B_y&lt;6&gt;</text:p>
          </table:table-cell>
          <table:table-cell table:formula="of:=CONCATENATE(&quot;Vreq&quot;;[.I$1];&quot;_B_y&lt;&quot;;[.$A8];&quot;&gt;&quot;)" office:value-type="string" office:string-value="Vreq7_B_y&lt;6&gt;">
            <text:p>Vreq7_B_y&lt;6&gt;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table:formula="of:=CONCATENATE(&quot;Vreq&quot;;[.B$1];&quot;_B_y&lt;&quot;;[.$A9];&quot;&gt;&quot;)" office:value-type="string" office:string-value="Vreq0_B_y&lt;7&gt;">
            <text:p>Vreq0_B_y&lt;7&gt;</text:p>
          </table:table-cell>
          <table:table-cell table:formula="of:=CONCATENATE(&quot;Vreq&quot;;[.C$1];&quot;_B_y&lt;&quot;;[.$A9];&quot;&gt;&quot;)" office:value-type="string" office:string-value="Vreq1_B_y&lt;7&gt;">
            <text:p>Vreq1_B_y&lt;7&gt;</text:p>
          </table:table-cell>
          <table:table-cell table:formula="of:=CONCATENATE(&quot;Vreq&quot;;[.D$1];&quot;_B_y&lt;&quot;;[.$A9];&quot;&gt;&quot;)" office:value-type="string" office:string-value="Vreq2_B_y&lt;7&gt;">
            <text:p>Vreq2_B_y&lt;7&gt;</text:p>
          </table:table-cell>
          <table:table-cell table:formula="of:=CONCATENATE(&quot;Vreq&quot;;[.E$1];&quot;_B_y&lt;&quot;;[.$A9];&quot;&gt;&quot;)" office:value-type="string" office:string-value="Vreq3_B_y&lt;7&gt;">
            <text:p>Vreq3_B_y&lt;7&gt;</text:p>
          </table:table-cell>
          <table:table-cell table:formula="of:=CONCATENATE(&quot;Vreq&quot;;[.F$1];&quot;_B_y&lt;&quot;;[.$A9];&quot;&gt;&quot;)" office:value-type="string" office:string-value="Vreq4_B_y&lt;7&gt;">
            <text:p>Vreq4_B_y&lt;7&gt;</text:p>
          </table:table-cell>
          <table:table-cell table:formula="of:=CONCATENATE(&quot;Vreq&quot;;[.G$1];&quot;_B_y&lt;&quot;;[.$A9];&quot;&gt;&quot;)" office:value-type="string" office:string-value="Vreq5_B_y&lt;7&gt;">
            <text:p>Vreq5_B_y&lt;7&gt;</text:p>
          </table:table-cell>
          <table:table-cell table:formula="of:=CONCATENATE(&quot;Vreq&quot;;[.H$1];&quot;_B_y&lt;&quot;;[.$A9];&quot;&gt;&quot;)" office:value-type="string" office:string-value="Vreq6_B_y&lt;7&gt;">
            <text:p>Vreq6_B_y&lt;7&gt;</text:p>
          </table:table-cell>
          <table:table-cell table:formula="of:=CONCATENATE(&quot;Vreq&quot;;[.I$1];&quot;_B_y&lt;&quot;;[.$A9];&quot;&gt;&quot;)" office:value-type="string" office:string-value="Vreq7_B_y&lt;7&gt;">
            <text:p>Vreq7_B_y&lt;7&gt;</text:p>
          </table:table-cell>
          <table:table-cell table:number-columns-repeated="10"/>
        </table:table-row>
        <table:table-row table:style-name="ro2">
          <table:table-cell/>
          <table:table-cell table:formula="of:=CONCATENATE(&quot;Vreq_B_y&lt;&quot;;[.B$1];&quot;&gt;&quot;)" office:value-type="string" office:string-value="Vreq_B_y&lt;0&gt;">
            <text:p>Vreq_B_y&lt;0&gt;</text:p>
          </table:table-cell>
          <table:table-cell table:formula="of:=CONCATENATE(&quot;Vreq_B_y&lt;&quot;;[.C$1];&quot;&gt;&quot;)" office:value-type="string" office:string-value="Vreq_B_y&lt;1&gt;">
            <text:p>Vreq_B_y&lt;1&gt;</text:p>
          </table:table-cell>
          <table:table-cell table:formula="of:=CONCATENATE(&quot;Vreq_B_y&lt;&quot;;[.D$1];&quot;&gt;&quot;)" office:value-type="string" office:string-value="Vreq_B_y&lt;2&gt;">
            <text:p>Vreq_B_y&lt;2&gt;</text:p>
          </table:table-cell>
          <table:table-cell table:formula="of:=CONCATENATE(&quot;Vreq_B_y&lt;&quot;;[.E$1];&quot;&gt;&quot;)" office:value-type="string" office:string-value="Vreq_B_y&lt;3&gt;">
            <text:p>Vreq_B_y&lt;3&gt;</text:p>
          </table:table-cell>
          <table:table-cell table:formula="of:=CONCATENATE(&quot;Vreq_B_y&lt;&quot;;[.F$1];&quot;&gt;&quot;)" office:value-type="string" office:string-value="Vreq_B_y&lt;4&gt;">
            <text:p>Vreq_B_y&lt;4&gt;</text:p>
          </table:table-cell>
          <table:table-cell table:formula="of:=CONCATENATE(&quot;Vreq_B_y&lt;&quot;;[.G$1];&quot;&gt;&quot;)" office:value-type="string" office:string-value="Vreq_B_y&lt;5&gt;">
            <text:p>Vreq_B_y&lt;5&gt;</text:p>
          </table:table-cell>
          <table:table-cell table:formula="of:=CONCATENATE(&quot;Vreq_B_y&lt;&quot;;[.H$1];&quot;&gt;&quot;)" office:value-type="string" office:string-value="Vreq_B_y&lt;6&gt;">
            <text:p>Vreq_B_y&lt;6&gt;</text:p>
          </table:table-cell>
          <table:table-cell table:formula="of:=CONCATENATE(&quot;Vreq_B_y&lt;&quot;;[.I$1];&quot;&gt;&quot;)" office:value-type="string" office:string-value="Vreq_B_y&lt;7&gt;">
            <text:p>Vreq_B_y&lt;7&gt;</text:p>
          </table:table-cell>
          <table:table-cell table:number-columns-repeated="10"/>
        </table:table-row>
        <table:table-row table:style-name="ro2">
          <table:table-cell/>
          <table:table-cell table:formula="of:=CONCATENATE(&quot;Vack_B_y&lt;&quot;;[.B$1];&quot;&gt;&quot;)" office:value-type="string" office:string-value="Vack_B_y&lt;0&gt;">
            <text:p>Vack_B_y&lt;0&gt;</text:p>
          </table:table-cell>
          <table:table-cell table:formula="of:=CONCATENATE(&quot;Vack_B_y&lt;&quot;;[.C$1];&quot;&gt;&quot;)" office:value-type="string" office:string-value="Vack_B_y&lt;1&gt;">
            <text:p>Vack_B_y&lt;1&gt;</text:p>
          </table:table-cell>
          <table:table-cell table:formula="of:=CONCATENATE(&quot;Vack_B_y&lt;&quot;;[.D$1];&quot;&gt;&quot;)" office:value-type="string" office:string-value="Vack_B_y&lt;2&gt;">
            <text:p>Vack_B_y&lt;2&gt;</text:p>
          </table:table-cell>
          <table:table-cell table:formula="of:=CONCATENATE(&quot;Vack_B_y&lt;&quot;;[.E$1];&quot;&gt;&quot;)" office:value-type="string" office:string-value="Vack_B_y&lt;3&gt;">
            <text:p>Vack_B_y&lt;3&gt;</text:p>
          </table:table-cell>
          <table:table-cell table:formula="of:=CONCATENATE(&quot;Vack_B_y&lt;&quot;;[.F$1];&quot;&gt;&quot;)" office:value-type="string" office:string-value="Vack_B_y&lt;4&gt;">
            <text:p>Vack_B_y&lt;4&gt;</text:p>
          </table:table-cell>
          <table:table-cell table:formula="of:=CONCATENATE(&quot;Vack_B_y&lt;&quot;;[.G$1];&quot;&gt;&quot;)" office:value-type="string" office:string-value="Vack_B_y&lt;5&gt;">
            <text:p>Vack_B_y&lt;5&gt;</text:p>
          </table:table-cell>
          <table:table-cell table:formula="of:=CONCATENATE(&quot;Vack_B_y&lt;&quot;;[.H$1];&quot;&gt;&quot;)" office:value-type="string" office:string-value="Vack_B_y&lt;6&gt;">
            <text:p>Vack_B_y&lt;6&gt;</text:p>
          </table:table-cell>
          <table:table-cell table:formula="of:=CONCATENATE(&quot;Vack_B_y&lt;&quot;;[.I$1];&quot;&gt;&quot;)" office:value-type="string" office:string-value="Vack_B_y&lt;7&gt;">
            <text:p>Vack_B_y&lt;7&gt;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 office:value-type="float" office:value="0">
            <text:p>0</text:p>
          </table:table-cell>
          <table:table-cell table:formula="of:=CONCATENATE(&quot;Vreq&quot;;[.B$1];&quot;_H_x&lt;&quot;;[.$A13];&quot;&gt;&quot;)" office:value-type="string" office:string-value="Vreq0_H_x&lt;0&gt;">
            <text:p>Vreq0_H_x&lt;0&gt;</text:p>
          </table:table-cell>
          <table:table-cell table:formula="of:=CONCATENATE(&quot;Vreq&quot;;[.C$1];&quot;_H_x&lt;&quot;;[.$A13];&quot;&gt;&quot;)" office:value-type="string" office:string-value="Vreq1_H_x&lt;0&gt;">
            <text:p>Vreq1_H_x&lt;0&gt;</text:p>
          </table:table-cell>
          <table:table-cell table:formula="of:=CONCATENATE(&quot;Vreq&quot;;[.D$1];&quot;_H_x&lt;&quot;;[.$A13];&quot;&gt;&quot;)" office:value-type="string" office:string-value="Vreq2_H_x&lt;0&gt;">
            <text:p>Vreq2_H_x&lt;0&gt;</text:p>
          </table:table-cell>
          <table:table-cell table:formula="of:=CONCATENATE(&quot;Vreq&quot;;[.E$1];&quot;_H_x&lt;&quot;;[.$A13];&quot;&gt;&quot;)" office:value-type="string" office:string-value="Vreq3_H_x&lt;0&gt;">
            <text:p>Vreq3_H_x&lt;0&gt;</text:p>
          </table:table-cell>
          <table:table-cell table:formula="of:=CONCATENATE(&quot;Vreq&quot;;[.F$1];&quot;_H_x&lt;&quot;;[.$A13];&quot;&gt;&quot;)" office:value-type="string" office:string-value="Vreq4_H_x&lt;0&gt;">
            <text:p>Vreq4_H_x&lt;0&gt;</text:p>
          </table:table-cell>
          <table:table-cell table:formula="of:=CONCATENATE(&quot;Vreq&quot;;[.G$1];&quot;_H_x&lt;&quot;;[.$A13];&quot;&gt;&quot;)" office:value-type="string" office:string-value="Vreq5_H_x&lt;0&gt;">
            <text:p>Vreq5_H_x&lt;0&gt;</text:p>
          </table:table-cell>
          <table:table-cell table:formula="of:=CONCATENATE(&quot;Vreq&quot;;[.H$1];&quot;_H_x&lt;&quot;;[.$A13];&quot;&gt;&quot;)" office:value-type="string" office:string-value="Vreq6_H_x&lt;0&gt;">
            <text:p>Vreq6_H_x&lt;0&gt;</text:p>
          </table:table-cell>
          <table:table-cell table:formula="of:=CONCATENATE(&quot;Vreq&quot;;[.I$1];&quot;_H_x&lt;&quot;;[.$A13];&quot;&gt;&quot;)" office:value-type="string" office:string-value="Vreq7_H_x&lt;0&gt;">
            <text:p>Vreq7_H_x&lt;0&gt;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table:formula="of:=CONCATENATE(&quot;Vreq&quot;;[.B$1];&quot;_H_x&lt;&quot;;[.$A14];&quot;&gt;&quot;)" office:value-type="string" office:string-value="Vreq0_H_x&lt;1&gt;">
            <text:p>Vreq0_H_x&lt;1&gt;</text:p>
          </table:table-cell>
          <table:table-cell table:formula="of:=CONCATENATE(&quot;Vreq&quot;;[.C$1];&quot;_H_x&lt;&quot;;[.$A14];&quot;&gt;&quot;)" office:value-type="string" office:string-value="Vreq1_H_x&lt;1&gt;">
            <text:p>Vreq1_H_x&lt;1&gt;</text:p>
          </table:table-cell>
          <table:table-cell table:formula="of:=CONCATENATE(&quot;Vreq&quot;;[.D$1];&quot;_H_x&lt;&quot;;[.$A14];&quot;&gt;&quot;)" office:value-type="string" office:string-value="Vreq2_H_x&lt;1&gt;">
            <text:p>Vreq2_H_x&lt;1&gt;</text:p>
          </table:table-cell>
          <table:table-cell table:formula="of:=CONCATENATE(&quot;Vreq&quot;;[.E$1];&quot;_H_x&lt;&quot;;[.$A14];&quot;&gt;&quot;)" office:value-type="string" office:string-value="Vreq3_H_x&lt;1&gt;">
            <text:p>Vreq3_H_x&lt;1&gt;</text:p>
          </table:table-cell>
          <table:table-cell table:formula="of:=CONCATENATE(&quot;Vreq&quot;;[.F$1];&quot;_H_x&lt;&quot;;[.$A14];&quot;&gt;&quot;)" office:value-type="string" office:string-value="Vreq4_H_x&lt;1&gt;">
            <text:p>Vreq4_H_x&lt;1&gt;</text:p>
          </table:table-cell>
          <table:table-cell table:formula="of:=CONCATENATE(&quot;Vreq&quot;;[.G$1];&quot;_H_x&lt;&quot;;[.$A14];&quot;&gt;&quot;)" office:value-type="string" office:string-value="Vreq5_H_x&lt;1&gt;">
            <text:p>Vreq5_H_x&lt;1&gt;</text:p>
          </table:table-cell>
          <table:table-cell table:formula="of:=CONCATENATE(&quot;Vreq&quot;;[.H$1];&quot;_H_x&lt;&quot;;[.$A14];&quot;&gt;&quot;)" office:value-type="string" office:string-value="Vreq6_H_x&lt;1&gt;">
            <text:p>Vreq6_H_x&lt;1&gt;</text:p>
          </table:table-cell>
          <table:table-cell table:formula="of:=CONCATENATE(&quot;Vreq&quot;;[.I$1];&quot;_H_x&lt;&quot;;[.$A14];&quot;&gt;&quot;)" office:value-type="string" office:string-value="Vreq7_H_x&lt;1&gt;">
            <text:p>Vreq7_H_x&lt;1&gt;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table:formula="of:=CONCATENATE(&quot;Vreq&quot;;[.B$1];&quot;_H_x&lt;&quot;;[.$A15];&quot;&gt;&quot;)" office:value-type="string" office:string-value="Vreq0_H_x&lt;2&gt;">
            <text:p>Vreq0_H_x&lt;2&gt;</text:p>
          </table:table-cell>
          <table:table-cell table:formula="of:=CONCATENATE(&quot;Vreq&quot;;[.C$1];&quot;_H_x&lt;&quot;;[.$A15];&quot;&gt;&quot;)" office:value-type="string" office:string-value="Vreq1_H_x&lt;2&gt;">
            <text:p>Vreq1_H_x&lt;2&gt;</text:p>
          </table:table-cell>
          <table:table-cell table:formula="of:=CONCATENATE(&quot;Vreq&quot;;[.D$1];&quot;_H_x&lt;&quot;;[.$A15];&quot;&gt;&quot;)" office:value-type="string" office:string-value="Vreq2_H_x&lt;2&gt;">
            <text:p>Vreq2_H_x&lt;2&gt;</text:p>
          </table:table-cell>
          <table:table-cell table:formula="of:=CONCATENATE(&quot;Vreq&quot;;[.E$1];&quot;_H_x&lt;&quot;;[.$A15];&quot;&gt;&quot;)" office:value-type="string" office:string-value="Vreq3_H_x&lt;2&gt;">
            <text:p>Vreq3_H_x&lt;2&gt;</text:p>
          </table:table-cell>
          <table:table-cell table:formula="of:=CONCATENATE(&quot;Vreq&quot;;[.F$1];&quot;_H_x&lt;&quot;;[.$A15];&quot;&gt;&quot;)" office:value-type="string" office:string-value="Vreq4_H_x&lt;2&gt;">
            <text:p>Vreq4_H_x&lt;2&gt;</text:p>
          </table:table-cell>
          <table:table-cell table:formula="of:=CONCATENATE(&quot;Vreq&quot;;[.G$1];&quot;_H_x&lt;&quot;;[.$A15];&quot;&gt;&quot;)" office:value-type="string" office:string-value="Vreq5_H_x&lt;2&gt;">
            <text:p>Vreq5_H_x&lt;2&gt;</text:p>
          </table:table-cell>
          <table:table-cell table:formula="of:=CONCATENATE(&quot;Vreq&quot;;[.H$1];&quot;_H_x&lt;&quot;;[.$A15];&quot;&gt;&quot;)" office:value-type="string" office:string-value="Vreq6_H_x&lt;2&gt;">
            <text:p>Vreq6_H_x&lt;2&gt;</text:p>
          </table:table-cell>
          <table:table-cell table:formula="of:=CONCATENATE(&quot;Vreq&quot;;[.I$1];&quot;_H_x&lt;&quot;;[.$A15];&quot;&gt;&quot;)" office:value-type="string" office:string-value="Vreq7_H_x&lt;2&gt;">
            <text:p>Vreq7_H_x&lt;2&gt;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table:formula="of:=CONCATENATE(&quot;Vreq&quot;;[.B$1];&quot;_H_x&lt;&quot;;[.$A16];&quot;&gt;&quot;)" office:value-type="string" office:string-value="Vreq0_H_x&lt;3&gt;">
            <text:p>Vreq0_H_x&lt;3&gt;</text:p>
          </table:table-cell>
          <table:table-cell table:formula="of:=CONCATENATE(&quot;Vreq&quot;;[.C$1];&quot;_H_x&lt;&quot;;[.$A16];&quot;&gt;&quot;)" office:value-type="string" office:string-value="Vreq1_H_x&lt;3&gt;">
            <text:p>Vreq1_H_x&lt;3&gt;</text:p>
          </table:table-cell>
          <table:table-cell table:formula="of:=CONCATENATE(&quot;Vreq&quot;;[.D$1];&quot;_H_x&lt;&quot;;[.$A16];&quot;&gt;&quot;)" office:value-type="string" office:string-value="Vreq2_H_x&lt;3&gt;">
            <text:p>Vreq2_H_x&lt;3&gt;</text:p>
          </table:table-cell>
          <table:table-cell table:formula="of:=CONCATENATE(&quot;Vreq&quot;;[.E$1];&quot;_H_x&lt;&quot;;[.$A16];&quot;&gt;&quot;)" office:value-type="string" office:string-value="Vreq3_H_x&lt;3&gt;">
            <text:p>Vreq3_H_x&lt;3&gt;</text:p>
          </table:table-cell>
          <table:table-cell table:formula="of:=CONCATENATE(&quot;Vreq&quot;;[.F$1];&quot;_H_x&lt;&quot;;[.$A16];&quot;&gt;&quot;)" office:value-type="string" office:string-value="Vreq4_H_x&lt;3&gt;">
            <text:p>Vreq4_H_x&lt;3&gt;</text:p>
          </table:table-cell>
          <table:table-cell table:formula="of:=CONCATENATE(&quot;Vreq&quot;;[.G$1];&quot;_H_x&lt;&quot;;[.$A16];&quot;&gt;&quot;)" office:value-type="string" office:string-value="Vreq5_H_x&lt;3&gt;">
            <text:p>Vreq5_H_x&lt;3&gt;</text:p>
          </table:table-cell>
          <table:table-cell table:formula="of:=CONCATENATE(&quot;Vreq&quot;;[.H$1];&quot;_H_x&lt;&quot;;[.$A16];&quot;&gt;&quot;)" office:value-type="string" office:string-value="Vreq6_H_x&lt;3&gt;">
            <text:p>Vreq6_H_x&lt;3&gt;</text:p>
          </table:table-cell>
          <table:table-cell table:formula="of:=CONCATENATE(&quot;Vreq&quot;;[.I$1];&quot;_H_x&lt;&quot;;[.$A16];&quot;&gt;&quot;)" office:value-type="string" office:string-value="Vreq7_H_x&lt;3&gt;">
            <text:p>Vreq7_H_x&lt;3&gt;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formula="of:=CONCATENATE(&quot;Vreq&quot;;[.B$1];&quot;_H_x&lt;&quot;;[.$A17];&quot;&gt;&quot;)" office:value-type="string" office:string-value="Vreq0_H_x&lt;4&gt;">
            <text:p>Vreq0_H_x&lt;4&gt;</text:p>
          </table:table-cell>
          <table:table-cell table:formula="of:=CONCATENATE(&quot;Vreq&quot;;[.C$1];&quot;_H_x&lt;&quot;;[.$A17];&quot;&gt;&quot;)" office:value-type="string" office:string-value="Vreq1_H_x&lt;4&gt;">
            <text:p>Vreq1_H_x&lt;4&gt;</text:p>
          </table:table-cell>
          <table:table-cell table:formula="of:=CONCATENATE(&quot;Vreq&quot;;[.D$1];&quot;_H_x&lt;&quot;;[.$A17];&quot;&gt;&quot;)" office:value-type="string" office:string-value="Vreq2_H_x&lt;4&gt;">
            <text:p>Vreq2_H_x&lt;4&gt;</text:p>
          </table:table-cell>
          <table:table-cell table:formula="of:=CONCATENATE(&quot;Vreq&quot;;[.E$1];&quot;_H_x&lt;&quot;;[.$A17];&quot;&gt;&quot;)" office:value-type="string" office:string-value="Vreq3_H_x&lt;4&gt;">
            <text:p>Vreq3_H_x&lt;4&gt;</text:p>
          </table:table-cell>
          <table:table-cell table:formula="of:=CONCATENATE(&quot;Vreq&quot;;[.F$1];&quot;_H_x&lt;&quot;;[.$A17];&quot;&gt;&quot;)" office:value-type="string" office:string-value="Vreq4_H_x&lt;4&gt;">
            <text:p>Vreq4_H_x&lt;4&gt;</text:p>
          </table:table-cell>
          <table:table-cell table:formula="of:=CONCATENATE(&quot;Vreq&quot;;[.G$1];&quot;_H_x&lt;&quot;;[.$A17];&quot;&gt;&quot;)" office:value-type="string" office:string-value="Vreq5_H_x&lt;4&gt;">
            <text:p>Vreq5_H_x&lt;4&gt;</text:p>
          </table:table-cell>
          <table:table-cell table:formula="of:=CONCATENATE(&quot;Vreq&quot;;[.H$1];&quot;_H_x&lt;&quot;;[.$A17];&quot;&gt;&quot;)" office:value-type="string" office:string-value="Vreq6_H_x&lt;4&gt;">
            <text:p>Vreq6_H_x&lt;4&gt;</text:p>
          </table:table-cell>
          <table:table-cell table:formula="of:=CONCATENATE(&quot;Vreq&quot;;[.I$1];&quot;_H_x&lt;&quot;;[.$A17];&quot;&gt;&quot;)" office:value-type="string" office:string-value="Vreq7_H_x&lt;4&gt;">
            <text:p>Vreq7_H_x&lt;4&gt;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table:formula="of:=CONCATENATE(&quot;Vreq&quot;;[.B$1];&quot;_H_x&lt;&quot;;[.$A18];&quot;&gt;&quot;)" office:value-type="string" office:string-value="Vreq0_H_x&lt;5&gt;">
            <text:p>Vreq0_H_x&lt;5&gt;</text:p>
          </table:table-cell>
          <table:table-cell table:formula="of:=CONCATENATE(&quot;Vreq&quot;;[.C$1];&quot;_H_x&lt;&quot;;[.$A18];&quot;&gt;&quot;)" office:value-type="string" office:string-value="Vreq1_H_x&lt;5&gt;">
            <text:p>Vreq1_H_x&lt;5&gt;</text:p>
          </table:table-cell>
          <table:table-cell table:formula="of:=CONCATENATE(&quot;Vreq&quot;;[.D$1];&quot;_H_x&lt;&quot;;[.$A18];&quot;&gt;&quot;)" office:value-type="string" office:string-value="Vreq2_H_x&lt;5&gt;">
            <text:p>Vreq2_H_x&lt;5&gt;</text:p>
          </table:table-cell>
          <table:table-cell table:formula="of:=CONCATENATE(&quot;Vreq&quot;;[.E$1];&quot;_H_x&lt;&quot;;[.$A18];&quot;&gt;&quot;)" office:value-type="string" office:string-value="Vreq3_H_x&lt;5&gt;">
            <text:p>Vreq3_H_x&lt;5&gt;</text:p>
          </table:table-cell>
          <table:table-cell table:formula="of:=CONCATENATE(&quot;Vreq&quot;;[.F$1];&quot;_H_x&lt;&quot;;[.$A18];&quot;&gt;&quot;)" office:value-type="string" office:string-value="Vreq4_H_x&lt;5&gt;">
            <text:p>Vreq4_H_x&lt;5&gt;</text:p>
          </table:table-cell>
          <table:table-cell table:formula="of:=CONCATENATE(&quot;Vreq&quot;;[.G$1];&quot;_H_x&lt;&quot;;[.$A18];&quot;&gt;&quot;)" office:value-type="string" office:string-value="Vreq5_H_x&lt;5&gt;">
            <text:p>Vreq5_H_x&lt;5&gt;</text:p>
          </table:table-cell>
          <table:table-cell table:formula="of:=CONCATENATE(&quot;Vreq&quot;;[.H$1];&quot;_H_x&lt;&quot;;[.$A18];&quot;&gt;&quot;)" office:value-type="string" office:string-value="Vreq6_H_x&lt;5&gt;">
            <text:p>Vreq6_H_x&lt;5&gt;</text:p>
          </table:table-cell>
          <table:table-cell table:formula="of:=CONCATENATE(&quot;Vreq&quot;;[.I$1];&quot;_H_x&lt;&quot;;[.$A18];&quot;&gt;&quot;)" office:value-type="string" office:string-value="Vreq7_H_x&lt;5&gt;">
            <text:p>Vreq7_H_x&lt;5&gt;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table:formula="of:=CONCATENATE(&quot;Vreq&quot;;[.B$1];&quot;_H_x&lt;&quot;;[.$A19];&quot;&gt;&quot;)" office:value-type="string" office:string-value="Vreq0_H_x&lt;6&gt;">
            <text:p>Vreq0_H_x&lt;6&gt;</text:p>
          </table:table-cell>
          <table:table-cell table:formula="of:=CONCATENATE(&quot;Vreq&quot;;[.C$1];&quot;_H_x&lt;&quot;;[.$A19];&quot;&gt;&quot;)" office:value-type="string" office:string-value="Vreq1_H_x&lt;6&gt;">
            <text:p>Vreq1_H_x&lt;6&gt;</text:p>
          </table:table-cell>
          <table:table-cell table:formula="of:=CONCATENATE(&quot;Vreq&quot;;[.D$1];&quot;_H_x&lt;&quot;;[.$A19];&quot;&gt;&quot;)" office:value-type="string" office:string-value="Vreq2_H_x&lt;6&gt;">
            <text:p>Vreq2_H_x&lt;6&gt;</text:p>
          </table:table-cell>
          <table:table-cell table:formula="of:=CONCATENATE(&quot;Vreq&quot;;[.E$1];&quot;_H_x&lt;&quot;;[.$A19];&quot;&gt;&quot;)" office:value-type="string" office:string-value="Vreq3_H_x&lt;6&gt;">
            <text:p>Vreq3_H_x&lt;6&gt;</text:p>
          </table:table-cell>
          <table:table-cell table:formula="of:=CONCATENATE(&quot;Vreq&quot;;[.F$1];&quot;_H_x&lt;&quot;;[.$A19];&quot;&gt;&quot;)" office:value-type="string" office:string-value="Vreq4_H_x&lt;6&gt;">
            <text:p>Vreq4_H_x&lt;6&gt;</text:p>
          </table:table-cell>
          <table:table-cell table:formula="of:=CONCATENATE(&quot;Vreq&quot;;[.G$1];&quot;_H_x&lt;&quot;;[.$A19];&quot;&gt;&quot;)" office:value-type="string" office:string-value="Vreq5_H_x&lt;6&gt;">
            <text:p>Vreq5_H_x&lt;6&gt;</text:p>
          </table:table-cell>
          <table:table-cell table:formula="of:=CONCATENATE(&quot;Vreq&quot;;[.H$1];&quot;_H_x&lt;&quot;;[.$A19];&quot;&gt;&quot;)" office:value-type="string" office:string-value="Vreq6_H_x&lt;6&gt;">
            <text:p>Vreq6_H_x&lt;6&gt;</text:p>
          </table:table-cell>
          <table:table-cell table:formula="of:=CONCATENATE(&quot;Vreq&quot;;[.I$1];&quot;_H_x&lt;&quot;;[.$A19];&quot;&gt;&quot;)" office:value-type="string" office:string-value="Vreq7_H_x&lt;6&gt;">
            <text:p>Vreq7_H_x&lt;6&gt;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table:formula="of:=CONCATENATE(&quot;Vreq&quot;;[.B$1];&quot;_H_x&lt;&quot;;[.$A20];&quot;&gt;&quot;)" office:value-type="string" office:string-value="Vreq0_H_x&lt;7&gt;">
            <text:p>Vreq0_H_x&lt;7&gt;</text:p>
          </table:table-cell>
          <table:table-cell table:formula="of:=CONCATENATE(&quot;Vreq&quot;;[.C$1];&quot;_H_x&lt;&quot;;[.$A20];&quot;&gt;&quot;)" office:value-type="string" office:string-value="Vreq1_H_x&lt;7&gt;">
            <text:p>Vreq1_H_x&lt;7&gt;</text:p>
          </table:table-cell>
          <table:table-cell table:formula="of:=CONCATENATE(&quot;Vreq&quot;;[.D$1];&quot;_H_x&lt;&quot;;[.$A20];&quot;&gt;&quot;)" office:value-type="string" office:string-value="Vreq2_H_x&lt;7&gt;">
            <text:p>Vreq2_H_x&lt;7&gt;</text:p>
          </table:table-cell>
          <table:table-cell table:formula="of:=CONCATENATE(&quot;Vreq&quot;;[.E$1];&quot;_H_x&lt;&quot;;[.$A20];&quot;&gt;&quot;)" office:value-type="string" office:string-value="Vreq3_H_x&lt;7&gt;">
            <text:p>Vreq3_H_x&lt;7&gt;</text:p>
          </table:table-cell>
          <table:table-cell table:formula="of:=CONCATENATE(&quot;Vreq&quot;;[.F$1];&quot;_H_x&lt;&quot;;[.$A20];&quot;&gt;&quot;)" office:value-type="string" office:string-value="Vreq4_H_x&lt;7&gt;">
            <text:p>Vreq4_H_x&lt;7&gt;</text:p>
          </table:table-cell>
          <table:table-cell table:formula="of:=CONCATENATE(&quot;Vreq&quot;;[.G$1];&quot;_H_x&lt;&quot;;[.$A20];&quot;&gt;&quot;)" office:value-type="string" office:string-value="Vreq5_H_x&lt;7&gt;">
            <text:p>Vreq5_H_x&lt;7&gt;</text:p>
          </table:table-cell>
          <table:table-cell table:formula="of:=CONCATENATE(&quot;Vreq&quot;;[.H$1];&quot;_H_x&lt;&quot;;[.$A20];&quot;&gt;&quot;)" office:value-type="string" office:string-value="Vreq6_H_x&lt;7&gt;">
            <text:p>Vreq6_H_x&lt;7&gt;</text:p>
          </table:table-cell>
          <table:table-cell table:formula="of:=CONCATENATE(&quot;Vreq&quot;;[.I$1];&quot;_H_x&lt;&quot;;[.$A20];&quot;&gt;&quot;)" office:value-type="string" office:string-value="Vreq7_H_x&lt;7&gt;">
            <text:p>Vreq7_H_x&lt;7&gt;</text:p>
          </table:table-cell>
          <table:table-cell table:number-columns-repeated="10"/>
        </table:table-row>
        <table:table-row table:style-name="ro2">
          <table:table-cell/>
          <table:table-cell table:formula="of:=CONCATENATE(&quot;Vreq_H_x&lt;&quot;;[.B$1];&quot;&gt;&quot;)" office:value-type="string" office:string-value="Vreq_H_x&lt;0&gt;">
            <text:p>Vreq_H_x&lt;0&gt;</text:p>
          </table:table-cell>
          <table:table-cell table:formula="of:=CONCATENATE(&quot;Vreq_H_x&lt;&quot;;[.C$1];&quot;&gt;&quot;)" office:value-type="string" office:string-value="Vreq_H_x&lt;1&gt;">
            <text:p>Vreq_H_x&lt;1&gt;</text:p>
          </table:table-cell>
          <table:table-cell table:formula="of:=CONCATENATE(&quot;Vreq_H_x&lt;&quot;;[.D$1];&quot;&gt;&quot;)" office:value-type="string" office:string-value="Vreq_H_x&lt;2&gt;">
            <text:p>Vreq_H_x&lt;2&gt;</text:p>
          </table:table-cell>
          <table:table-cell table:formula="of:=CONCATENATE(&quot;Vreq_H_x&lt;&quot;;[.E$1];&quot;&gt;&quot;)" office:value-type="string" office:string-value="Vreq_H_x&lt;3&gt;">
            <text:p>Vreq_H_x&lt;3&gt;</text:p>
          </table:table-cell>
          <table:table-cell table:formula="of:=CONCATENATE(&quot;Vreq_H_x&lt;&quot;;[.F$1];&quot;&gt;&quot;)" office:value-type="string" office:string-value="Vreq_H_x&lt;4&gt;">
            <text:p>Vreq_H_x&lt;4&gt;</text:p>
          </table:table-cell>
          <table:table-cell table:formula="of:=CONCATENATE(&quot;Vreq_H_x&lt;&quot;;[.G$1];&quot;&gt;&quot;)" office:value-type="string" office:string-value="Vreq_H_x&lt;5&gt;">
            <text:p>Vreq_H_x&lt;5&gt;</text:p>
          </table:table-cell>
          <table:table-cell table:formula="of:=CONCATENATE(&quot;Vreq_H_x&lt;&quot;;[.H$1];&quot;&gt;&quot;)" office:value-type="string" office:string-value="Vreq_H_x&lt;6&gt;">
            <text:p>Vreq_H_x&lt;6&gt;</text:p>
          </table:table-cell>
          <table:table-cell table:formula="of:=CONCATENATE(&quot;Vreq_H_x&lt;&quot;;[.I$1];&quot;&gt;&quot;)" office:value-type="string" office:string-value="Vreq_H_x&lt;7&gt;">
            <text:p>Vreq_H_x&lt;7&gt;</text:p>
          </table:table-cell>
          <table:table-cell table:number-columns-repeated="10"/>
        </table:table-row>
        <table:table-row table:style-name="ro2">
          <table:table-cell/>
          <table:table-cell table:formula="of:=CONCATENATE(&quot;Vack_B_H_x&lt;&quot;;[.B$1];&quot;&gt;&quot;)" office:value-type="string" office:string-value="Vack_B_H_x&lt;0&gt;">
            <text:p>Vack_B_H_x&lt;0&gt;</text:p>
          </table:table-cell>
          <table:table-cell table:formula="of:=CONCATENATE(&quot;Vack_B_H_x&lt;&quot;;[.C$1];&quot;&gt;&quot;)" office:value-type="string" office:string-value="Vack_B_H_x&lt;1&gt;">
            <text:p>Vack_B_H_x&lt;1&gt;</text:p>
          </table:table-cell>
          <table:table-cell table:formula="of:=CONCATENATE(&quot;Vack_B_H_x&lt;&quot;;[.D$1];&quot;&gt;&quot;)" office:value-type="string" office:string-value="Vack_B_H_x&lt;2&gt;">
            <text:p>Vack_B_H_x&lt;2&gt;</text:p>
          </table:table-cell>
          <table:table-cell table:formula="of:=CONCATENATE(&quot;Vack_B_H_x&lt;&quot;;[.E$1];&quot;&gt;&quot;)" office:value-type="string" office:string-value="Vack_B_H_x&lt;3&gt;">
            <text:p>Vack_B_H_x&lt;3&gt;</text:p>
          </table:table-cell>
          <table:table-cell table:formula="of:=CONCATENATE(&quot;Vack_B_H_x&lt;&quot;;[.F$1];&quot;&gt;&quot;)" office:value-type="string" office:string-value="Vack_B_H_x&lt;4&gt;">
            <text:p>Vack_B_H_x&lt;4&gt;</text:p>
          </table:table-cell>
          <table:table-cell table:formula="of:=CONCATENATE(&quot;Vack_B_H_x&lt;&quot;;[.G$1];&quot;&gt;&quot;)" office:value-type="string" office:string-value="Vack_B_H_x&lt;5&gt;">
            <text:p>Vack_B_H_x&lt;5&gt;</text:p>
          </table:table-cell>
          <table:table-cell table:formula="of:=CONCATENATE(&quot;Vack_B_H_x&lt;&quot;;[.H$1];&quot;&gt;&quot;)" office:value-type="string" office:string-value="Vack_B_H_x&lt;6&gt;">
            <text:p>Vack_B_H_x&lt;6&gt;</text:p>
          </table:table-cell>
          <table:table-cell table:formula="of:=CONCATENATE(&quot;Vack_B_H_x&lt;&quot;;[.I$1];&quot;&gt;&quot;)" office:value-type="string" office:string-value="Vack_B_H_x&lt;7&gt;">
            <text:p>Vack_B_H_x&lt;7&gt;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 office:value-type="float" office:value="0">
            <text:p>0</text:p>
          </table:table-cell>
          <table:table-cell table:formula="of:=CONCATENATE(&quot;Vreq&quot;;[.B$1];&quot;_L_x&lt;&quot;;[.$A24];&quot;&gt;&quot;)" office:value-type="string" office:string-value="Vreq0_L_x&lt;0&gt;">
            <text:p>Vreq0_L_x&lt;0&gt;</text:p>
          </table:table-cell>
          <table:table-cell table:formula="of:=CONCATENATE(&quot;Vreq&quot;;[.C$1];&quot;_L_x&lt;&quot;;[.$A24];&quot;&gt;&quot;)" office:value-type="string" office:string-value="Vreq1_L_x&lt;0&gt;">
            <text:p>Vreq1_L_x&lt;0&gt;</text:p>
          </table:table-cell>
          <table:table-cell table:formula="of:=CONCATENATE(&quot;Vreq&quot;;[.D$1];&quot;_L_x&lt;&quot;;[.$A24];&quot;&gt;&quot;)" office:value-type="string" office:string-value="Vreq2_L_x&lt;0&gt;">
            <text:p>Vreq2_L_x&lt;0&gt;</text:p>
          </table:table-cell>
          <table:table-cell table:formula="of:=CONCATENATE(&quot;Vreq&quot;;[.E$1];&quot;_L_x&lt;&quot;;[.$A24];&quot;&gt;&quot;)" office:value-type="string" office:string-value="Vreq3_L_x&lt;0&gt;">
            <text:p>Vreq3_L_x&lt;0&gt;</text:p>
          </table:table-cell>
          <table:table-cell table:formula="of:=CONCATENATE(&quot;Vreq&quot;;[.F$1];&quot;_L_x&lt;&quot;;[.$A24];&quot;&gt;&quot;)" office:value-type="string" office:string-value="Vreq4_L_x&lt;0&gt;">
            <text:p>Vreq4_L_x&lt;0&gt;</text:p>
          </table:table-cell>
          <table:table-cell table:formula="of:=CONCATENATE(&quot;Vreq&quot;;[.G$1];&quot;_L_x&lt;&quot;;[.$A24];&quot;&gt;&quot;)" office:value-type="string" office:string-value="Vreq5_L_x&lt;0&gt;">
            <text:p>Vreq5_L_x&lt;0&gt;</text:p>
          </table:table-cell>
          <table:table-cell table:formula="of:=CONCATENATE(&quot;Vreq&quot;;[.H$1];&quot;_L_x&lt;&quot;;[.$A24];&quot;&gt;&quot;)" office:value-type="string" office:string-value="Vreq6_L_x&lt;0&gt;">
            <text:p>Vreq6_L_x&lt;0&gt;</text:p>
          </table:table-cell>
          <table:table-cell table:formula="of:=CONCATENATE(&quot;Vreq&quot;;[.I$1];&quot;_L_x&lt;&quot;;[.$A24];&quot;&gt;&quot;)" office:value-type="string" office:string-value="Vreq7_L_x&lt;0&gt;">
            <text:p>Vreq7_L_x&lt;0&gt;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table:formula="of:=CONCATENATE(&quot;Vreq&quot;;[.B$1];&quot;_L_x&lt;&quot;;[.$A25];&quot;&gt;&quot;)" office:value-type="string" office:string-value="Vreq0_L_x&lt;1&gt;">
            <text:p>Vreq0_L_x&lt;1&gt;</text:p>
          </table:table-cell>
          <table:table-cell table:formula="of:=CONCATENATE(&quot;Vreq&quot;;[.C$1];&quot;_L_x&lt;&quot;;[.$A25];&quot;&gt;&quot;)" office:value-type="string" office:string-value="Vreq1_L_x&lt;1&gt;">
            <text:p>Vreq1_L_x&lt;1&gt;</text:p>
          </table:table-cell>
          <table:table-cell table:formula="of:=CONCATENATE(&quot;Vreq&quot;;[.D$1];&quot;_L_x&lt;&quot;;[.$A25];&quot;&gt;&quot;)" office:value-type="string" office:string-value="Vreq2_L_x&lt;1&gt;">
            <text:p>Vreq2_L_x&lt;1&gt;</text:p>
          </table:table-cell>
          <table:table-cell table:formula="of:=CONCATENATE(&quot;Vreq&quot;;[.E$1];&quot;_L_x&lt;&quot;;[.$A25];&quot;&gt;&quot;)" office:value-type="string" office:string-value="Vreq3_L_x&lt;1&gt;">
            <text:p>Vreq3_L_x&lt;1&gt;</text:p>
          </table:table-cell>
          <table:table-cell table:formula="of:=CONCATENATE(&quot;Vreq&quot;;[.F$1];&quot;_L_x&lt;&quot;;[.$A25];&quot;&gt;&quot;)" office:value-type="string" office:string-value="Vreq4_L_x&lt;1&gt;">
            <text:p>Vreq4_L_x&lt;1&gt;</text:p>
          </table:table-cell>
          <table:table-cell table:formula="of:=CONCATENATE(&quot;Vreq&quot;;[.G$1];&quot;_L_x&lt;&quot;;[.$A25];&quot;&gt;&quot;)" office:value-type="string" office:string-value="Vreq5_L_x&lt;1&gt;">
            <text:p>Vreq5_L_x&lt;1&gt;</text:p>
          </table:table-cell>
          <table:table-cell table:formula="of:=CONCATENATE(&quot;Vreq&quot;;[.H$1];&quot;_L_x&lt;&quot;;[.$A25];&quot;&gt;&quot;)" office:value-type="string" office:string-value="Vreq6_L_x&lt;1&gt;">
            <text:p>Vreq6_L_x&lt;1&gt;</text:p>
          </table:table-cell>
          <table:table-cell table:formula="of:=CONCATENATE(&quot;Vreq&quot;;[.I$1];&quot;_L_x&lt;&quot;;[.$A25];&quot;&gt;&quot;)" office:value-type="string" office:string-value="Vreq7_L_x&lt;1&gt;">
            <text:p>Vreq7_L_x&lt;1&gt;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table:formula="of:=CONCATENATE(&quot;Vreq&quot;;[.B$1];&quot;_L_x&lt;&quot;;[.$A26];&quot;&gt;&quot;)" office:value-type="string" office:string-value="Vreq0_L_x&lt;2&gt;">
            <text:p>Vreq0_L_x&lt;2&gt;</text:p>
          </table:table-cell>
          <table:table-cell table:formula="of:=CONCATENATE(&quot;Vreq&quot;;[.C$1];&quot;_L_x&lt;&quot;;[.$A26];&quot;&gt;&quot;)" office:value-type="string" office:string-value="Vreq1_L_x&lt;2&gt;">
            <text:p>Vreq1_L_x&lt;2&gt;</text:p>
          </table:table-cell>
          <table:table-cell table:formula="of:=CONCATENATE(&quot;Vreq&quot;;[.D$1];&quot;_L_x&lt;&quot;;[.$A26];&quot;&gt;&quot;)" office:value-type="string" office:string-value="Vreq2_L_x&lt;2&gt;">
            <text:p>Vreq2_L_x&lt;2&gt;</text:p>
          </table:table-cell>
          <table:table-cell table:formula="of:=CONCATENATE(&quot;Vreq&quot;;[.E$1];&quot;_L_x&lt;&quot;;[.$A26];&quot;&gt;&quot;)" office:value-type="string" office:string-value="Vreq3_L_x&lt;2&gt;">
            <text:p>Vreq3_L_x&lt;2&gt;</text:p>
          </table:table-cell>
          <table:table-cell table:formula="of:=CONCATENATE(&quot;Vreq&quot;;[.F$1];&quot;_L_x&lt;&quot;;[.$A26];&quot;&gt;&quot;)" office:value-type="string" office:string-value="Vreq4_L_x&lt;2&gt;">
            <text:p>Vreq4_L_x&lt;2&gt;</text:p>
          </table:table-cell>
          <table:table-cell table:formula="of:=CONCATENATE(&quot;Vreq&quot;;[.G$1];&quot;_L_x&lt;&quot;;[.$A26];&quot;&gt;&quot;)" office:value-type="string" office:string-value="Vreq5_L_x&lt;2&gt;">
            <text:p>Vreq5_L_x&lt;2&gt;</text:p>
          </table:table-cell>
          <table:table-cell table:formula="of:=CONCATENATE(&quot;Vreq&quot;;[.H$1];&quot;_L_x&lt;&quot;;[.$A26];&quot;&gt;&quot;)" office:value-type="string" office:string-value="Vreq6_L_x&lt;2&gt;">
            <text:p>Vreq6_L_x&lt;2&gt;</text:p>
          </table:table-cell>
          <table:table-cell table:formula="of:=CONCATENATE(&quot;Vreq&quot;;[.I$1];&quot;_L_x&lt;&quot;;[.$A26];&quot;&gt;&quot;)" office:value-type="string" office:string-value="Vreq7_L_x&lt;2&gt;">
            <text:p>Vreq7_L_x&lt;2&gt;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table:formula="of:=CONCATENATE(&quot;Vreq&quot;;[.B$1];&quot;_L_x&lt;&quot;;[.$A27];&quot;&gt;&quot;)" office:value-type="string" office:string-value="Vreq0_L_x&lt;3&gt;">
            <text:p>Vreq0_L_x&lt;3&gt;</text:p>
          </table:table-cell>
          <table:table-cell table:formula="of:=CONCATENATE(&quot;Vreq&quot;;[.C$1];&quot;_L_x&lt;&quot;;[.$A27];&quot;&gt;&quot;)" office:value-type="string" office:string-value="Vreq1_L_x&lt;3&gt;">
            <text:p>Vreq1_L_x&lt;3&gt;</text:p>
          </table:table-cell>
          <table:table-cell table:formula="of:=CONCATENATE(&quot;Vreq&quot;;[.D$1];&quot;_L_x&lt;&quot;;[.$A27];&quot;&gt;&quot;)" office:value-type="string" office:string-value="Vreq2_L_x&lt;3&gt;">
            <text:p>Vreq2_L_x&lt;3&gt;</text:p>
          </table:table-cell>
          <table:table-cell table:formula="of:=CONCATENATE(&quot;Vreq&quot;;[.E$1];&quot;_L_x&lt;&quot;;[.$A27];&quot;&gt;&quot;)" office:value-type="string" office:string-value="Vreq3_L_x&lt;3&gt;">
            <text:p>Vreq3_L_x&lt;3&gt;</text:p>
          </table:table-cell>
          <table:table-cell table:formula="of:=CONCATENATE(&quot;Vreq&quot;;[.F$1];&quot;_L_x&lt;&quot;;[.$A27];&quot;&gt;&quot;)" office:value-type="string" office:string-value="Vreq4_L_x&lt;3&gt;">
            <text:p>Vreq4_L_x&lt;3&gt;</text:p>
          </table:table-cell>
          <table:table-cell table:formula="of:=CONCATENATE(&quot;Vreq&quot;;[.G$1];&quot;_L_x&lt;&quot;;[.$A27];&quot;&gt;&quot;)" office:value-type="string" office:string-value="Vreq5_L_x&lt;3&gt;">
            <text:p>Vreq5_L_x&lt;3&gt;</text:p>
          </table:table-cell>
          <table:table-cell table:formula="of:=CONCATENATE(&quot;Vreq&quot;;[.H$1];&quot;_L_x&lt;&quot;;[.$A27];&quot;&gt;&quot;)" office:value-type="string" office:string-value="Vreq6_L_x&lt;3&gt;">
            <text:p>Vreq6_L_x&lt;3&gt;</text:p>
          </table:table-cell>
          <table:table-cell table:formula="of:=CONCATENATE(&quot;Vreq&quot;;[.I$1];&quot;_L_x&lt;&quot;;[.$A27];&quot;&gt;&quot;)" office:value-type="string" office:string-value="Vreq7_L_x&lt;3&gt;">
            <text:p>Vreq7_L_x&lt;3&gt;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formula="of:=CONCATENATE(&quot;Vreq&quot;;[.B$1];&quot;_L_x&lt;&quot;;[.$A28];&quot;&gt;&quot;)" office:value-type="string" office:string-value="Vreq0_L_x&lt;4&gt;">
            <text:p>Vreq0_L_x&lt;4&gt;</text:p>
          </table:table-cell>
          <table:table-cell table:formula="of:=CONCATENATE(&quot;Vreq&quot;;[.C$1];&quot;_L_x&lt;&quot;;[.$A28];&quot;&gt;&quot;)" office:value-type="string" office:string-value="Vreq1_L_x&lt;4&gt;">
            <text:p>Vreq1_L_x&lt;4&gt;</text:p>
          </table:table-cell>
          <table:table-cell table:formula="of:=CONCATENATE(&quot;Vreq&quot;;[.D$1];&quot;_L_x&lt;&quot;;[.$A28];&quot;&gt;&quot;)" office:value-type="string" office:string-value="Vreq2_L_x&lt;4&gt;">
            <text:p>Vreq2_L_x&lt;4&gt;</text:p>
          </table:table-cell>
          <table:table-cell table:formula="of:=CONCATENATE(&quot;Vreq&quot;;[.E$1];&quot;_L_x&lt;&quot;;[.$A28];&quot;&gt;&quot;)" office:value-type="string" office:string-value="Vreq3_L_x&lt;4&gt;">
            <text:p>Vreq3_L_x&lt;4&gt;</text:p>
          </table:table-cell>
          <table:table-cell table:formula="of:=CONCATENATE(&quot;Vreq&quot;;[.F$1];&quot;_L_x&lt;&quot;;[.$A28];&quot;&gt;&quot;)" office:value-type="string" office:string-value="Vreq4_L_x&lt;4&gt;">
            <text:p>Vreq4_L_x&lt;4&gt;</text:p>
          </table:table-cell>
          <table:table-cell table:formula="of:=CONCATENATE(&quot;Vreq&quot;;[.G$1];&quot;_L_x&lt;&quot;;[.$A28];&quot;&gt;&quot;)" office:value-type="string" office:string-value="Vreq5_L_x&lt;4&gt;">
            <text:p>Vreq5_L_x&lt;4&gt;</text:p>
          </table:table-cell>
          <table:table-cell table:formula="of:=CONCATENATE(&quot;Vreq&quot;;[.H$1];&quot;_L_x&lt;&quot;;[.$A28];&quot;&gt;&quot;)" office:value-type="string" office:string-value="Vreq6_L_x&lt;4&gt;">
            <text:p>Vreq6_L_x&lt;4&gt;</text:p>
          </table:table-cell>
          <table:table-cell table:formula="of:=CONCATENATE(&quot;Vreq&quot;;[.I$1];&quot;_L_x&lt;&quot;;[.$A28];&quot;&gt;&quot;)" office:value-type="string" office:string-value="Vreq7_L_x&lt;4&gt;">
            <text:p>Vreq7_L_x&lt;4&gt;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table:formula="of:=CONCATENATE(&quot;Vreq&quot;;[.B$1];&quot;_L_x&lt;&quot;;[.$A29];&quot;&gt;&quot;)" office:value-type="string" office:string-value="Vreq0_L_x&lt;5&gt;">
            <text:p>Vreq0_L_x&lt;5&gt;</text:p>
          </table:table-cell>
          <table:table-cell table:formula="of:=CONCATENATE(&quot;Vreq&quot;;[.C$1];&quot;_L_x&lt;&quot;;[.$A29];&quot;&gt;&quot;)" office:value-type="string" office:string-value="Vreq1_L_x&lt;5&gt;">
            <text:p>Vreq1_L_x&lt;5&gt;</text:p>
          </table:table-cell>
          <table:table-cell table:formula="of:=CONCATENATE(&quot;Vreq&quot;;[.D$1];&quot;_L_x&lt;&quot;;[.$A29];&quot;&gt;&quot;)" office:value-type="string" office:string-value="Vreq2_L_x&lt;5&gt;">
            <text:p>Vreq2_L_x&lt;5&gt;</text:p>
          </table:table-cell>
          <table:table-cell table:formula="of:=CONCATENATE(&quot;Vreq&quot;;[.E$1];&quot;_L_x&lt;&quot;;[.$A29];&quot;&gt;&quot;)" office:value-type="string" office:string-value="Vreq3_L_x&lt;5&gt;">
            <text:p>Vreq3_L_x&lt;5&gt;</text:p>
          </table:table-cell>
          <table:table-cell table:formula="of:=CONCATENATE(&quot;Vreq&quot;;[.F$1];&quot;_L_x&lt;&quot;;[.$A29];&quot;&gt;&quot;)" office:value-type="string" office:string-value="Vreq4_L_x&lt;5&gt;">
            <text:p>Vreq4_L_x&lt;5&gt;</text:p>
          </table:table-cell>
          <table:table-cell table:formula="of:=CONCATENATE(&quot;Vreq&quot;;[.G$1];&quot;_L_x&lt;&quot;;[.$A29];&quot;&gt;&quot;)" office:value-type="string" office:string-value="Vreq5_L_x&lt;5&gt;">
            <text:p>Vreq5_L_x&lt;5&gt;</text:p>
          </table:table-cell>
          <table:table-cell table:formula="of:=CONCATENATE(&quot;Vreq&quot;;[.H$1];&quot;_L_x&lt;&quot;;[.$A29];&quot;&gt;&quot;)" office:value-type="string" office:string-value="Vreq6_L_x&lt;5&gt;">
            <text:p>Vreq6_L_x&lt;5&gt;</text:p>
          </table:table-cell>
          <table:table-cell table:formula="of:=CONCATENATE(&quot;Vreq&quot;;[.I$1];&quot;_L_x&lt;&quot;;[.$A29];&quot;&gt;&quot;)" office:value-type="string" office:string-value="Vreq7_L_x&lt;5&gt;">
            <text:p>Vreq7_L_x&lt;5&gt;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table:formula="of:=CONCATENATE(&quot;Vreq&quot;;[.B$1];&quot;_L_x&lt;&quot;;[.$A30];&quot;&gt;&quot;)" office:value-type="string" office:string-value="Vreq0_L_x&lt;6&gt;">
            <text:p>Vreq0_L_x&lt;6&gt;</text:p>
          </table:table-cell>
          <table:table-cell table:formula="of:=CONCATENATE(&quot;Vreq&quot;;[.C$1];&quot;_L_x&lt;&quot;;[.$A30];&quot;&gt;&quot;)" office:value-type="string" office:string-value="Vreq1_L_x&lt;6&gt;">
            <text:p>Vreq1_L_x&lt;6&gt;</text:p>
          </table:table-cell>
          <table:table-cell table:formula="of:=CONCATENATE(&quot;Vreq&quot;;[.D$1];&quot;_L_x&lt;&quot;;[.$A30];&quot;&gt;&quot;)" office:value-type="string" office:string-value="Vreq2_L_x&lt;6&gt;">
            <text:p>Vreq2_L_x&lt;6&gt;</text:p>
          </table:table-cell>
          <table:table-cell table:formula="of:=CONCATENATE(&quot;Vreq&quot;;[.E$1];&quot;_L_x&lt;&quot;;[.$A30];&quot;&gt;&quot;)" office:value-type="string" office:string-value="Vreq3_L_x&lt;6&gt;">
            <text:p>Vreq3_L_x&lt;6&gt;</text:p>
          </table:table-cell>
          <table:table-cell table:formula="of:=CONCATENATE(&quot;Vreq&quot;;[.F$1];&quot;_L_x&lt;&quot;;[.$A30];&quot;&gt;&quot;)" office:value-type="string" office:string-value="Vreq4_L_x&lt;6&gt;">
            <text:p>Vreq4_L_x&lt;6&gt;</text:p>
          </table:table-cell>
          <table:table-cell table:formula="of:=CONCATENATE(&quot;Vreq&quot;;[.G$1];&quot;_L_x&lt;&quot;;[.$A30];&quot;&gt;&quot;)" office:value-type="string" office:string-value="Vreq5_L_x&lt;6&gt;">
            <text:p>Vreq5_L_x&lt;6&gt;</text:p>
          </table:table-cell>
          <table:table-cell table:formula="of:=CONCATENATE(&quot;Vreq&quot;;[.H$1];&quot;_L_x&lt;&quot;;[.$A30];&quot;&gt;&quot;)" office:value-type="string" office:string-value="Vreq6_L_x&lt;6&gt;">
            <text:p>Vreq6_L_x&lt;6&gt;</text:p>
          </table:table-cell>
          <table:table-cell table:formula="of:=CONCATENATE(&quot;Vreq&quot;;[.I$1];&quot;_L_x&lt;&quot;;[.$A30];&quot;&gt;&quot;)" office:value-type="string" office:string-value="Vreq7_L_x&lt;6&gt;">
            <text:p>Vreq7_L_x&lt;6&gt;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table:formula="of:=CONCATENATE(&quot;Vreq&quot;;[.B$1];&quot;_L_x&lt;&quot;;[.$A31];&quot;&gt;&quot;)" office:value-type="string" office:string-value="Vreq0_L_x&lt;7&gt;">
            <text:p>Vreq0_L_x&lt;7&gt;</text:p>
          </table:table-cell>
          <table:table-cell table:formula="of:=CONCATENATE(&quot;Vreq&quot;;[.C$1];&quot;_L_x&lt;&quot;;[.$A31];&quot;&gt;&quot;)" office:value-type="string" office:string-value="Vreq1_L_x&lt;7&gt;">
            <text:p>Vreq1_L_x&lt;7&gt;</text:p>
          </table:table-cell>
          <table:table-cell table:formula="of:=CONCATENATE(&quot;Vreq&quot;;[.D$1];&quot;_L_x&lt;&quot;;[.$A31];&quot;&gt;&quot;)" office:value-type="string" office:string-value="Vreq2_L_x&lt;7&gt;">
            <text:p>Vreq2_L_x&lt;7&gt;</text:p>
          </table:table-cell>
          <table:table-cell table:formula="of:=CONCATENATE(&quot;Vreq&quot;;[.E$1];&quot;_L_x&lt;&quot;;[.$A31];&quot;&gt;&quot;)" office:value-type="string" office:string-value="Vreq3_L_x&lt;7&gt;">
            <text:p>Vreq3_L_x&lt;7&gt;</text:p>
          </table:table-cell>
          <table:table-cell table:formula="of:=CONCATENATE(&quot;Vreq&quot;;[.F$1];&quot;_L_x&lt;&quot;;[.$A31];&quot;&gt;&quot;)" office:value-type="string" office:string-value="Vreq4_L_x&lt;7&gt;">
            <text:p>Vreq4_L_x&lt;7&gt;</text:p>
          </table:table-cell>
          <table:table-cell table:formula="of:=CONCATENATE(&quot;Vreq&quot;;[.G$1];&quot;_L_x&lt;&quot;;[.$A31];&quot;&gt;&quot;)" office:value-type="string" office:string-value="Vreq5_L_x&lt;7&gt;">
            <text:p>Vreq5_L_x&lt;7&gt;</text:p>
          </table:table-cell>
          <table:table-cell table:formula="of:=CONCATENATE(&quot;Vreq&quot;;[.H$1];&quot;_L_x&lt;&quot;;[.$A31];&quot;&gt;&quot;)" office:value-type="string" office:string-value="Vreq6_L_x&lt;7&gt;">
            <text:p>Vreq6_L_x&lt;7&gt;</text:p>
          </table:table-cell>
          <table:table-cell table:formula="of:=CONCATENATE(&quot;Vreq&quot;;[.I$1];&quot;_L_x&lt;&quot;;[.$A31];&quot;&gt;&quot;)" office:value-type="string" office:string-value="Vreq7_L_x&lt;7&gt;">
            <text:p>Vreq7_L_x&lt;7&gt;</text:p>
          </table:table-cell>
          <table:table-cell table:number-columns-repeated="10"/>
        </table:table-row>
        <table:table-row table:style-name="ro2">
          <table:table-cell/>
          <table:table-cell table:formula="of:=CONCATENATE(&quot;Vreq_L_x&lt;&quot;;[.B$1];&quot;&gt;&quot;)" office:value-type="string" office:string-value="Vreq_L_x&lt;0&gt;">
            <text:p>Vreq_L_x&lt;0&gt;</text:p>
          </table:table-cell>
          <table:table-cell table:formula="of:=CONCATENATE(&quot;Vreq_L_x&lt;&quot;;[.C$1];&quot;&gt;&quot;)" office:value-type="string" office:string-value="Vreq_L_x&lt;1&gt;">
            <text:p>Vreq_L_x&lt;1&gt;</text:p>
          </table:table-cell>
          <table:table-cell table:formula="of:=CONCATENATE(&quot;Vreq_L_x&lt;&quot;;[.D$1];&quot;&gt;&quot;)" office:value-type="string" office:string-value="Vreq_L_x&lt;2&gt;">
            <text:p>Vreq_L_x&lt;2&gt;</text:p>
          </table:table-cell>
          <table:table-cell table:formula="of:=CONCATENATE(&quot;Vreq_L_x&lt;&quot;;[.E$1];&quot;&gt;&quot;)" office:value-type="string" office:string-value="Vreq_L_x&lt;3&gt;">
            <text:p>Vreq_L_x&lt;3&gt;</text:p>
          </table:table-cell>
          <table:table-cell table:formula="of:=CONCATENATE(&quot;Vreq_L_x&lt;&quot;;[.F$1];&quot;&gt;&quot;)" office:value-type="string" office:string-value="Vreq_L_x&lt;4&gt;">
            <text:p>Vreq_L_x&lt;4&gt;</text:p>
          </table:table-cell>
          <table:table-cell table:formula="of:=CONCATENATE(&quot;Vreq_L_x&lt;&quot;;[.G$1];&quot;&gt;&quot;)" office:value-type="string" office:string-value="Vreq_L_x&lt;5&gt;">
            <text:p>Vreq_L_x&lt;5&gt;</text:p>
          </table:table-cell>
          <table:table-cell table:formula="of:=CONCATENATE(&quot;Vreq_L_x&lt;&quot;;[.H$1];&quot;&gt;&quot;)" office:value-type="string" office:string-value="Vreq_L_x&lt;6&gt;">
            <text:p>Vreq_L_x&lt;6&gt;</text:p>
          </table:table-cell>
          <table:table-cell table:formula="of:=CONCATENATE(&quot;Vreq_L_x&lt;&quot;;[.I$1];&quot;&gt;&quot;)" office:value-type="string" office:string-value="Vreq_L_x&lt;7&gt;">
            <text:p>Vreq_L_x&lt;7&gt;</text:p>
          </table:table-cell>
          <table:table-cell table:number-columns-repeated="10"/>
        </table:table-row>
        <table:table-row table:style-name="ro2">
          <table:table-cell/>
          <table:table-cell table:formula="of:=CONCATENATE(&quot;Vack_B_L_x&lt;&quot;;[.B$1];&quot;&gt;&quot;)" office:value-type="string" office:string-value="Vack_B_L_x&lt;0&gt;">
            <text:p>Vack_B_L_x&lt;0&gt;</text:p>
          </table:table-cell>
          <table:table-cell table:formula="of:=CONCATENATE(&quot;Vack_B_L_x&lt;&quot;;[.C$1];&quot;&gt;&quot;)" office:value-type="string" office:string-value="Vack_B_L_x&lt;1&gt;">
            <text:p>Vack_B_L_x&lt;1&gt;</text:p>
          </table:table-cell>
          <table:table-cell table:formula="of:=CONCATENATE(&quot;Vack_B_L_x&lt;&quot;;[.D$1];&quot;&gt;&quot;)" office:value-type="string" office:string-value="Vack_B_L_x&lt;2&gt;">
            <text:p>Vack_B_L_x&lt;2&gt;</text:p>
          </table:table-cell>
          <table:table-cell table:formula="of:=CONCATENATE(&quot;Vack_B_L_x&lt;&quot;;[.E$1];&quot;&gt;&quot;)" office:value-type="string" office:string-value="Vack_B_L_x&lt;3&gt;">
            <text:p>Vack_B_L_x&lt;3&gt;</text:p>
          </table:table-cell>
          <table:table-cell table:formula="of:=CONCATENATE(&quot;Vack_B_L_x&lt;&quot;;[.F$1];&quot;&gt;&quot;)" office:value-type="string" office:string-value="Vack_B_L_x&lt;4&gt;">
            <text:p>Vack_B_L_x&lt;4&gt;</text:p>
          </table:table-cell>
          <table:table-cell table:formula="of:=CONCATENATE(&quot;Vack_B_L_x&lt;&quot;;[.G$1];&quot;&gt;&quot;)" office:value-type="string" office:string-value="Vack_B_L_x&lt;5&gt;">
            <text:p>Vack_B_L_x&lt;5&gt;</text:p>
          </table:table-cell>
          <table:table-cell table:formula="of:=CONCATENATE(&quot;Vack_B_L_x&lt;&quot;;[.H$1];&quot;&gt;&quot;)" office:value-type="string" office:string-value="Vack_B_L_x&lt;6&gt;">
            <text:p>Vack_B_L_x&lt;6&gt;</text:p>
          </table:table-cell>
          <table:table-cell table:formula="of:=CONCATENATE(&quot;Vack_B_L_x&lt;&quot;;[.I$1];&quot;&gt;&quot;)" office:value-type="string" office:string-value="Vack_B_L_x&lt;7&gt;">
            <text:p>Vack_B_L_x&lt;7&gt;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Col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float" office:value="0">
            <text:p>0</text:p>
          </table:table-cell>
          <table:table-cell table:formula="of:=CONCATENATE(&quot;CR&quot;;[.B$35];&quot;_ON&lt;&quot;;[.$A36];&quot;&gt;&quot;)" office:value-type="string" office:string-value="CR0_ON&lt;0&gt;">
            <text:p>CR0_ON&lt;0&gt;</text:p>
          </table:table-cell>
          <table:table-cell table:formula="of:=CONCATENATE(&quot;CR&quot;;[.C$35];&quot;_ON&lt;&quot;;[.$A36];&quot;&gt;&quot;)" office:value-type="string" office:string-value="CR1_ON&lt;0&gt;">
            <text:p>CR1_ON&lt;0&gt;</text:p>
          </table:table-cell>
          <table:table-cell table:formula="of:=CONCATENATE(&quot;CR&quot;;[.D$35];&quot;_ON&lt;&quot;;[.$A36];&quot;&gt;&quot;)" office:value-type="string" office:string-value="CR2_ON&lt;0&gt;">
            <text:p>CR2_ON&lt;0&gt;</text:p>
          </table:table-cell>
          <table:table-cell table:formula="of:=CONCATENATE(&quot;CR&quot;;[.E$35];&quot;_ON&lt;&quot;;[.$A36];&quot;&gt;&quot;)" office:value-type="string" office:string-value="CR3_ON&lt;0&gt;">
            <text:p>CR3_ON&lt;0&gt;</text:p>
          </table:table-cell>
          <table:table-cell table:formula="of:=CONCATENATE(&quot;CR&quot;;[.F$35];&quot;_ON&lt;&quot;;[.$A36];&quot;&gt;&quot;)" office:value-type="string" office:string-value="CR4_ON&lt;0&gt;">
            <text:p>CR4_ON&lt;0&gt;</text:p>
          </table:table-cell>
          <table:table-cell table:formula="of:=CONCATENATE(&quot;CR&quot;;[.G$35];&quot;_ON&lt;&quot;;[.$A36];&quot;&gt;&quot;)" office:value-type="string" office:string-value="CR5_ON&lt;0&gt;">
            <text:p>CR5_ON&lt;0&gt;</text:p>
          </table:table-cell>
          <table:table-cell table:formula="of:=CONCATENATE(&quot;CR&quot;;[.H$35];&quot;_ON&lt;&quot;;[.$A36];&quot;&gt;&quot;)" office:value-type="string" office:string-value="CR6_ON&lt;0&gt;">
            <text:p>CR6_ON&lt;0&gt;</text:p>
          </table:table-cell>
          <table:table-cell table:formula="of:=CONCATENATE(&quot;CR&quot;;[.I$35];&quot;_ON&lt;&quot;;[.$A36];&quot;&gt;&quot;)" office:value-type="string" office:string-value="CR7_ON&lt;0&gt;">
            <text:p>CR7_ON&lt;0&gt;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table:formula="of:=CONCATENATE(&quot;CR&quot;;[.B$35];&quot;_ON&lt;&quot;;[.$A37];&quot;&gt;&quot;)" office:value-type="string" office:string-value="CR0_ON&lt;1&gt;">
            <text:p>CR0_ON&lt;1&gt;</text:p>
          </table:table-cell>
          <table:table-cell table:formula="of:=CONCATENATE(&quot;CR&quot;;[.C$35];&quot;_ON&lt;&quot;;[.$A37];&quot;&gt;&quot;)" office:value-type="string" office:string-value="CR1_ON&lt;1&gt;">
            <text:p>CR1_ON&lt;1&gt;</text:p>
          </table:table-cell>
          <table:table-cell table:formula="of:=CONCATENATE(&quot;CR&quot;;[.D$35];&quot;_ON&lt;&quot;;[.$A37];&quot;&gt;&quot;)" office:value-type="string" office:string-value="CR2_ON&lt;1&gt;">
            <text:p>CR2_ON&lt;1&gt;</text:p>
          </table:table-cell>
          <table:table-cell table:formula="of:=CONCATENATE(&quot;CR&quot;;[.E$35];&quot;_ON&lt;&quot;;[.$A37];&quot;&gt;&quot;)" office:value-type="string" office:string-value="CR3_ON&lt;1&gt;">
            <text:p>CR3_ON&lt;1&gt;</text:p>
          </table:table-cell>
          <table:table-cell table:formula="of:=CONCATENATE(&quot;CR&quot;;[.F$35];&quot;_ON&lt;&quot;;[.$A37];&quot;&gt;&quot;)" office:value-type="string" office:string-value="CR4_ON&lt;1&gt;">
            <text:p>CR4_ON&lt;1&gt;</text:p>
          </table:table-cell>
          <table:table-cell table:formula="of:=CONCATENATE(&quot;CR&quot;;[.G$35];&quot;_ON&lt;&quot;;[.$A37];&quot;&gt;&quot;)" office:value-type="string" office:string-value="CR5_ON&lt;1&gt;">
            <text:p>CR5_ON&lt;1&gt;</text:p>
          </table:table-cell>
          <table:table-cell table:formula="of:=CONCATENATE(&quot;CR&quot;;[.H$35];&quot;_ON&lt;&quot;;[.$A37];&quot;&gt;&quot;)" office:value-type="string" office:string-value="CR6_ON&lt;1&gt;">
            <text:p>CR6_ON&lt;1&gt;</text:p>
          </table:table-cell>
          <table:table-cell table:formula="of:=CONCATENATE(&quot;CR&quot;;[.I$35];&quot;_ON&lt;&quot;;[.$A37];&quot;&gt;&quot;)" office:value-type="string" office:string-value="CR7_ON&lt;1&gt;">
            <text:p>CR7_ON&lt;1&gt;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table:formula="of:=CONCATENATE(&quot;CR&quot;;[.B$35];&quot;_ON&lt;&quot;;[.$A38];&quot;&gt;&quot;)" office:value-type="string" office:string-value="CR0_ON&lt;2&gt;">
            <text:p>CR0_ON&lt;2&gt;</text:p>
          </table:table-cell>
          <table:table-cell table:formula="of:=CONCATENATE(&quot;CR&quot;;[.C$35];&quot;_ON&lt;&quot;;[.$A38];&quot;&gt;&quot;)" office:value-type="string" office:string-value="CR1_ON&lt;2&gt;">
            <text:p>CR1_ON&lt;2&gt;</text:p>
          </table:table-cell>
          <table:table-cell table:formula="of:=CONCATENATE(&quot;CR&quot;;[.D$35];&quot;_ON&lt;&quot;;[.$A38];&quot;&gt;&quot;)" office:value-type="string" office:string-value="CR2_ON&lt;2&gt;">
            <text:p>CR2_ON&lt;2&gt;</text:p>
          </table:table-cell>
          <table:table-cell table:formula="of:=CONCATENATE(&quot;CR&quot;;[.E$35];&quot;_ON&lt;&quot;;[.$A38];&quot;&gt;&quot;)" office:value-type="string" office:string-value="CR3_ON&lt;2&gt;">
            <text:p>CR3_ON&lt;2&gt;</text:p>
          </table:table-cell>
          <table:table-cell table:formula="of:=CONCATENATE(&quot;CR&quot;;[.F$35];&quot;_ON&lt;&quot;;[.$A38];&quot;&gt;&quot;)" office:value-type="string" office:string-value="CR4_ON&lt;2&gt;">
            <text:p>CR4_ON&lt;2&gt;</text:p>
          </table:table-cell>
          <table:table-cell table:formula="of:=CONCATENATE(&quot;CR&quot;;[.G$35];&quot;_ON&lt;&quot;;[.$A38];&quot;&gt;&quot;)" office:value-type="string" office:string-value="CR5_ON&lt;2&gt;">
            <text:p>CR5_ON&lt;2&gt;</text:p>
          </table:table-cell>
          <table:table-cell table:formula="of:=CONCATENATE(&quot;CR&quot;;[.H$35];&quot;_ON&lt;&quot;;[.$A38];&quot;&gt;&quot;)" office:value-type="string" office:string-value="CR6_ON&lt;2&gt;">
            <text:p>CR6_ON&lt;2&gt;</text:p>
          </table:table-cell>
          <table:table-cell table:formula="of:=CONCATENATE(&quot;CR&quot;;[.I$35];&quot;_ON&lt;&quot;;[.$A38];&quot;&gt;&quot;)" office:value-type="string" office:string-value="CR7_ON&lt;2&gt;">
            <text:p>CR7_ON&lt;2&gt;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table:formula="of:=CONCATENATE(&quot;CR&quot;;[.B$35];&quot;_ON&lt;&quot;;[.$A39];&quot;&gt;&quot;)" office:value-type="string" office:string-value="CR0_ON&lt;3&gt;">
            <text:p>CR0_ON&lt;3&gt;</text:p>
          </table:table-cell>
          <table:table-cell table:formula="of:=CONCATENATE(&quot;CR&quot;;[.C$35];&quot;_ON&lt;&quot;;[.$A39];&quot;&gt;&quot;)" office:value-type="string" office:string-value="CR1_ON&lt;3&gt;">
            <text:p>CR1_ON&lt;3&gt;</text:p>
          </table:table-cell>
          <table:table-cell table:formula="of:=CONCATENATE(&quot;CR&quot;;[.D$35];&quot;_ON&lt;&quot;;[.$A39];&quot;&gt;&quot;)" office:value-type="string" office:string-value="CR2_ON&lt;3&gt;">
            <text:p>CR2_ON&lt;3&gt;</text:p>
          </table:table-cell>
          <table:table-cell table:formula="of:=CONCATENATE(&quot;CR&quot;;[.E$35];&quot;_ON&lt;&quot;;[.$A39];&quot;&gt;&quot;)" office:value-type="string" office:string-value="CR3_ON&lt;3&gt;">
            <text:p>CR3_ON&lt;3&gt;</text:p>
          </table:table-cell>
          <table:table-cell table:formula="of:=CONCATENATE(&quot;CR&quot;;[.F$35];&quot;_ON&lt;&quot;;[.$A39];&quot;&gt;&quot;)" office:value-type="string" office:string-value="CR4_ON&lt;3&gt;">
            <text:p>CR4_ON&lt;3&gt;</text:p>
          </table:table-cell>
          <table:table-cell table:formula="of:=CONCATENATE(&quot;CR&quot;;[.G$35];&quot;_ON&lt;&quot;;[.$A39];&quot;&gt;&quot;)" office:value-type="string" office:string-value="CR5_ON&lt;3&gt;">
            <text:p>CR5_ON&lt;3&gt;</text:p>
          </table:table-cell>
          <table:table-cell table:formula="of:=CONCATENATE(&quot;CR&quot;;[.H$35];&quot;_ON&lt;&quot;;[.$A39];&quot;&gt;&quot;)" office:value-type="string" office:string-value="CR6_ON&lt;3&gt;">
            <text:p>CR6_ON&lt;3&gt;</text:p>
          </table:table-cell>
          <table:table-cell table:formula="of:=CONCATENATE(&quot;CR&quot;;[.I$35];&quot;_ON&lt;&quot;;[.$A39];&quot;&gt;&quot;)" office:value-type="string" office:string-value="CR7_ON&lt;3&gt;">
            <text:p>CR7_ON&lt;3&gt;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formula="of:=CONCATENATE(&quot;CR&quot;;[.B$35];&quot;_ON&lt;&quot;;[.$A40];&quot;&gt;&quot;)" office:value-type="string" office:string-value="CR0_ON&lt;4&gt;">
            <text:p>CR0_ON&lt;4&gt;</text:p>
          </table:table-cell>
          <table:table-cell table:formula="of:=CONCATENATE(&quot;CR&quot;;[.C$35];&quot;_ON&lt;&quot;;[.$A40];&quot;&gt;&quot;)" office:value-type="string" office:string-value="CR1_ON&lt;4&gt;">
            <text:p>CR1_ON&lt;4&gt;</text:p>
          </table:table-cell>
          <table:table-cell table:formula="of:=CONCATENATE(&quot;CR&quot;;[.D$35];&quot;_ON&lt;&quot;;[.$A40];&quot;&gt;&quot;)" office:value-type="string" office:string-value="CR2_ON&lt;4&gt;">
            <text:p>CR2_ON&lt;4&gt;</text:p>
          </table:table-cell>
          <table:table-cell table:formula="of:=CONCATENATE(&quot;CR&quot;;[.E$35];&quot;_ON&lt;&quot;;[.$A40];&quot;&gt;&quot;)" office:value-type="string" office:string-value="CR3_ON&lt;4&gt;">
            <text:p>CR3_ON&lt;4&gt;</text:p>
          </table:table-cell>
          <table:table-cell table:formula="of:=CONCATENATE(&quot;CR&quot;;[.F$35];&quot;_ON&lt;&quot;;[.$A40];&quot;&gt;&quot;)" office:value-type="string" office:string-value="CR4_ON&lt;4&gt;">
            <text:p>CR4_ON&lt;4&gt;</text:p>
          </table:table-cell>
          <table:table-cell table:formula="of:=CONCATENATE(&quot;CR&quot;;[.G$35];&quot;_ON&lt;&quot;;[.$A40];&quot;&gt;&quot;)" office:value-type="string" office:string-value="CR5_ON&lt;4&gt;">
            <text:p>CR5_ON&lt;4&gt;</text:p>
          </table:table-cell>
          <table:table-cell table:formula="of:=CONCATENATE(&quot;CR&quot;;[.H$35];&quot;_ON&lt;&quot;;[.$A40];&quot;&gt;&quot;)" office:value-type="string" office:string-value="CR6_ON&lt;4&gt;">
            <text:p>CR6_ON&lt;4&gt;</text:p>
          </table:table-cell>
          <table:table-cell table:formula="of:=CONCATENATE(&quot;CR&quot;;[.I$35];&quot;_ON&lt;&quot;;[.$A40];&quot;&gt;&quot;)" office:value-type="string" office:string-value="CR7_ON&lt;4&gt;">
            <text:p>CR7_ON&lt;4&gt;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office:value-type="float" office:value="5">
            <text:p>5</text:p>
          </table:table-cell>
          <table:table-cell table:formula="of:=CONCATENATE(&quot;CR&quot;;[.B$35];&quot;_ON&lt;&quot;;[.$A41];&quot;&gt;&quot;)" office:value-type="string" office:string-value="CR0_ON&lt;5&gt;">
            <text:p>CR0_ON&lt;5&gt;</text:p>
          </table:table-cell>
          <table:table-cell table:formula="of:=CONCATENATE(&quot;CR&quot;;[.C$35];&quot;_ON&lt;&quot;;[.$A41];&quot;&gt;&quot;)" office:value-type="string" office:string-value="CR1_ON&lt;5&gt;">
            <text:p>CR1_ON&lt;5&gt;</text:p>
          </table:table-cell>
          <table:table-cell table:formula="of:=CONCATENATE(&quot;CR&quot;;[.D$35];&quot;_ON&lt;&quot;;[.$A41];&quot;&gt;&quot;)" office:value-type="string" office:string-value="CR2_ON&lt;5&gt;">
            <text:p>CR2_ON&lt;5&gt;</text:p>
          </table:table-cell>
          <table:table-cell table:formula="of:=CONCATENATE(&quot;CR&quot;;[.E$35];&quot;_ON&lt;&quot;;[.$A41];&quot;&gt;&quot;)" office:value-type="string" office:string-value="CR3_ON&lt;5&gt;">
            <text:p>CR3_ON&lt;5&gt;</text:p>
          </table:table-cell>
          <table:table-cell table:formula="of:=CONCATENATE(&quot;CR&quot;;[.F$35];&quot;_ON&lt;&quot;;[.$A41];&quot;&gt;&quot;)" office:value-type="string" office:string-value="CR4_ON&lt;5&gt;">
            <text:p>CR4_ON&lt;5&gt;</text:p>
          </table:table-cell>
          <table:table-cell table:formula="of:=CONCATENATE(&quot;CR&quot;;[.G$35];&quot;_ON&lt;&quot;;[.$A41];&quot;&gt;&quot;)" office:value-type="string" office:string-value="CR5_ON&lt;5&gt;">
            <text:p>CR5_ON&lt;5&gt;</text:p>
          </table:table-cell>
          <table:table-cell table:formula="of:=CONCATENATE(&quot;CR&quot;;[.H$35];&quot;_ON&lt;&quot;;[.$A41];&quot;&gt;&quot;)" office:value-type="string" office:string-value="CR6_ON&lt;5&gt;">
            <text:p>CR6_ON&lt;5&gt;</text:p>
          </table:table-cell>
          <table:table-cell table:formula="of:=CONCATENATE(&quot;CR&quot;;[.I$35];&quot;_ON&lt;&quot;;[.$A41];&quot;&gt;&quot;)" office:value-type="string" office:string-value="CR7_ON&lt;5&gt;">
            <text:p>CR7_ON&lt;5&gt;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table:formula="of:=CONCATENATE(&quot;CR&quot;;[.B$35];&quot;_ON&lt;&quot;;[.$A42];&quot;&gt;&quot;)" office:value-type="string" office:string-value="CR0_ON&lt;6&gt;">
            <text:p>CR0_ON&lt;6&gt;</text:p>
          </table:table-cell>
          <table:table-cell table:formula="of:=CONCATENATE(&quot;CR&quot;;[.C$35];&quot;_ON&lt;&quot;;[.$A42];&quot;&gt;&quot;)" office:value-type="string" office:string-value="CR1_ON&lt;6&gt;">
            <text:p>CR1_ON&lt;6&gt;</text:p>
          </table:table-cell>
          <table:table-cell table:formula="of:=CONCATENATE(&quot;CR&quot;;[.D$35];&quot;_ON&lt;&quot;;[.$A42];&quot;&gt;&quot;)" office:value-type="string" office:string-value="CR2_ON&lt;6&gt;">
            <text:p>CR2_ON&lt;6&gt;</text:p>
          </table:table-cell>
          <table:table-cell table:formula="of:=CONCATENATE(&quot;CR&quot;;[.E$35];&quot;_ON&lt;&quot;;[.$A42];&quot;&gt;&quot;)" office:value-type="string" office:string-value="CR3_ON&lt;6&gt;">
            <text:p>CR3_ON&lt;6&gt;</text:p>
          </table:table-cell>
          <table:table-cell table:formula="of:=CONCATENATE(&quot;CR&quot;;[.F$35];&quot;_ON&lt;&quot;;[.$A42];&quot;&gt;&quot;)" office:value-type="string" office:string-value="CR4_ON&lt;6&gt;">
            <text:p>CR4_ON&lt;6&gt;</text:p>
          </table:table-cell>
          <table:table-cell table:formula="of:=CONCATENATE(&quot;CR&quot;;[.G$35];&quot;_ON&lt;&quot;;[.$A42];&quot;&gt;&quot;)" office:value-type="string" office:string-value="CR5_ON&lt;6&gt;">
            <text:p>CR5_ON&lt;6&gt;</text:p>
          </table:table-cell>
          <table:table-cell table:formula="of:=CONCATENATE(&quot;CR&quot;;[.H$35];&quot;_ON&lt;&quot;;[.$A42];&quot;&gt;&quot;)" office:value-type="string" office:string-value="CR6_ON&lt;6&gt;">
            <text:p>CR6_ON&lt;6&gt;</text:p>
          </table:table-cell>
          <table:table-cell table:formula="of:=CONCATENATE(&quot;CR&quot;;[.I$35];&quot;_ON&lt;&quot;;[.$A42];&quot;&gt;&quot;)" office:value-type="string" office:string-value="CR7_ON&lt;6&gt;">
            <text:p>CR7_ON&lt;6&gt;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table:formula="of:=CONCATENATE(&quot;CR&quot;;[.B$35];&quot;_ON&lt;&quot;;[.$A43];&quot;&gt;&quot;)" office:value-type="string" office:string-value="CR0_ON&lt;7&gt;">
            <text:p>CR0_ON&lt;7&gt;</text:p>
          </table:table-cell>
          <table:table-cell table:formula="of:=CONCATENATE(&quot;CR&quot;;[.C$35];&quot;_ON&lt;&quot;;[.$A43];&quot;&gt;&quot;)" office:value-type="string" office:string-value="CR1_ON&lt;7&gt;">
            <text:p>CR1_ON&lt;7&gt;</text:p>
          </table:table-cell>
          <table:table-cell table:formula="of:=CONCATENATE(&quot;CR&quot;;[.D$35];&quot;_ON&lt;&quot;;[.$A43];&quot;&gt;&quot;)" office:value-type="string" office:string-value="CR2_ON&lt;7&gt;">
            <text:p>CR2_ON&lt;7&gt;</text:p>
          </table:table-cell>
          <table:table-cell table:formula="of:=CONCATENATE(&quot;CR&quot;;[.E$35];&quot;_ON&lt;&quot;;[.$A43];&quot;&gt;&quot;)" office:value-type="string" office:string-value="CR3_ON&lt;7&gt;">
            <text:p>CR3_ON&lt;7&gt;</text:p>
          </table:table-cell>
          <table:table-cell table:formula="of:=CONCATENATE(&quot;CR&quot;;[.F$35];&quot;_ON&lt;&quot;;[.$A43];&quot;&gt;&quot;)" office:value-type="string" office:string-value="CR4_ON&lt;7&gt;">
            <text:p>CR4_ON&lt;7&gt;</text:p>
          </table:table-cell>
          <table:table-cell table:formula="of:=CONCATENATE(&quot;CR&quot;;[.G$35];&quot;_ON&lt;&quot;;[.$A43];&quot;&gt;&quot;)" office:value-type="string" office:string-value="CR5_ON&lt;7&gt;">
            <text:p>CR5_ON&lt;7&gt;</text:p>
          </table:table-cell>
          <table:table-cell table:formula="of:=CONCATENATE(&quot;CR&quot;;[.H$35];&quot;_ON&lt;&quot;;[.$A43];&quot;&gt;&quot;)" office:value-type="string" office:string-value="CR6_ON&lt;7&gt;">
            <text:p>CR6_ON&lt;7&gt;</text:p>
          </table:table-cell>
          <table:table-cell table:formula="of:=CONCATENATE(&quot;CR&quot;;[.I$35];&quot;_ON&lt;&quot;;[.$A43];&quot;&gt;&quot;)" office:value-type="string" office:string-value="CR7_ON&lt;7&gt;">
            <text:p>CR7_ON&lt;7&gt;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CONCATENATE(&quot;V_pdD&quot;;[.L43])" office:value-type="string" office:string-value="V_pdD0">
            <text:p>V_pdD0</text:p>
          </table:table-cell>
          <table:table-cell table:formula="of:=CONCATENATE(&quot;V_pdA&quot;;[.L43])" office:value-type="string" office:string-value="V_pdA0">
            <text:p>V_pdA0</text:p>
          </table:table-cell>
          <table:table-cell table:number-columns-repeated="5"/>
        </table:table-row>
        <table:table-row table:style-name="ro2">
          <table:table-cell/>
          <table:table-cell table:formula="of:=CONCATENATE(&quot;CR&quot;;[.B$35];&quot;_ON&lt;&quot;;&quot;7:0&gt;&quot;)" office:value-type="string" office:string-value="CR0_ON&lt;7:0&gt;">
            <text:p>CR0_ON&lt;7:0&gt;</text:p>
          </table:table-cell>
          <table:table-cell table:formula="of:=CONCATENATE(&quot;CR&quot;;[.C$35];&quot;_ON&lt;&quot;;&quot;7:0&gt;&quot;)" office:value-type="string" office:string-value="CR1_ON&lt;7:0&gt;">
            <text:p>CR1_ON&lt;7:0&gt;</text:p>
          </table:table-cell>
          <table:table-cell table:formula="of:=CONCATENATE(&quot;CR&quot;;[.D$35];&quot;_ON&lt;&quot;;&quot;7:0&gt;&quot;)" office:value-type="string" office:string-value="CR2_ON&lt;7:0&gt;">
            <text:p>CR2_ON&lt;7:0&gt;</text:p>
          </table:table-cell>
          <table:table-cell table:formula="of:=CONCATENATE(&quot;CR&quot;;[.E$35];&quot;_ON&lt;&quot;;&quot;7:0&gt;&quot;)" office:value-type="string" office:string-value="CR3_ON&lt;7:0&gt;">
            <text:p>CR3_ON&lt;7:0&gt;</text:p>
          </table:table-cell>
          <table:table-cell table:formula="of:=CONCATENATE(&quot;CR&quot;;[.F$35];&quot;_ON&lt;&quot;;&quot;7:0&gt;&quot;)" office:value-type="string" office:string-value="CR4_ON&lt;7:0&gt;">
            <text:p>CR4_ON&lt;7:0&gt;</text:p>
          </table:table-cell>
          <table:table-cell table:formula="of:=CONCATENATE(&quot;CR&quot;;[.G$35];&quot;_ON&lt;&quot;;&quot;7:0&gt;&quot;)" office:value-type="string" office:string-value="CR5_ON&lt;7:0&gt;">
            <text:p>CR5_ON&lt;7:0&gt;</text:p>
          </table:table-cell>
          <table:table-cell table:formula="of:=CONCATENATE(&quot;CR&quot;;[.H$35];&quot;_ON&lt;&quot;;&quot;7:0&gt;&quot;)" office:value-type="string" office:string-value="CR6_ON&lt;7:0&gt;">
            <text:p>CR6_ON&lt;7:0&gt;</text:p>
          </table:table-cell>
          <table:table-cell table:formula="of:=CONCATENATE(&quot;CR&quot;;[.I$35];&quot;_ON&lt;&quot;;&quot;7:0&gt;&quot;)" office:value-type="string" office:string-value="CR7_ON&lt;7:0&gt;">
            <text:p>CR7_ON&lt;7:0&gt;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&quot;V_pdD&quot;;[.L44])" office:value-type="string" office:string-value="V_pdD1">
            <text:p>V_pdD1</text:p>
          </table:table-cell>
          <table:table-cell table:formula="of:=CONCATENATE(&quot;V_pdA&quot;;[.L44])" office:value-type="string" office:string-value="V_pdA1">
            <text:p>V_pdA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2">
            <text:p>2</text:p>
          </table:table-cell>
          <table:table-cell table:formula="of:=CONCATENATE(&quot;V_pdD&quot;;[.L45])" office:value-type="string" office:string-value="V_pdD2">
            <text:p>V_pdD2</text:p>
          </table:table-cell>
          <table:table-cell table:formula="of:=CONCATENATE(&quot;V_pdA&quot;;[.L45])" office:value-type="string" office:string-value="V_pdA2">
            <text:p>V_pdA2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formula="of:=CONCATENATE(&quot;CR&quot;;[.B$35];&quot;_OFF&lt;&quot;;[.$A46];&quot;&gt;&quot;)" office:value-type="string" office:string-value="CR0_OFF&lt;0&gt;">
            <text:p>CR0_OFF&lt;0&gt;</text:p>
          </table:table-cell>
          <table:table-cell table:formula="of:=CONCATENATE(&quot;CR&quot;;[.C$35];&quot;_OFF&lt;&quot;;[.$A46];&quot;&gt;&quot;)" office:value-type="string" office:string-value="CR1_OFF&lt;0&gt;">
            <text:p>CR1_OFF&lt;0&gt;</text:p>
          </table:table-cell>
          <table:table-cell table:formula="of:=CONCATENATE(&quot;CR&quot;;[.D$35];&quot;_OFF&lt;&quot;;[.$A46];&quot;&gt;&quot;)" office:value-type="string" office:string-value="CR2_OFF&lt;0&gt;">
            <text:p>CR2_OFF&lt;0&gt;</text:p>
          </table:table-cell>
          <table:table-cell table:formula="of:=CONCATENATE(&quot;CR&quot;;[.E$35];&quot;_OFF&lt;&quot;;[.$A46];&quot;&gt;&quot;)" office:value-type="string" office:string-value="CR3_OFF&lt;0&gt;">
            <text:p>CR3_OFF&lt;0&gt;</text:p>
          </table:table-cell>
          <table:table-cell table:formula="of:=CONCATENATE(&quot;CR&quot;;[.F$35];&quot;_OFF&lt;&quot;;[.$A46];&quot;&gt;&quot;)" office:value-type="string" office:string-value="CR4_OFF&lt;0&gt;">
            <text:p>CR4_OFF&lt;0&gt;</text:p>
          </table:table-cell>
          <table:table-cell table:formula="of:=CONCATENATE(&quot;CR&quot;;[.G$35];&quot;_OFF&lt;&quot;;[.$A46];&quot;&gt;&quot;)" office:value-type="string" office:string-value="CR5_OFF&lt;0&gt;">
            <text:p>CR5_OFF&lt;0&gt;</text:p>
          </table:table-cell>
          <table:table-cell table:formula="of:=CONCATENATE(&quot;CR&quot;;[.H$35];&quot;_OFF&lt;&quot;;[.$A46];&quot;&gt;&quot;)" office:value-type="string" office:string-value="CR6_OFF&lt;0&gt;">
            <text:p>CR6_OFF&lt;0&gt;</text:p>
          </table:table-cell>
          <table:table-cell table:formula="of:=CONCATENATE(&quot;CR&quot;;[.I$35];&quot;_OFF&lt;&quot;;[.$A46];&quot;&gt;&quot;)" office:value-type="string" office:string-value="CR7_OFF&lt;0&gt;">
            <text:p>CR7_OFF&lt;0&gt;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&quot;V_pdD&quot;;[.L46])" office:value-type="string" office:string-value="V_pdD3">
            <text:p>V_pdD3</text:p>
          </table:table-cell>
          <table:table-cell table:formula="of:=CONCATENATE(&quot;V_pdA&quot;;[.L46])" office:value-type="string" office:string-value="V_pdA3">
            <text:p>V_pdA3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formula="of:=CONCATENATE(&quot;CR&quot;;[.B$35];&quot;_OFF&lt;&quot;;[.$A47];&quot;&gt;&quot;)" office:value-type="string" office:string-value="CR0_OFF&lt;1&gt;">
            <text:p>CR0_OFF&lt;1&gt;</text:p>
          </table:table-cell>
          <table:table-cell table:formula="of:=CONCATENATE(&quot;CR&quot;;[.C$35];&quot;_OFF&lt;&quot;;[.$A47];&quot;&gt;&quot;)" office:value-type="string" office:string-value="CR1_OFF&lt;1&gt;">
            <text:p>CR1_OFF&lt;1&gt;</text:p>
          </table:table-cell>
          <table:table-cell table:formula="of:=CONCATENATE(&quot;CR&quot;;[.D$35];&quot;_OFF&lt;&quot;;[.$A47];&quot;&gt;&quot;)" office:value-type="string" office:string-value="CR2_OFF&lt;1&gt;">
            <text:p>CR2_OFF&lt;1&gt;</text:p>
          </table:table-cell>
          <table:table-cell table:formula="of:=CONCATENATE(&quot;CR&quot;;[.E$35];&quot;_OFF&lt;&quot;;[.$A47];&quot;&gt;&quot;)" office:value-type="string" office:string-value="CR3_OFF&lt;1&gt;">
            <text:p>CR3_OFF&lt;1&gt;</text:p>
          </table:table-cell>
          <table:table-cell table:formula="of:=CONCATENATE(&quot;CR&quot;;[.F$35];&quot;_OFF&lt;&quot;;[.$A47];&quot;&gt;&quot;)" office:value-type="string" office:string-value="CR4_OFF&lt;1&gt;">
            <text:p>CR4_OFF&lt;1&gt;</text:p>
          </table:table-cell>
          <table:table-cell table:formula="of:=CONCATENATE(&quot;CR&quot;;[.G$35];&quot;_OFF&lt;&quot;;[.$A47];&quot;&gt;&quot;)" office:value-type="string" office:string-value="CR5_OFF&lt;1&gt;">
            <text:p>CR5_OFF&lt;1&gt;</text:p>
          </table:table-cell>
          <table:table-cell table:formula="of:=CONCATENATE(&quot;CR&quot;;[.H$35];&quot;_OFF&lt;&quot;;[.$A47];&quot;&gt;&quot;)" office:value-type="string" office:string-value="CR6_OFF&lt;1&gt;">
            <text:p>CR6_OFF&lt;1&gt;</text:p>
          </table:table-cell>
          <table:table-cell table:formula="of:=CONCATENATE(&quot;CR&quot;;[.I$35];&quot;_OFF&lt;&quot;;[.$A47];&quot;&gt;&quot;)" office:value-type="string" office:string-value="CR7_OFF&lt;1&gt;">
            <text:p>CR7_OFF&lt;1&gt;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&quot;V_pdD&quot;;[.L47])" office:value-type="string" office:string-value="V_pdD4">
            <text:p>V_pdD4</text:p>
          </table:table-cell>
          <table:table-cell table:formula="of:=CONCATENATE(&quot;V_pdA&quot;;[.L47])" office:value-type="string" office:string-value="V_pdA4">
            <text:p>V_pdA4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table:formula="of:=CONCATENATE(&quot;CR&quot;;[.B$35];&quot;_OFF&lt;&quot;;[.$A48];&quot;&gt;&quot;)" office:value-type="string" office:string-value="CR0_OFF&lt;2&gt;">
            <text:p>CR0_OFF&lt;2&gt;</text:p>
          </table:table-cell>
          <table:table-cell table:formula="of:=CONCATENATE(&quot;CR&quot;;[.C$35];&quot;_OFF&lt;&quot;;[.$A48];&quot;&gt;&quot;)" office:value-type="string" office:string-value="CR1_OFF&lt;2&gt;">
            <text:p>CR1_OFF&lt;2&gt;</text:p>
          </table:table-cell>
          <table:table-cell table:formula="of:=CONCATENATE(&quot;CR&quot;;[.D$35];&quot;_OFF&lt;&quot;;[.$A48];&quot;&gt;&quot;)" office:value-type="string" office:string-value="CR2_OFF&lt;2&gt;">
            <text:p>CR2_OFF&lt;2&gt;</text:p>
          </table:table-cell>
          <table:table-cell table:formula="of:=CONCATENATE(&quot;CR&quot;;[.E$35];&quot;_OFF&lt;&quot;;[.$A48];&quot;&gt;&quot;)" office:value-type="string" office:string-value="CR3_OFF&lt;2&gt;">
            <text:p>CR3_OFF&lt;2&gt;</text:p>
          </table:table-cell>
          <table:table-cell table:formula="of:=CONCATENATE(&quot;CR&quot;;[.F$35];&quot;_OFF&lt;&quot;;[.$A48];&quot;&gt;&quot;)" office:value-type="string" office:string-value="CR4_OFF&lt;2&gt;">
            <text:p>CR4_OFF&lt;2&gt;</text:p>
          </table:table-cell>
          <table:table-cell table:formula="of:=CONCATENATE(&quot;CR&quot;;[.G$35];&quot;_OFF&lt;&quot;;[.$A48];&quot;&gt;&quot;)" office:value-type="string" office:string-value="CR5_OFF&lt;2&gt;">
            <text:p>CR5_OFF&lt;2&gt;</text:p>
          </table:table-cell>
          <table:table-cell table:formula="of:=CONCATENATE(&quot;CR&quot;;[.H$35];&quot;_OFF&lt;&quot;;[.$A48];&quot;&gt;&quot;)" office:value-type="string" office:string-value="CR6_OFF&lt;2&gt;">
            <text:p>CR6_OFF&lt;2&gt;</text:p>
          </table:table-cell>
          <table:table-cell table:formula="of:=CONCATENATE(&quot;CR&quot;;[.I$35];&quot;_OFF&lt;&quot;;[.$A48];&quot;&gt;&quot;)" office:value-type="string" office:string-value="CR7_OFF&lt;2&gt;">
            <text:p>CR7_OFF&lt;2&gt;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&quot;V_pdD&quot;;[.L48])" office:value-type="string" office:string-value="V_pdD5">
            <text:p>V_pdD5</text:p>
          </table:table-cell>
          <table:table-cell table:formula="of:=CONCATENATE(&quot;V_pdA&quot;;[.L48])" office:value-type="string" office:string-value="V_pdA5">
            <text:p>V_pdA5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table:formula="of:=CONCATENATE(&quot;CR&quot;;[.B$35];&quot;_OFF&lt;&quot;;[.$A49];&quot;&gt;&quot;)" office:value-type="string" office:string-value="CR0_OFF&lt;3&gt;">
            <text:p>CR0_OFF&lt;3&gt;</text:p>
          </table:table-cell>
          <table:table-cell table:formula="of:=CONCATENATE(&quot;CR&quot;;[.C$35];&quot;_OFF&lt;&quot;;[.$A49];&quot;&gt;&quot;)" office:value-type="string" office:string-value="CR1_OFF&lt;3&gt;">
            <text:p>CR1_OFF&lt;3&gt;</text:p>
          </table:table-cell>
          <table:table-cell table:formula="of:=CONCATENATE(&quot;CR&quot;;[.D$35];&quot;_OFF&lt;&quot;;[.$A49];&quot;&gt;&quot;)" office:value-type="string" office:string-value="CR2_OFF&lt;3&gt;">
            <text:p>CR2_OFF&lt;3&gt;</text:p>
          </table:table-cell>
          <table:table-cell table:formula="of:=CONCATENATE(&quot;CR&quot;;[.E$35];&quot;_OFF&lt;&quot;;[.$A49];&quot;&gt;&quot;)" office:value-type="string" office:string-value="CR3_OFF&lt;3&gt;">
            <text:p>CR3_OFF&lt;3&gt;</text:p>
          </table:table-cell>
          <table:table-cell table:formula="of:=CONCATENATE(&quot;CR&quot;;[.F$35];&quot;_OFF&lt;&quot;;[.$A49];&quot;&gt;&quot;)" office:value-type="string" office:string-value="CR4_OFF&lt;3&gt;">
            <text:p>CR4_OFF&lt;3&gt;</text:p>
          </table:table-cell>
          <table:table-cell table:formula="of:=CONCATENATE(&quot;CR&quot;;[.G$35];&quot;_OFF&lt;&quot;;[.$A49];&quot;&gt;&quot;)" office:value-type="string" office:string-value="CR5_OFF&lt;3&gt;">
            <text:p>CR5_OFF&lt;3&gt;</text:p>
          </table:table-cell>
          <table:table-cell table:formula="of:=CONCATENATE(&quot;CR&quot;;[.H$35];&quot;_OFF&lt;&quot;;[.$A49];&quot;&gt;&quot;)" office:value-type="string" office:string-value="CR6_OFF&lt;3&gt;">
            <text:p>CR6_OFF&lt;3&gt;</text:p>
          </table:table-cell>
          <table:table-cell table:formula="of:=CONCATENATE(&quot;CR&quot;;[.I$35];&quot;_OFF&lt;&quot;;[.$A49];&quot;&gt;&quot;)" office:value-type="string" office:string-value="CR7_OFF&lt;3&gt;">
            <text:p>CR7_OFF&lt;3&gt;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&quot;V_pdD&quot;;[.L49])" office:value-type="string" office:string-value="V_pdD6">
            <text:p>V_pdD6</text:p>
          </table:table-cell>
          <table:table-cell table:formula="of:=CONCATENATE(&quot;V_pdA&quot;;[.L49])" office:value-type="string" office:string-value="V_pdA6">
            <text:p>V_pdA6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formula="of:=CONCATENATE(&quot;CR&quot;;[.B$35];&quot;_OFF&lt;&quot;;[.$A50];&quot;&gt;&quot;)" office:value-type="string" office:string-value="CR0_OFF&lt;4&gt;">
            <text:p>CR0_OFF&lt;4&gt;</text:p>
          </table:table-cell>
          <table:table-cell table:formula="of:=CONCATENATE(&quot;CR&quot;;[.C$35];&quot;_OFF&lt;&quot;;[.$A50];&quot;&gt;&quot;)" office:value-type="string" office:string-value="CR1_OFF&lt;4&gt;">
            <text:p>CR1_OFF&lt;4&gt;</text:p>
          </table:table-cell>
          <table:table-cell table:formula="of:=CONCATENATE(&quot;CR&quot;;[.D$35];&quot;_OFF&lt;&quot;;[.$A50];&quot;&gt;&quot;)" office:value-type="string" office:string-value="CR2_OFF&lt;4&gt;">
            <text:p>CR2_OFF&lt;4&gt;</text:p>
          </table:table-cell>
          <table:table-cell table:formula="of:=CONCATENATE(&quot;CR&quot;;[.E$35];&quot;_OFF&lt;&quot;;[.$A50];&quot;&gt;&quot;)" office:value-type="string" office:string-value="CR3_OFF&lt;4&gt;">
            <text:p>CR3_OFF&lt;4&gt;</text:p>
          </table:table-cell>
          <table:table-cell table:formula="of:=CONCATENATE(&quot;CR&quot;;[.F$35];&quot;_OFF&lt;&quot;;[.$A50];&quot;&gt;&quot;)" office:value-type="string" office:string-value="CR4_OFF&lt;4&gt;">
            <text:p>CR4_OFF&lt;4&gt;</text:p>
          </table:table-cell>
          <table:table-cell table:formula="of:=CONCATENATE(&quot;CR&quot;;[.G$35];&quot;_OFF&lt;&quot;;[.$A50];&quot;&gt;&quot;)" office:value-type="string" office:string-value="CR5_OFF&lt;4&gt;">
            <text:p>CR5_OFF&lt;4&gt;</text:p>
          </table:table-cell>
          <table:table-cell table:formula="of:=CONCATENATE(&quot;CR&quot;;[.H$35];&quot;_OFF&lt;&quot;;[.$A50];&quot;&gt;&quot;)" office:value-type="string" office:string-value="CR6_OFF&lt;4&gt;">
            <text:p>CR6_OFF&lt;4&gt;</text:p>
          </table:table-cell>
          <table:table-cell table:formula="of:=CONCATENATE(&quot;CR&quot;;[.I$35];&quot;_OFF&lt;&quot;;[.$A50];&quot;&gt;&quot;)" office:value-type="string" office:string-value="CR7_OFF&lt;4&gt;">
            <text:p>CR7_OFF&lt;4&gt;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&quot;V_pdD&quot;;[.L50])" office:value-type="string" office:string-value="V_pdD7">
            <text:p>V_pdD7</text:p>
          </table:table-cell>
          <table:table-cell table:formula="of:=CONCATENATE(&quot;V_pdA&quot;;[.L50])" office:value-type="string" office:string-value="V_pdA7">
            <text:p>V_pdA7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formula="of:=CONCATENATE(&quot;CR&quot;;[.B$35];&quot;_OFF&lt;&quot;;[.$A51];&quot;&gt;&quot;)" office:value-type="string" office:string-value="CR0_OFF&lt;5&gt;">
            <text:p>CR0_OFF&lt;5&gt;</text:p>
          </table:table-cell>
          <table:table-cell table:formula="of:=CONCATENATE(&quot;CR&quot;;[.C$35];&quot;_OFF&lt;&quot;;[.$A51];&quot;&gt;&quot;)" office:value-type="string" office:string-value="CR1_OFF&lt;5&gt;">
            <text:p>CR1_OFF&lt;5&gt;</text:p>
          </table:table-cell>
          <table:table-cell table:formula="of:=CONCATENATE(&quot;CR&quot;;[.D$35];&quot;_OFF&lt;&quot;;[.$A51];&quot;&gt;&quot;)" office:value-type="string" office:string-value="CR2_OFF&lt;5&gt;">
            <text:p>CR2_OFF&lt;5&gt;</text:p>
          </table:table-cell>
          <table:table-cell table:formula="of:=CONCATENATE(&quot;CR&quot;;[.E$35];&quot;_OFF&lt;&quot;;[.$A51];&quot;&gt;&quot;)" office:value-type="string" office:string-value="CR3_OFF&lt;5&gt;">
            <text:p>CR3_OFF&lt;5&gt;</text:p>
          </table:table-cell>
          <table:table-cell table:formula="of:=CONCATENATE(&quot;CR&quot;;[.F$35];&quot;_OFF&lt;&quot;;[.$A51];&quot;&gt;&quot;)" office:value-type="string" office:string-value="CR4_OFF&lt;5&gt;">
            <text:p>CR4_OFF&lt;5&gt;</text:p>
          </table:table-cell>
          <table:table-cell table:formula="of:=CONCATENATE(&quot;CR&quot;;[.G$35];&quot;_OFF&lt;&quot;;[.$A51];&quot;&gt;&quot;)" office:value-type="string" office:string-value="CR5_OFF&lt;5&gt;">
            <text:p>CR5_OFF&lt;5&gt;</text:p>
          </table:table-cell>
          <table:table-cell table:formula="of:=CONCATENATE(&quot;CR&quot;;[.H$35];&quot;_OFF&lt;&quot;;[.$A51];&quot;&gt;&quot;)" office:value-type="string" office:string-value="CR6_OFF&lt;5&gt;">
            <text:p>CR6_OFF&lt;5&gt;</text:p>
          </table:table-cell>
          <table:table-cell table:formula="of:=CONCATENATE(&quot;CR&quot;;[.I$35];&quot;_OFF&lt;&quot;;[.$A51];&quot;&gt;&quot;)" office:value-type="string" office:string-value="CR7_OFF&lt;5&gt;">
            <text:p>CR7_OFF&lt;5&gt;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&quot;V_pdD&quot;;[.L51])" office:value-type="string" office:string-value="V_pdD8">
            <text:p>V_pdD8</text:p>
          </table:table-cell>
          <table:table-cell table:formula="of:=CONCATENATE(&quot;V_pdA&quot;;[.L51])" office:value-type="string" office:string-value="V_pdA8">
            <text:p>V_pdA8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formula="of:=CONCATENATE(&quot;CR&quot;;[.B$35];&quot;_OFF&lt;&quot;;[.$A52];&quot;&gt;&quot;)" office:value-type="string" office:string-value="CR0_OFF&lt;6&gt;">
            <text:p>CR0_OFF&lt;6&gt;</text:p>
          </table:table-cell>
          <table:table-cell table:formula="of:=CONCATENATE(&quot;CR&quot;;[.C$35];&quot;_OFF&lt;&quot;;[.$A52];&quot;&gt;&quot;)" office:value-type="string" office:string-value="CR1_OFF&lt;6&gt;">
            <text:p>CR1_OFF&lt;6&gt;</text:p>
          </table:table-cell>
          <table:table-cell table:formula="of:=CONCATENATE(&quot;CR&quot;;[.D$35];&quot;_OFF&lt;&quot;;[.$A52];&quot;&gt;&quot;)" office:value-type="string" office:string-value="CR2_OFF&lt;6&gt;">
            <text:p>CR2_OFF&lt;6&gt;</text:p>
          </table:table-cell>
          <table:table-cell table:formula="of:=CONCATENATE(&quot;CR&quot;;[.E$35];&quot;_OFF&lt;&quot;;[.$A52];&quot;&gt;&quot;)" office:value-type="string" office:string-value="CR3_OFF&lt;6&gt;">
            <text:p>CR3_OFF&lt;6&gt;</text:p>
          </table:table-cell>
          <table:table-cell table:formula="of:=CONCATENATE(&quot;CR&quot;;[.F$35];&quot;_OFF&lt;&quot;;[.$A52];&quot;&gt;&quot;)" office:value-type="string" office:string-value="CR4_OFF&lt;6&gt;">
            <text:p>CR4_OFF&lt;6&gt;</text:p>
          </table:table-cell>
          <table:table-cell table:formula="of:=CONCATENATE(&quot;CR&quot;;[.G$35];&quot;_OFF&lt;&quot;;[.$A52];&quot;&gt;&quot;)" office:value-type="string" office:string-value="CR5_OFF&lt;6&gt;">
            <text:p>CR5_OFF&lt;6&gt;</text:p>
          </table:table-cell>
          <table:table-cell table:formula="of:=CONCATENATE(&quot;CR&quot;;[.H$35];&quot;_OFF&lt;&quot;;[.$A52];&quot;&gt;&quot;)" office:value-type="string" office:string-value="CR6_OFF&lt;6&gt;">
            <text:p>CR6_OFF&lt;6&gt;</text:p>
          </table:table-cell>
          <table:table-cell table:formula="of:=CONCATENATE(&quot;CR&quot;;[.I$35];&quot;_OFF&lt;&quot;;[.$A52];&quot;&gt;&quot;)" office:value-type="string" office:string-value="CR7_OFF&lt;6&gt;">
            <text:p>CR7_OFF&lt;6&gt;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&quot;V_pdD&quot;;[.L52])" office:value-type="string" office:string-value="V_pdD9">
            <text:p>V_pdD9</text:p>
          </table:table-cell>
          <table:table-cell table:formula="of:=CONCATENATE(&quot;V_pdA&quot;;[.L52])" office:value-type="string" office:string-value="V_pdA9">
            <text:p>V_pdA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formula="of:=CONCATENATE(&quot;CR&quot;;[.B$35];&quot;_OFF&lt;&quot;;[.$A53];&quot;&gt;&quot;)" office:value-type="string" office:string-value="CR0_OFF&lt;7&gt;">
            <text:p>CR0_OFF&lt;7&gt;</text:p>
          </table:table-cell>
          <table:table-cell table:formula="of:=CONCATENATE(&quot;CR&quot;;[.C$35];&quot;_OFF&lt;&quot;;[.$A53];&quot;&gt;&quot;)" office:value-type="string" office:string-value="CR1_OFF&lt;7&gt;">
            <text:p>CR1_OFF&lt;7&gt;</text:p>
          </table:table-cell>
          <table:table-cell table:formula="of:=CONCATENATE(&quot;CR&quot;;[.D$35];&quot;_OFF&lt;&quot;;[.$A53];&quot;&gt;&quot;)" office:value-type="string" office:string-value="CR2_OFF&lt;7&gt;">
            <text:p>CR2_OFF&lt;7&gt;</text:p>
          </table:table-cell>
          <table:table-cell table:formula="of:=CONCATENATE(&quot;CR&quot;;[.E$35];&quot;_OFF&lt;&quot;;[.$A53];&quot;&gt;&quot;)" office:value-type="string" office:string-value="CR3_OFF&lt;7&gt;">
            <text:p>CR3_OFF&lt;7&gt;</text:p>
          </table:table-cell>
          <table:table-cell table:formula="of:=CONCATENATE(&quot;CR&quot;;[.F$35];&quot;_OFF&lt;&quot;;[.$A53];&quot;&gt;&quot;)" office:value-type="string" office:string-value="CR4_OFF&lt;7&gt;">
            <text:p>CR4_OFF&lt;7&gt;</text:p>
          </table:table-cell>
          <table:table-cell table:formula="of:=CONCATENATE(&quot;CR&quot;;[.G$35];&quot;_OFF&lt;&quot;;[.$A53];&quot;&gt;&quot;)" office:value-type="string" office:string-value="CR5_OFF&lt;7&gt;">
            <text:p>CR5_OFF&lt;7&gt;</text:p>
          </table:table-cell>
          <table:table-cell table:formula="of:=CONCATENATE(&quot;CR&quot;;[.H$35];&quot;_OFF&lt;&quot;;[.$A53];&quot;&gt;&quot;)" office:value-type="string" office:string-value="CR6_OFF&lt;7&gt;">
            <text:p>CR6_OFF&lt;7&gt;</text:p>
          </table:table-cell>
          <table:table-cell table:formula="of:=CONCATENATE(&quot;CR&quot;;[.I$35];&quot;_OFF&lt;&quot;;[.$A53];&quot;&gt;&quot;)" office:value-type="string" office:string-value="CR7_OFF&lt;7&gt;">
            <text:p>CR7_OFF&lt;7&gt;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&quot;V_pdD&quot;;[.L53])" office:value-type="string" office:string-value="V_pdD10">
            <text:p>V_pdD10</text:p>
          </table:table-cell>
          <table:table-cell table:formula="of:=CONCATENATE(&quot;V_pdA&quot;;[.L53])" office:value-type="string" office:string-value="V_pdA10">
            <text:p>V_pdA10</text:p>
          </table:table-cell>
          <table:table-cell table:number-columns-repeated="5"/>
        </table:table-row>
        <table:table-row table:style-name="ro2">
          <table:table-cell/>
          <table:table-cell table:formula="of:=CONCATENATE(&quot;CR&quot;;[.B$35];&quot;_OFF&lt;&quot;;&quot;7:0&gt;&quot;)" office:value-type="string" office:string-value="CR0_OFF&lt;7:0&gt;">
            <text:p>CR0_OFF&lt;7:0&gt;</text:p>
          </table:table-cell>
          <table:table-cell table:formula="of:=CONCATENATE(&quot;CR&quot;;[.C$35];&quot;_OFF&lt;&quot;;&quot;7:0&gt;&quot;)" office:value-type="string" office:string-value="CR1_OFF&lt;7:0&gt;">
            <text:p>CR1_OFF&lt;7:0&gt;</text:p>
          </table:table-cell>
          <table:table-cell table:formula="of:=CONCATENATE(&quot;CR&quot;;[.D$35];&quot;_OFF&lt;&quot;;&quot;7:0&gt;&quot;)" office:value-type="string" office:string-value="CR2_OFF&lt;7:0&gt;">
            <text:p>CR2_OFF&lt;7:0&gt;</text:p>
          </table:table-cell>
          <table:table-cell table:formula="of:=CONCATENATE(&quot;CR&quot;;[.E$35];&quot;_OFF&lt;&quot;;&quot;7:0&gt;&quot;)" office:value-type="string" office:string-value="CR3_OFF&lt;7:0&gt;">
            <text:p>CR3_OFF&lt;7:0&gt;</text:p>
          </table:table-cell>
          <table:table-cell table:formula="of:=CONCATENATE(&quot;CR&quot;;[.F$35];&quot;_OFF&lt;&quot;;&quot;7:0&gt;&quot;)" office:value-type="string" office:string-value="CR4_OFF&lt;7:0&gt;">
            <text:p>CR4_OFF&lt;7:0&gt;</text:p>
          </table:table-cell>
          <table:table-cell table:formula="of:=CONCATENATE(&quot;CR&quot;;[.G$35];&quot;_OFF&lt;&quot;;&quot;7:0&gt;&quot;)" office:value-type="string" office:string-value="CR5_OFF&lt;7:0&gt;">
            <text:p>CR5_OFF&lt;7:0&gt;</text:p>
          </table:table-cell>
          <table:table-cell table:formula="of:=CONCATENATE(&quot;CR&quot;;[.H$35];&quot;_OFF&lt;&quot;;&quot;7:0&gt;&quot;)" office:value-type="string" office:string-value="CR6_OFF&lt;7:0&gt;">
            <text:p>CR6_OFF&lt;7:0&gt;</text:p>
          </table:table-cell>
          <table:table-cell table:formula="of:=CONCATENATE(&quot;CR&quot;;[.I$35];&quot;_OFF&lt;&quot;;&quot;7:0&gt;&quot;)" office:value-type="string" office:string-value="CR7_OFF&lt;7:0&gt;">
            <text:p>CR7_OFF&lt;7:0&gt;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&quot;V_pdD&quot;;[.L54])" office:value-type="string" office:string-value="V_pdD11">
            <text:p>V_pdD11</text:p>
          </table:table-cell>
          <table:table-cell table:formula="of:=CONCATENATE(&quot;V_pdA&quot;;[.L54])" office:value-type="string" office:string-value="V_pdA11">
            <text:p>V_pdA11</text:p>
          </table:table-cell>
          <table:table-cell table:number-columns-repeated="5"/>
        </table:table-row>
        <table:table-row table:style-name="ro2">
          <table:table-cell/>
          <table:table-cell table:formula="of:=CONCATENATE(&quot;CREQ_ON&lt;&quot;;[.B$35];&quot;&gt;&quot;)" office:value-type="string" office:string-value="CREQ_ON&lt;0&gt;">
            <text:p>CREQ_ON&lt;0&gt;</text:p>
          </table:table-cell>
          <table:table-cell table:formula="of:=CONCATENATE(&quot;CREQ_ON&lt;&quot;;[.C$35];&quot;&gt;&quot;)" office:value-type="string" office:string-value="CREQ_ON&lt;1&gt;">
            <text:p>CREQ_ON&lt;1&gt;</text:p>
          </table:table-cell>
          <table:table-cell table:formula="of:=CONCATENATE(&quot;CREQ_ON&lt;&quot;;[.D$35];&quot;&gt;&quot;)" office:value-type="string" office:string-value="CREQ_ON&lt;2&gt;">
            <text:p>CREQ_ON&lt;2&gt;</text:p>
          </table:table-cell>
          <table:table-cell table:formula="of:=CONCATENATE(&quot;CREQ_ON&lt;&quot;;[.E$35];&quot;&gt;&quot;)" office:value-type="string" office:string-value="CREQ_ON&lt;3&gt;">
            <text:p>CREQ_ON&lt;3&gt;</text:p>
          </table:table-cell>
          <table:table-cell table:formula="of:=CONCATENATE(&quot;CREQ_ON&lt;&quot;;[.F$35];&quot;&gt;&quot;)" office:value-type="string" office:string-value="CREQ_ON&lt;4&gt;">
            <text:p>CREQ_ON&lt;4&gt;</text:p>
          </table:table-cell>
          <table:table-cell table:formula="of:=CONCATENATE(&quot;CREQ_ON&lt;&quot;;[.G$35];&quot;&gt;&quot;)" office:value-type="string" office:string-value="CREQ_ON&lt;5&gt;">
            <text:p>CREQ_ON&lt;5&gt;</text:p>
          </table:table-cell>
          <table:table-cell table:formula="of:=CONCATENATE(&quot;CREQ_ON&lt;&quot;;[.H$35];&quot;&gt;&quot;)" office:value-type="string" office:string-value="CREQ_ON&lt;6&gt;">
            <text:p>CREQ_ON&lt;6&gt;</text:p>
          </table:table-cell>
          <table:table-cell table:formula="of:=CONCATENATE(&quot;CREQ_ON&lt;&quot;;[.I$35];&quot;&gt;&quot;)" office:value-type="string" office:string-value="CREQ_ON&lt;7&gt;">
            <text:p>CREQ_ON&lt;7&gt;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&quot;V_pdD&quot;;[.L55])" office:value-type="string" office:string-value="V_pdD12">
            <text:p>V_pdD12</text:p>
          </table:table-cell>
          <table:table-cell table:formula="of:=CONCATENATE(&quot;V_pdA&quot;;[.L55])" office:value-type="string" office:string-value="V_pdA12">
            <text:p>V_pdA12</text:p>
          </table:table-cell>
          <table:table-cell table:number-columns-repeated="5"/>
        </table:table-row>
        <table:table-row table:style-name="ro2">
          <table:table-cell/>
          <table:table-cell table:formula="of:=CONCATENATE(&quot;CREQ_OFF&lt;&quot;;[.B$35];&quot;&gt;&quot;)" office:value-type="string" office:string-value="CREQ_OFF&lt;0&gt;">
            <text:p>CREQ_OFF&lt;0&gt;</text:p>
          </table:table-cell>
          <table:table-cell table:formula="of:=CONCATENATE(&quot;CREQ_OFF&lt;&quot;;[.C$35];&quot;&gt;&quot;)" office:value-type="string" office:string-value="CREQ_OFF&lt;1&gt;">
            <text:p>CREQ_OFF&lt;1&gt;</text:p>
          </table:table-cell>
          <table:table-cell table:formula="of:=CONCATENATE(&quot;CREQ_OFF&lt;&quot;;[.D$35];&quot;&gt;&quot;)" office:value-type="string" office:string-value="CREQ_OFF&lt;2&gt;">
            <text:p>CREQ_OFF&lt;2&gt;</text:p>
          </table:table-cell>
          <table:table-cell table:formula="of:=CONCATENATE(&quot;CREQ_OFF&lt;&quot;;[.E$35];&quot;&gt;&quot;)" office:value-type="string" office:string-value="CREQ_OFF&lt;3&gt;">
            <text:p>CREQ_OFF&lt;3&gt;</text:p>
          </table:table-cell>
          <table:table-cell table:formula="of:=CONCATENATE(&quot;CREQ_OFF&lt;&quot;;[.F$35];&quot;&gt;&quot;)" office:value-type="string" office:string-value="CREQ_OFF&lt;4&gt;">
            <text:p>CREQ_OFF&lt;4&gt;</text:p>
          </table:table-cell>
          <table:table-cell table:formula="of:=CONCATENATE(&quot;CREQ_OFF&lt;&quot;;[.G$35];&quot;&gt;&quot;)" office:value-type="string" office:string-value="CREQ_OFF&lt;5&gt;">
            <text:p>CREQ_OFF&lt;5&gt;</text:p>
          </table:table-cell>
          <table:table-cell table:formula="of:=CONCATENATE(&quot;CREQ_OFF&lt;&quot;;[.H$35];&quot;&gt;&quot;)" office:value-type="string" office:string-value="CREQ_OFF&lt;6&gt;">
            <text:p>CREQ_OFF&lt;6&gt;</text:p>
          </table:table-cell>
          <table:table-cell table:formula="of:=CONCATENATE(&quot;CREQ_OFF&lt;&quot;;[.I$35];&quot;&gt;&quot;)" office:value-type="string" office:string-value="CREQ_OFF&lt;7&gt;">
            <text:p>CREQ_OFF&lt;7&gt;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&quot;V_pdD&quot;;[.L56])" office:value-type="string" office:string-value="V_pdD13">
            <text:p>V_pdD13</text:p>
          </table:table-cell>
          <table:table-cell table:formula="of:=CONCATENATE(&quot;V_pdA&quot;;[.L56])" office:value-type="string" office:string-value="V_pdA13">
            <text:p>V_pdA13</text:p>
          </table:table-cell>
          <table:table-cell table:number-columns-repeated="5"/>
        </table:table-row>
        <table:table-row table:style-name="ro2">
          <table:table-cell/>
          <table:table-cell table:formula="of:=CONCATENATE(&quot;nACKCREQ&lt;&quot;;[.B$35];&quot;&gt;&quot;)" office:value-type="string" office:string-value="nACKCREQ&lt;0&gt;">
            <text:p>nACKCREQ&lt;0&gt;</text:p>
          </table:table-cell>
          <table:table-cell table:formula="of:=CONCATENATE(&quot;nACKCREQ&lt;&quot;;[.C$35];&quot;&gt;&quot;)" office:value-type="string" office:string-value="nACKCREQ&lt;1&gt;">
            <text:p>nACKCREQ&lt;1&gt;</text:p>
          </table:table-cell>
          <table:table-cell table:formula="of:=CONCATENATE(&quot;nACKCREQ&lt;&quot;;[.D$35];&quot;&gt;&quot;)" office:value-type="string" office:string-value="nACKCREQ&lt;2&gt;">
            <text:p>nACKCREQ&lt;2&gt;</text:p>
          </table:table-cell>
          <table:table-cell table:formula="of:=CONCATENATE(&quot;nACKCREQ&lt;&quot;;[.E$35];&quot;&gt;&quot;)" office:value-type="string" office:string-value="nACKCREQ&lt;3&gt;">
            <text:p>nACKCREQ&lt;3&gt;</text:p>
          </table:table-cell>
          <table:table-cell table:formula="of:=CONCATENATE(&quot;nACKCREQ&lt;&quot;;[.F$35];&quot;&gt;&quot;)" office:value-type="string" office:string-value="nACKCREQ&lt;4&gt;">
            <text:p>nACKCREQ&lt;4&gt;</text:p>
          </table:table-cell>
          <table:table-cell table:formula="of:=CONCATENATE(&quot;nACKCREQ&lt;&quot;;[.G$35];&quot;&gt;&quot;)" office:value-type="string" office:string-value="nACKCREQ&lt;5&gt;">
            <text:p>nACKCREQ&lt;5&gt;</text:p>
          </table:table-cell>
          <table:table-cell table:formula="of:=CONCATENATE(&quot;nACKCREQ&lt;&quot;;[.H$35];&quot;&gt;&quot;)" office:value-type="string" office:string-value="nACKCREQ&lt;6&gt;">
            <text:p>nACKCREQ&lt;6&gt;</text:p>
          </table:table-cell>
          <table:table-cell table:formula="of:=CONCATENATE(&quot;nACKCREQ&lt;&quot;;[.I$35];&quot;&gt;&quot;)" office:value-type="string" office:string-value="nACKCREQ&lt;7&gt;">
            <text:p>nACKCREQ&lt;7&gt;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&quot;V_pdD&quot;;[.L57])" office:value-type="string" office:string-value="V_pdD14">
            <text:p>V_pdD14</text:p>
          </table:table-cell>
          <table:table-cell table:formula="of:=CONCATENATE(&quot;V_pdA&quot;;[.L57])" office:value-type="string" office:string-value="V_pdA14">
            <text:p>V_pdA14</text:p>
          </table:table-cell>
          <table:table-cell table:number-columns-repeated="5"/>
        </table:table-row>
        <table:table-row table:style-name="ro2">
          <table:table-cell table:style-name="Default" table:number-columns-repeated="11"/>
          <table:table-cell office:value-type="float" office:value="15">
            <text:p>15</text:p>
          </table:table-cell>
          <table:table-cell table:formula="of:=CONCATENATE(&quot;V_pdD&quot;;[.L58])" office:value-type="string" office:string-value="V_pdD15">
            <text:p>V_pdD15</text:p>
          </table:table-cell>
          <table:table-cell table:formula="of:=CONCATENATE(&quot;V_pdA&quot;;[.L58])" office:value-type="string" office:string-value="V_pdA15">
            <text:p>V_pdA15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16">
            <text:p>16</text:p>
          </table:table-cell>
          <table:table-cell table:formula="of:=CONCATENATE(&quot;V_pdD&quot;;[.L59])" office:value-type="string" office:string-value="V_pdD16">
            <text:p>V_pdD16</text:p>
          </table:table-cell>
          <table:table-cell table:formula="of:=CONCATENATE(&quot;V_pdA&quot;;[.L59])" office:value-type="string" office:string-value="V_pdA16">
            <text:p>V_pdA16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17">
            <text:p>17</text:p>
          </table:table-cell>
          <table:table-cell table:formula="of:=CONCATENATE(&quot;V_pdD&quot;;[.L60])" office:value-type="string" office:string-value="V_pdD17">
            <text:p>V_pdD17</text:p>
          </table:table-cell>
          <table:table-cell table:formula="of:=CONCATENATE(&quot;V_pdA&quot;;[.L60])" office:value-type="string" office:string-value="V_pdA17">
            <text:p>V_pdA17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18">
            <text:p>18</text:p>
          </table:table-cell>
          <table:table-cell table:formula="of:=CONCATENATE(&quot;V_pdD&quot;;[.L61])" office:value-type="string" office:string-value="V_pdD18">
            <text:p>V_pdD18</text:p>
          </table:table-cell>
          <table:table-cell table:formula="of:=CONCATENATE(&quot;V_pdA&quot;;[.L61])" office:value-type="string" office:string-value="V_pdA18">
            <text:p>V_pdA18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19">
            <text:p>19</text:p>
          </table:table-cell>
          <table:table-cell table:formula="of:=CONCATENATE(&quot;V_pdD&quot;;[.L62])" office:value-type="string" office:string-value="V_pdD19">
            <text:p>V_pdD19</text:p>
          </table:table-cell>
          <table:table-cell table:formula="of:=CONCATENATE(&quot;V_pdA&quot;;[.L62])" office:value-type="string" office:string-value="V_pdA19">
            <text:p>V_pdA19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0">
            <text:p>20</text:p>
          </table:table-cell>
          <table:table-cell table:formula="of:=CONCATENATE(&quot;V_pdD&quot;;[.L63])" office:value-type="string" office:string-value="V_pdD20">
            <text:p>V_pdD20</text:p>
          </table:table-cell>
          <table:table-cell table:formula="of:=CONCATENATE(&quot;V_pdA&quot;;[.L63])" office:value-type="string" office:string-value="V_pdA20">
            <text:p>V_pdA20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1">
            <text:p>21</text:p>
          </table:table-cell>
          <table:table-cell table:formula="of:=CONCATENATE(&quot;V_pdD&quot;;[.L64])" office:value-type="string" office:string-value="V_pdD21">
            <text:p>V_pdD21</text:p>
          </table:table-cell>
          <table:table-cell table:formula="of:=CONCATENATE(&quot;V_pdA&quot;;[.L64])" office:value-type="string" office:string-value="V_pdA21">
            <text:p>V_pdA21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2">
            <text:p>22</text:p>
          </table:table-cell>
          <table:table-cell table:formula="of:=CONCATENATE(&quot;V_pdD&quot;;[.L65])" office:value-type="string" office:string-value="V_pdD22">
            <text:p>V_pdD22</text:p>
          </table:table-cell>
          <table:table-cell table:formula="of:=CONCATENATE(&quot;V_pdA&quot;;[.L65])" office:value-type="string" office:string-value="V_pdA22">
            <text:p>V_pdA22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3">
            <text:p>23</text:p>
          </table:table-cell>
          <table:table-cell table:formula="of:=CONCATENATE(&quot;V_pdD&quot;;[.L66])" office:value-type="string" office:string-value="V_pdD23">
            <text:p>V_pdD23</text:p>
          </table:table-cell>
          <table:table-cell table:formula="of:=CONCATENATE(&quot;V_pdA&quot;;[.L66])" office:value-type="string" office:string-value="V_pdA23">
            <text:p>V_pdA23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4">
            <text:p>24</text:p>
          </table:table-cell>
          <table:table-cell table:formula="of:=CONCATENATE(&quot;V_pdD&quot;;[.L67])" office:value-type="string" office:string-value="V_pdD24">
            <text:p>V_pdD24</text:p>
          </table:table-cell>
          <table:table-cell table:formula="of:=CONCATENATE(&quot;V_pdA&quot;;[.L67])" office:value-type="string" office:string-value="V_pdA24">
            <text:p>V_pdA24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5">
            <text:p>25</text:p>
          </table:table-cell>
          <table:table-cell table:formula="of:=CONCATENATE(&quot;V_pdD&quot;;[.L68])" office:value-type="string" office:string-value="V_pdD25">
            <text:p>V_pdD25</text:p>
          </table:table-cell>
          <table:table-cell table:formula="of:=CONCATENATE(&quot;V_pdA&quot;;[.L68])" office:value-type="string" office:string-value="V_pdA25">
            <text:p>V_pdA25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6">
            <text:p>26</text:p>
          </table:table-cell>
          <table:table-cell table:formula="of:=CONCATENATE(&quot;V_pdD&quot;;[.L69])" office:value-type="string" office:string-value="V_pdD26">
            <text:p>V_pdD26</text:p>
          </table:table-cell>
          <table:table-cell table:formula="of:=CONCATENATE(&quot;V_pdA&quot;;[.L69])" office:value-type="string" office:string-value="V_pdA26">
            <text:p>V_pdA26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7">
            <text:p>27</text:p>
          </table:table-cell>
          <table:table-cell table:formula="of:=CONCATENATE(&quot;V_pdD&quot;;[.L70])" office:value-type="string" office:string-value="V_pdD27">
            <text:p>V_pdD27</text:p>
          </table:table-cell>
          <table:table-cell table:formula="of:=CONCATENATE(&quot;V_pdA&quot;;[.L70])" office:value-type="string" office:string-value="V_pdA27">
            <text:p>V_pdA27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8">
            <text:p>28</text:p>
          </table:table-cell>
          <table:table-cell table:formula="of:=CONCATENATE(&quot;V_pdD&quot;;[.L71])" office:value-type="string" office:string-value="V_pdD28">
            <text:p>V_pdD28</text:p>
          </table:table-cell>
          <table:table-cell table:formula="of:=CONCATENATE(&quot;V_pdA&quot;;[.L71])" office:value-type="string" office:string-value="V_pdA28">
            <text:p>V_pdA28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29">
            <text:p>29</text:p>
          </table:table-cell>
          <table:table-cell table:formula="of:=CONCATENATE(&quot;V_pdD&quot;;[.L72])" office:value-type="string" office:string-value="V_pdD29">
            <text:p>V_pdD29</text:p>
          </table:table-cell>
          <table:table-cell table:formula="of:=CONCATENATE(&quot;V_pdA&quot;;[.L72])" office:value-type="string" office:string-value="V_pdA29">
            <text:p>V_pdA29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0">
            <text:p>30</text:p>
          </table:table-cell>
          <table:table-cell table:formula="of:=CONCATENATE(&quot;V_pdD&quot;;[.L73])" office:value-type="string" office:string-value="V_pdD30">
            <text:p>V_pdD30</text:p>
          </table:table-cell>
          <table:table-cell table:formula="of:=CONCATENATE(&quot;V_pdA&quot;;[.L73])" office:value-type="string" office:string-value="V_pdA30">
            <text:p>V_pdA30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1">
            <text:p>31</text:p>
          </table:table-cell>
          <table:table-cell table:formula="of:=CONCATENATE(&quot;V_pdD&quot;;[.L74])" office:value-type="string" office:string-value="V_pdD31">
            <text:p>V_pdD31</text:p>
          </table:table-cell>
          <table:table-cell table:formula="of:=CONCATENATE(&quot;V_pdA&quot;;[.L74])" office:value-type="string" office:string-value="V_pdA31">
            <text:p>V_pdA31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2">
            <text:p>32</text:p>
          </table:table-cell>
          <table:table-cell table:formula="of:=CONCATENATE(&quot;V_pdD&quot;;[.L75])" office:value-type="string" office:string-value="V_pdD32">
            <text:p>V_pdD32</text:p>
          </table:table-cell>
          <table:table-cell table:formula="of:=CONCATENATE(&quot;V_pdA&quot;;[.L75])" office:value-type="string" office:string-value="V_pdA32">
            <text:p>V_pdA32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3">
            <text:p>33</text:p>
          </table:table-cell>
          <table:table-cell table:formula="of:=CONCATENATE(&quot;V_pdD&quot;;[.L76])" office:value-type="string" office:string-value="V_pdD33">
            <text:p>V_pdD33</text:p>
          </table:table-cell>
          <table:table-cell table:formula="of:=CONCATENATE(&quot;V_pdA&quot;;[.L76])" office:value-type="string" office:string-value="V_pdA33">
            <text:p>V_pdA33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4">
            <text:p>34</text:p>
          </table:table-cell>
          <table:table-cell table:formula="of:=CONCATENATE(&quot;V_pdD&quot;;[.L77])" office:value-type="string" office:string-value="V_pdD34">
            <text:p>V_pdD34</text:p>
          </table:table-cell>
          <table:table-cell table:formula="of:=CONCATENATE(&quot;V_pdA&quot;;[.L77])" office:value-type="string" office:string-value="V_pdA34">
            <text:p>V_pdA34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5">
            <text:p>35</text:p>
          </table:table-cell>
          <table:table-cell table:formula="of:=CONCATENATE(&quot;V_pdD&quot;;[.L78])" office:value-type="string" office:string-value="V_pdD35">
            <text:p>V_pdD35</text:p>
          </table:table-cell>
          <table:table-cell table:formula="of:=CONCATENATE(&quot;V_pdA&quot;;[.L78])" office:value-type="string" office:string-value="V_pdA35">
            <text:p>V_pdA35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6">
            <text:p>36</text:p>
          </table:table-cell>
          <table:table-cell table:formula="of:=CONCATENATE(&quot;V_pdD&quot;;[.L79])" office:value-type="string" office:string-value="V_pdD36">
            <text:p>V_pdD36</text:p>
          </table:table-cell>
          <table:table-cell table:formula="of:=CONCATENATE(&quot;V_pdA&quot;;[.L79])" office:value-type="string" office:string-value="V_pdA36">
            <text:p>V_pdA36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7">
            <text:p>37</text:p>
          </table:table-cell>
          <table:table-cell table:formula="of:=CONCATENATE(&quot;V_pdD&quot;;[.L80])" office:value-type="string" office:string-value="V_pdD37">
            <text:p>V_pdD37</text:p>
          </table:table-cell>
          <table:table-cell table:formula="of:=CONCATENATE(&quot;V_pdA&quot;;[.L80])" office:value-type="string" office:string-value="V_pdA37">
            <text:p>V_pdA37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8">
            <text:p>38</text:p>
          </table:table-cell>
          <table:table-cell table:formula="of:=CONCATENATE(&quot;V_pdD&quot;;[.L81])" office:value-type="string" office:string-value="V_pdD38">
            <text:p>V_pdD38</text:p>
          </table:table-cell>
          <table:table-cell table:formula="of:=CONCATENATE(&quot;V_pdA&quot;;[.L81])" office:value-type="string" office:string-value="V_pdA38">
            <text:p>V_pdA38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39">
            <text:p>39</text:p>
          </table:table-cell>
          <table:table-cell table:formula="of:=CONCATENATE(&quot;V_pdD&quot;;[.L82])" office:value-type="string" office:string-value="V_pdD39">
            <text:p>V_pdD39</text:p>
          </table:table-cell>
          <table:table-cell table:formula="of:=CONCATENATE(&quot;V_pdA&quot;;[.L82])" office:value-type="string" office:string-value="V_pdA39">
            <text:p>V_pdA39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0">
            <text:p>40</text:p>
          </table:table-cell>
          <table:table-cell table:formula="of:=CONCATENATE(&quot;V_pdD&quot;;[.L83])" office:value-type="string" office:string-value="V_pdD40">
            <text:p>V_pdD40</text:p>
          </table:table-cell>
          <table:table-cell table:formula="of:=CONCATENATE(&quot;V_pdA&quot;;[.L83])" office:value-type="string" office:string-value="V_pdA40">
            <text:p>V_pdA40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1">
            <text:p>41</text:p>
          </table:table-cell>
          <table:table-cell table:formula="of:=CONCATENATE(&quot;V_pdD&quot;;[.L84])" office:value-type="string" office:string-value="V_pdD41">
            <text:p>V_pdD41</text:p>
          </table:table-cell>
          <table:table-cell table:formula="of:=CONCATENATE(&quot;V_pdA&quot;;[.L84])" office:value-type="string" office:string-value="V_pdA41">
            <text:p>V_pdA41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2">
            <text:p>42</text:p>
          </table:table-cell>
          <table:table-cell table:formula="of:=CONCATENATE(&quot;V_pdD&quot;;[.L85])" office:value-type="string" office:string-value="V_pdD42">
            <text:p>V_pdD42</text:p>
          </table:table-cell>
          <table:table-cell table:formula="of:=CONCATENATE(&quot;V_pdA&quot;;[.L85])" office:value-type="string" office:string-value="V_pdA42">
            <text:p>V_pdA42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3">
            <text:p>43</text:p>
          </table:table-cell>
          <table:table-cell table:formula="of:=CONCATENATE(&quot;V_pdD&quot;;[.L86])" office:value-type="string" office:string-value="V_pdD43">
            <text:p>V_pdD43</text:p>
          </table:table-cell>
          <table:table-cell table:formula="of:=CONCATENATE(&quot;V_pdA&quot;;[.L86])" office:value-type="string" office:string-value="V_pdA43">
            <text:p>V_pdA43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4">
            <text:p>44</text:p>
          </table:table-cell>
          <table:table-cell table:formula="of:=CONCATENATE(&quot;V_pdD&quot;;[.L87])" office:value-type="string" office:string-value="V_pdD44">
            <text:p>V_pdD44</text:p>
          </table:table-cell>
          <table:table-cell table:formula="of:=CONCATENATE(&quot;V_pdA&quot;;[.L87])" office:value-type="string" office:string-value="V_pdA44">
            <text:p>V_pdA44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5">
            <text:p>45</text:p>
          </table:table-cell>
          <table:table-cell table:formula="of:=CONCATENATE(&quot;V_pdD&quot;;[.L88])" office:value-type="string" office:string-value="V_pdD45">
            <text:p>V_pdD45</text:p>
          </table:table-cell>
          <table:table-cell table:formula="of:=CONCATENATE(&quot;V_pdA&quot;;[.L88])" office:value-type="string" office:string-value="V_pdA45">
            <text:p>V_pdA45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6">
            <text:p>46</text:p>
          </table:table-cell>
          <table:table-cell table:formula="of:=CONCATENATE(&quot;V_pdD&quot;;[.L89])" office:value-type="string" office:string-value="V_pdD46">
            <text:p>V_pdD46</text:p>
          </table:table-cell>
          <table:table-cell table:formula="of:=CONCATENATE(&quot;V_pdA&quot;;[.L89])" office:value-type="string" office:string-value="V_pdA46">
            <text:p>V_pdA46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7">
            <text:p>47</text:p>
          </table:table-cell>
          <table:table-cell table:formula="of:=CONCATENATE(&quot;V_pdD&quot;;[.L90])" office:value-type="string" office:string-value="V_pdD47">
            <text:p>V_pdD47</text:p>
          </table:table-cell>
          <table:table-cell table:formula="of:=CONCATENATE(&quot;V_pdA&quot;;[.L90])" office:value-type="string" office:string-value="V_pdA47">
            <text:p>V_pdA47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8">
            <text:p>48</text:p>
          </table:table-cell>
          <table:table-cell table:formula="of:=CONCATENATE(&quot;V_pdD&quot;;[.L91])" office:value-type="string" office:string-value="V_pdD48">
            <text:p>V_pdD48</text:p>
          </table:table-cell>
          <table:table-cell table:formula="of:=CONCATENATE(&quot;V_pdA&quot;;[.L91])" office:value-type="string" office:string-value="V_pdA48">
            <text:p>V_pdA48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49">
            <text:p>49</text:p>
          </table:table-cell>
          <table:table-cell table:formula="of:=CONCATENATE(&quot;V_pdD&quot;;[.L92])" office:value-type="string" office:string-value="V_pdD49">
            <text:p>V_pdD49</text:p>
          </table:table-cell>
          <table:table-cell table:formula="of:=CONCATENATE(&quot;V_pdA&quot;;[.L92])" office:value-type="string" office:string-value="V_pdA49">
            <text:p>V_pdA49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0">
            <text:p>50</text:p>
          </table:table-cell>
          <table:table-cell table:formula="of:=CONCATENATE(&quot;V_pdD&quot;;[.L93])" office:value-type="string" office:string-value="V_pdD50">
            <text:p>V_pdD50</text:p>
          </table:table-cell>
          <table:table-cell table:formula="of:=CONCATENATE(&quot;V_pdA&quot;;[.L93])" office:value-type="string" office:string-value="V_pdA50">
            <text:p>V_pdA50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1">
            <text:p>51</text:p>
          </table:table-cell>
          <table:table-cell table:formula="of:=CONCATENATE(&quot;V_pdD&quot;;[.L94])" office:value-type="string" office:string-value="V_pdD51">
            <text:p>V_pdD51</text:p>
          </table:table-cell>
          <table:table-cell table:formula="of:=CONCATENATE(&quot;V_pdA&quot;;[.L94])" office:value-type="string" office:string-value="V_pdA51">
            <text:p>V_pdA51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2">
            <text:p>52</text:p>
          </table:table-cell>
          <table:table-cell table:formula="of:=CONCATENATE(&quot;V_pdD&quot;;[.L95])" office:value-type="string" office:string-value="V_pdD52">
            <text:p>V_pdD52</text:p>
          </table:table-cell>
          <table:table-cell table:formula="of:=CONCATENATE(&quot;V_pdA&quot;;[.L95])" office:value-type="string" office:string-value="V_pdA52">
            <text:p>V_pdA52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3">
            <text:p>53</text:p>
          </table:table-cell>
          <table:table-cell table:formula="of:=CONCATENATE(&quot;V_pdD&quot;;[.L96])" office:value-type="string" office:string-value="V_pdD53">
            <text:p>V_pdD53</text:p>
          </table:table-cell>
          <table:table-cell table:formula="of:=CONCATENATE(&quot;V_pdA&quot;;[.L96])" office:value-type="string" office:string-value="V_pdA53">
            <text:p>V_pdA53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4">
            <text:p>54</text:p>
          </table:table-cell>
          <table:table-cell table:formula="of:=CONCATENATE(&quot;V_pdD&quot;;[.L97])" office:value-type="string" office:string-value="V_pdD54">
            <text:p>V_pdD54</text:p>
          </table:table-cell>
          <table:table-cell table:formula="of:=CONCATENATE(&quot;V_pdA&quot;;[.L97])" office:value-type="string" office:string-value="V_pdA54">
            <text:p>V_pdA54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5">
            <text:p>55</text:p>
          </table:table-cell>
          <table:table-cell table:formula="of:=CONCATENATE(&quot;V_pdD&quot;;[.L98])" office:value-type="string" office:string-value="V_pdD55">
            <text:p>V_pdD55</text:p>
          </table:table-cell>
          <table:table-cell table:formula="of:=CONCATENATE(&quot;V_pdA&quot;;[.L98])" office:value-type="string" office:string-value="V_pdA55">
            <text:p>V_pdA55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6">
            <text:p>56</text:p>
          </table:table-cell>
          <table:table-cell table:formula="of:=CONCATENATE(&quot;V_pdD&quot;;[.L99])" office:value-type="string" office:string-value="V_pdD56">
            <text:p>V_pdD56</text:p>
          </table:table-cell>
          <table:table-cell table:formula="of:=CONCATENATE(&quot;V_pdA&quot;;[.L99])" office:value-type="string" office:string-value="V_pdA56">
            <text:p>V_pdA56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7">
            <text:p>57</text:p>
          </table:table-cell>
          <table:table-cell table:formula="of:=CONCATENATE(&quot;V_pdD&quot;;[.L100])" office:value-type="string" office:string-value="V_pdD57">
            <text:p>V_pdD57</text:p>
          </table:table-cell>
          <table:table-cell table:formula="of:=CONCATENATE(&quot;V_pdA&quot;;[.L100])" office:value-type="string" office:string-value="V_pdA57">
            <text:p>V_pdA57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8">
            <text:p>58</text:p>
          </table:table-cell>
          <table:table-cell table:formula="of:=CONCATENATE(&quot;V_pdD&quot;;[.L101])" office:value-type="string" office:string-value="V_pdD58">
            <text:p>V_pdD58</text:p>
          </table:table-cell>
          <table:table-cell table:formula="of:=CONCATENATE(&quot;V_pdA&quot;;[.L101])" office:value-type="string" office:string-value="V_pdA58">
            <text:p>V_pdA58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59">
            <text:p>59</text:p>
          </table:table-cell>
          <table:table-cell table:formula="of:=CONCATENATE(&quot;V_pdD&quot;;[.L102])" office:value-type="string" office:string-value="V_pdD59">
            <text:p>V_pdD59</text:p>
          </table:table-cell>
          <table:table-cell table:formula="of:=CONCATENATE(&quot;V_pdA&quot;;[.L102])" office:value-type="string" office:string-value="V_pdA59">
            <text:p>V_pdA59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60">
            <text:p>60</text:p>
          </table:table-cell>
          <table:table-cell table:formula="of:=CONCATENATE(&quot;V_pdD&quot;;[.L103])" office:value-type="string" office:string-value="V_pdD60">
            <text:p>V_pdD60</text:p>
          </table:table-cell>
          <table:table-cell table:formula="of:=CONCATENATE(&quot;V_pdA&quot;;[.L103])" office:value-type="string" office:string-value="V_pdA60">
            <text:p>V_pdA60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61">
            <text:p>61</text:p>
          </table:table-cell>
          <table:table-cell table:formula="of:=CONCATENATE(&quot;V_pdD&quot;;[.L104])" office:value-type="string" office:string-value="V_pdD61">
            <text:p>V_pdD61</text:p>
          </table:table-cell>
          <table:table-cell table:formula="of:=CONCATENATE(&quot;V_pdA&quot;;[.L104])" office:value-type="string" office:string-value="V_pdA61">
            <text:p>V_pdA61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62">
            <text:p>62</text:p>
          </table:table-cell>
          <table:table-cell table:formula="of:=CONCATENATE(&quot;V_pdD&quot;;[.L105])" office:value-type="string" office:string-value="V_pdD62">
            <text:p>V_pdD62</text:p>
          </table:table-cell>
          <table:table-cell table:formula="of:=CONCATENATE(&quot;V_pdA&quot;;[.L105])" office:value-type="string" office:string-value="V_pdA62">
            <text:p>V_pdA62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1"/>
          <table:table-cell office:value-type="float" office:value="63">
            <text:p>63</text:p>
          </table:table-cell>
          <table:table-cell table:formula="of:=CONCATENATE(&quot;V_pdD&quot;;[.L106])" office:value-type="string" office:string-value="V_pdD63">
            <text:p>V_pdD63</text:p>
          </table:table-cell>
          <table:table-cell table:formula="of:=CONCATENATE(&quot;V_pdA&quot;;[.L106])" office:value-type="string" office:string-value="V_pdA63">
            <text:p>V_pdA63</text:p>
          </table:table-cell>
          <table:table-cell table:style-name="Default" table:number-columns-repeated="5"/>
        </table:table-row>
      </table:table>
      <table:table table:name="Planilha3" table:style-name="ta1">
        <table:table-column table:style-name="co3" table:number-columns-repeated="19" table:default-cell-style-name="ce1"/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2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border="none" fo:padding="0cm" style:print-page-order="ltr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18/07/2016</text:date>, <text:time>14:0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ágina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203</meta:generator>
    <dc:title/>
    <meta:initial-creator>Desconhecido</meta:initial-creator>
    <meta:editing-cycles>8</meta:editing-cycles>
    <dc:date>2016-07-18T14:03:47</dc:date>
    <meta:creation-date>2016-06-21T15:54:45</meta:creation-date>
    <meta:editing-duration>P2DT19H59M34S</meta:editing-duration>
    <meta:document-statistic meta:table-count="3" meta:cell-count="1348" meta:object-count="0"/>
  </office:meta>
</office:document-meta>
</file>